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layout-cache" manifest:media-type="application/binary"/>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Replacements/Object 1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settings.xml" manifest:media-type="text/xml"/>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meta.xml" manifest:media-type="text/xml"/>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2" svg:font-family="'Liberation Serif'" style:font-family-generic="roman"/>
    <style:font-face style:name="Liberation Mono" svg:font-family="'Liberation Mono'"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6.9271in" fo:margin-left="0in" table:align="left"/>
    </style:style>
    <style:style style:name="Tabla1.A" style:family="table-column">
      <style:table-column-properties style:column-width="0.75in"/>
    </style:style>
    <style:style style:name="Tabla1.B" style:family="table-column">
      <style:table-column-properties style:column-width="3.8667in"/>
    </style:style>
    <style:style style:name="Tabla1.C" style:family="table-column">
      <style:table-column-properties style:column-width="2.3104in"/>
    </style:style>
    <style:style style:name="Tabla1.A1" style:family="table-cell">
      <style:table-cell-properties fo:padding="0.0382in" fo:border-left="0.05pt solid #000000" fo:border-right="none" fo:border-top="0.05pt solid #000000" fo:border-bottom="0.05pt solid #000000"/>
    </style:style>
    <style:style style:name="Tabla1.C1" style:family="table-cell">
      <style:table-cell-properties fo:padding="0.0382in" fo:border="0.05pt solid #000000"/>
    </style:style>
    <style:style style:name="Tabla1.A2" style:family="table-cell">
      <style:table-cell-properties fo:padding="0.0382in" fo:border-left="0.05pt solid #000000" fo:border-right="none" fo:border-top="none" fo:border-bottom="0.05pt solid #000000"/>
    </style:style>
    <style:style style:name="Tabla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es" fo:country="SV" officeooo:rsid="000b75aa" officeooo:paragraph-rsid="000b75aa"/>
    </style:style>
    <style:style style:name="P2" style:family="paragraph" style:parent-style-name="Standard">
      <style:paragraph-properties fo:text-align="justify" style:justify-single-word="false"/>
      <style:text-properties fo:language="es" fo:country="SV" officeooo:rsid="000b75aa" officeooo:paragraph-rsid="000b75aa"/>
    </style:style>
    <style:style style:name="P3" style:family="paragraph" style:parent-style-name="Standard">
      <style:paragraph-properties fo:text-align="justify" style:justify-single-word="false"/>
      <style:text-properties fo:language="es" fo:country="SV" officeooo:paragraph-rsid="000e2874"/>
    </style:style>
    <style:style style:name="P4" style:family="paragraph" style:parent-style-name="Standard">
      <style:paragraph-properties fo:text-align="justify" style:justify-single-word="false"/>
      <style:text-properties fo:language="es" fo:country="SV" officeooo:paragraph-rsid="001052d4"/>
    </style:style>
    <style:style style:name="P5" style:family="paragraph" style:parent-style-name="Standard">
      <style:paragraph-properties fo:text-align="justify" style:justify-single-word="false"/>
      <style:text-properties fo:language="es" fo:country="SV" officeooo:paragraph-rsid="001b06d2"/>
    </style:style>
    <style:style style:name="P6" style:family="paragraph" style:parent-style-name="Standard">
      <style:paragraph-properties fo:text-align="justify" style:justify-single-word="false"/>
      <style:text-properties fo:language="es" fo:country="SV" officeooo:rsid="0012a848" officeooo:paragraph-rsid="0012a848"/>
    </style:style>
    <style:style style:name="P7" style:family="paragraph" style:parent-style-name="Standard">
      <style:paragraph-properties fo:text-align="justify" style:justify-single-word="false"/>
      <style:text-properties fo:language="es" fo:country="SV" officeooo:rsid="0014490e" officeooo:paragraph-rsid="0014490e"/>
    </style:style>
    <style:style style:name="P8" style:family="paragraph" style:parent-style-name="Standard">
      <style:text-properties fo:language="es" fo:country="SV" officeooo:rsid="0030c5c3" officeooo:paragraph-rsid="0030c5c3"/>
    </style:style>
    <style:style style:name="P9" style:family="paragraph" style:parent-style-name="Standard">
      <style:paragraph-properties fo:text-align="justify" style:justify-single-word="false"/>
      <style:text-properties style:font-name="Liberation Serif" fo:font-size="12pt" fo:language="es" fo:country="SV" officeooo:paragraph-rsid="000e2874" style:font-size-asian="12pt" style:font-size-complex="12pt"/>
    </style:style>
    <style:style style:name="P10" style:family="paragraph" style:parent-style-name="Standard">
      <style:paragraph-properties fo:text-align="justify" style:justify-single-word="false"/>
      <style:text-properties style:font-name="Liberation Serif" fo:font-size="12pt" fo:language="es" fo:country="SV" officeooo:paragraph-rsid="001052d4" style:font-size-asian="12pt" style:font-size-complex="12pt"/>
    </style:style>
    <style:style style:name="P11" style:family="paragraph" style:parent-style-name="Standard">
      <style:paragraph-properties fo:text-align="justify" style:justify-single-word="false"/>
      <style:text-properties style:font-name="Liberation Serif" fo:font-size="12pt" fo:language="es" fo:country="SV" officeooo:paragraph-rsid="001b06d2" style:font-size-asian="12pt" style:font-size-complex="12pt"/>
    </style:style>
    <style:style style:name="P12" style:family="paragraph" style:parent-style-name="Standard">
      <style:paragraph-properties fo:text-align="justify" style:justify-single-word="false"/>
      <style:text-properties style:font-name="Liberation Serif" fo:font-size="12pt" fo:language="es" fo:country="SV" officeooo:rsid="0012a848" officeooo:paragraph-rsid="0012a848" style:font-size-asian="12pt" style:font-size-complex="12pt"/>
    </style:style>
    <style:style style:name="P13" style:family="paragraph" style:parent-style-name="Standard">
      <style:paragraph-properties fo:text-align="justify" style:justify-single-word="false"/>
      <style:text-properties style:font-name="Liberation Serif" fo:font-size="12pt" fo:language="es" fo:country="SV" officeooo:rsid="001de799" officeooo:paragraph-rsid="001de799" style:font-size-asian="12pt" style:font-size-complex="12pt"/>
    </style:style>
    <style:style style:name="P14" style:family="paragraph" style:parent-style-name="Standard">
      <style:paragraph-properties fo:text-align="justify" style:justify-single-word="false"/>
      <style:text-properties style:font-name="Liberation Serif" fo:font-size="12pt" fo:language="es" fo:country="SV" officeooo:rsid="001f9098" officeooo:paragraph-rsid="001f9098" style:font-size-asian="12pt" style:font-size-complex="12pt"/>
    </style:style>
    <style:style style:name="P15" style:family="paragraph" style:parent-style-name="Standard">
      <style:paragraph-properties fo:text-align="justify" style:justify-single-word="false"/>
      <style:text-properties style:font-name="Liberation Serif" fo:font-size="12pt" fo:language="es" fo:country="SV" officeooo:rsid="001f9098" officeooo:paragraph-rsid="0021714d" style:font-size-asian="12pt" style:font-size-complex="12pt"/>
    </style:style>
    <style:style style:name="P16" style:family="paragraph" style:parent-style-name="Standard">
      <style:paragraph-properties fo:text-align="justify" style:justify-single-word="false"/>
      <style:text-properties style:font-name="Liberation Serif" fo:font-size="12pt" fo:language="es" fo:country="SV" officeooo:rsid="0021714d" officeooo:paragraph-rsid="0021714d" style:font-size-asian="12pt" style:font-size-complex="12pt"/>
    </style:style>
    <style:style style:name="P17" style:family="paragraph" style:parent-style-name="Standard">
      <style:paragraph-properties fo:text-align="justify" style:justify-single-word="false"/>
      <style:text-properties style:font-name="Liberation Serif" fo:font-size="12pt" fo:language="es" fo:country="SV" officeooo:rsid="0021714d" officeooo:paragraph-rsid="00278c55" style:font-size-asian="12pt" style:font-size-complex="12pt"/>
    </style:style>
    <style:style style:name="P18" style:family="paragraph" style:parent-style-name="Standard">
      <style:paragraph-properties fo:text-align="justify" style:justify-single-word="false"/>
      <style:text-properties style:font-name="Liberation Serif" fo:font-size="12pt" fo:language="es" fo:country="SV" officeooo:rsid="0021714d" officeooo:paragraph-rsid="00298755" style:font-size-asian="12pt" style:font-size-complex="12pt"/>
    </style:style>
    <style:style style:name="P19" style:family="paragraph" style:parent-style-name="Standard">
      <style:paragraph-properties fo:text-align="justify" style:justify-single-word="false"/>
      <style:text-properties style:font-name="Liberation Serif" fo:font-size="12pt" fo:language="es" fo:country="SV" officeooo:rsid="00278c55" officeooo:paragraph-rsid="00278c55" style:font-size-asian="12pt" style:font-size-complex="12pt"/>
    </style:style>
    <style:style style:name="P20" style:family="paragraph" style:parent-style-name="Standard">
      <style:paragraph-properties fo:text-align="justify" style:justify-single-word="false"/>
      <style:text-properties style:font-name="Liberation Serif" fo:font-size="12pt" fo:language="es" fo:country="SV" officeooo:rsid="0054e436" officeooo:paragraph-rsid="0054e436" style:font-size-asian="12pt" style:font-size-complex="12pt"/>
    </style:style>
    <style:style style:name="P21" style:family="paragraph" style:parent-style-name="Standard">
      <style:paragraph-properties fo:text-align="justify" style:justify-single-word="false"/>
      <style:text-properties style:font-name="Liberation Serif" fo:font-size="12pt" fo:language="es" fo:country="SV" officeooo:rsid="0057bdbf" officeooo:paragraph-rsid="0057bdbf" style:font-size-asian="12pt" style:font-size-complex="12pt"/>
    </style:style>
    <style:style style:name="P22" style:family="paragraph" style:parent-style-name="Standard">
      <style:paragraph-properties fo:text-align="justify" style:justify-single-word="false"/>
      <style:text-properties style:font-name="Liberation Serif" fo:font-size="12pt" fo:language="es" fo:country="SV" officeooo:rsid="00597c7d" officeooo:paragraph-rsid="00597c7d" style:font-size-asian="12pt" style:font-size-complex="12pt"/>
    </style:style>
    <style:style style:name="P23" style:family="paragraph" style:parent-style-name="Standard">
      <style:paragraph-properties fo:text-align="justify" style:justify-single-word="false"/>
      <style:text-properties style:font-name="Liberation Serif" fo:font-size="12pt" fo:language="es" fo:country="SV" officeooo:rsid="005d3d3d" officeooo:paragraph-rsid="005d3d3d" style:font-size-asian="12pt" style:font-size-complex="12pt"/>
    </style:style>
    <style:style style:name="P24" style:family="paragraph" style:parent-style-name="Standard">
      <style:paragraph-properties fo:text-align="justify" style:justify-single-word="false"/>
      <style:text-properties style:font-name="Liberation Serif" fo:font-size="12pt" fo:language="es" fo:country="SV" officeooo:rsid="005d3d3d" officeooo:paragraph-rsid="005e6ca9" style:font-size-asian="12pt" style:font-size-complex="12pt"/>
    </style:style>
    <style:style style:name="P25" style:family="paragraph" style:parent-style-name="Standard">
      <style:paragraph-properties fo:text-align="justify" style:justify-single-word="false"/>
      <style:text-properties style:font-name="Liberation Serif" fo:font-size="12pt" fo:language="es" fo:country="SV" officeooo:rsid="005e6ca9" officeooo:paragraph-rsid="005e6ca9" style:font-size-asian="12pt" style:font-size-complex="12pt"/>
    </style:style>
    <style:style style:name="P26" style:family="paragraph" style:parent-style-name="Standard">
      <style:paragraph-properties fo:text-align="justify" style:justify-single-word="false"/>
      <style:text-properties style:font-name="Liberation Serif" fo:font-size="12pt" fo:language="es" fo:country="SV" officeooo:rsid="005faff5" officeooo:paragraph-rsid="005faff5" style:font-size-asian="12pt" style:font-size-complex="12pt"/>
    </style:style>
    <style:style style:name="P27" style:family="paragraph" style:parent-style-name="Standard">
      <style:paragraph-properties fo:text-align="justify" style:justify-single-word="false"/>
      <style:text-properties style:font-name="Liberation Serif" fo:font-size="12pt" fo:language="es" fo:country="SV" officeooo:rsid="00608275" officeooo:paragraph-rsid="00608275" style:font-size-asian="12pt" style:font-size-complex="12pt"/>
    </style:style>
    <style:style style:name="P28" style:family="paragraph" style:parent-style-name="Standard">
      <style:paragraph-properties fo:text-align="justify" style:justify-single-word="false"/>
      <style:text-properties style:font-name="Liberation Serif" fo:font-size="12pt" fo:language="es" fo:country="SV" officeooo:rsid="00622da9" officeooo:paragraph-rsid="00622da9" style:font-size-asian="12pt" style:font-size-complex="12pt"/>
    </style:style>
    <style:style style:name="P29" style:family="paragraph" style:parent-style-name="Standard">
      <style:paragraph-properties fo:text-align="justify" style:justify-single-word="false"/>
      <style:text-properties fo:font-variant="normal" fo:text-transform="none" fo:color="#000000" style:font-name="Liberation Serif1" fo:font-size="12pt" fo:language="es" fo:country="SV" fo:font-style="normal" officeooo:rsid="001f9098" officeooo:paragraph-rsid="001f9098" style:font-size-asian="12pt" style:font-size-complex="12pt"/>
    </style:style>
    <style:style style:name="P30" style:family="paragraph" style:parent-style-name="Standard">
      <style:paragraph-properties fo:text-align="justify" style:justify-single-word="false"/>
      <style:text-properties fo:font-variant="normal" fo:text-transform="none" fo:color="#000000" style:font-name="Liberation Serif1" fo:font-size="12pt" fo:language="es" fo:country="SV" fo:font-style="normal" officeooo:rsid="0021714d" officeooo:paragraph-rsid="0021714d" style:font-size-asian="12pt" style:font-size-complex="12pt"/>
    </style:style>
    <style:style style:name="P31" style:family="paragraph" style:parent-style-name="Standard">
      <style:paragraph-properties fo:text-align="justify" style:justify-single-word="false"/>
      <style:text-properties fo:font-variant="normal" fo:text-transform="none" fo:color="#000000" style:font-name="Liberation Serif1" fo:font-size="12pt" fo:language="es" fo:country="SV" fo:font-style="normal" officeooo:rsid="002195ca" officeooo:paragraph-rsid="0021714d" style:font-size-asian="12pt" style:font-size-complex="12pt"/>
    </style:style>
    <style:style style:name="P32" style:family="paragraph" style:parent-style-name="Standard">
      <style:paragraph-properties fo:text-align="justify" style:justify-single-word="false"/>
      <style:text-properties fo:font-variant="normal" fo:text-transform="none" fo:color="#000000" style:font-name="Liberation Serif1" fo:font-size="12pt" fo:language="es" fo:country="SV" fo:font-style="normal" officeooo:rsid="002195ca" officeooo:paragraph-rsid="0024fdf4" style:font-size-asian="12pt" style:font-size-complex="12pt"/>
    </style:style>
    <style:style style:name="P33" style:family="paragraph" style:parent-style-name="Standard">
      <style:paragraph-properties fo:text-align="justify" style:justify-single-word="false"/>
      <style:text-properties fo:font-variant="normal" fo:text-transform="none" fo:color="#000000" style:font-name="Liberation Serif1" fo:font-size="7pt" fo:language="es" fo:country="SV" fo:font-style="normal" officeooo:rsid="002195ca" officeooo:paragraph-rsid="0024fdf4" style:font-size-asian="7pt" style:font-size-complex="7pt"/>
    </style:style>
    <style:style style:name="P34"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278c55" officeooo:paragraph-rsid="00278c55" style:font-size-asian="12pt" style:font-size-complex="12pt"/>
    </style:style>
    <style:style style:name="P35"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24fdf4" officeooo:paragraph-rsid="00278c55" style:font-size-asian="12pt" style:font-size-complex="12pt"/>
    </style:style>
    <style:style style:name="P36"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24fdf4" officeooo:paragraph-rsid="00298755" style:font-size-asian="12pt" style:font-size-complex="12pt"/>
    </style:style>
    <style:style style:name="P37"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24fdf4" officeooo:paragraph-rsid="002b7b2a" style:font-size-asian="12pt" style:font-size-complex="12pt"/>
    </style:style>
    <style:style style:name="P38"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24fdf4" officeooo:paragraph-rsid="0026ea06" style:font-size-asian="12pt" style:font-size-complex="12pt"/>
    </style:style>
    <style:style style:name="P39"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2b7b2a" officeooo:paragraph-rsid="002b7b2a" style:font-size-asian="12pt" style:font-size-complex="12pt"/>
    </style:style>
    <style:style style:name="P40"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2195ca" officeooo:paragraph-rsid="0026ea06" style:font-size-asian="12pt" style:font-size-complex="12pt"/>
    </style:style>
    <style:style style:name="P41"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3792d8" officeooo:paragraph-rsid="003792d8" style:font-size-asian="12pt" style:font-size-complex="12pt"/>
    </style:style>
    <style:style style:name="P42"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3b9bda" officeooo:paragraph-rsid="003b9bda" style:font-size-asian="12pt" style:font-size-complex="12pt"/>
    </style:style>
    <style:style style:name="P43"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3b9bda" officeooo:paragraph-rsid="00464512" style:font-size-asian="12pt" style:font-size-complex="12pt"/>
    </style:style>
    <style:style style:name="P44"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46ff84" officeooo:paragraph-rsid="0046ff84" style:font-size-asian="12pt" style:font-size-complex="12pt"/>
    </style:style>
    <style:style style:name="P45"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481449" officeooo:paragraph-rsid="00481449" style:font-size-asian="12pt" style:font-size-complex="12pt"/>
    </style:style>
    <style:style style:name="P46"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4ba30e" officeooo:paragraph-rsid="004ba30e" style:font-size-asian="12pt" style:font-size-complex="12pt"/>
    </style:style>
    <style:style style:name="P47"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4c9f28" officeooo:paragraph-rsid="004c9f28" style:font-size-asian="12pt" style:font-size-complex="12pt"/>
    </style:style>
    <style:style style:name="P48"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4c9f28" officeooo:paragraph-rsid="004e2da9" style:font-size-asian="12pt" style:font-size-complex="12pt"/>
    </style:style>
    <style:style style:name="P49"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5351ad" officeooo:paragraph-rsid="005351ad" style:font-size-asian="12pt" style:font-size-complex="12pt"/>
    </style:style>
    <style:style style:name="P50"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54b7d5" officeooo:paragraph-rsid="0054b7d5" style:font-size-asian="12pt" style:font-size-complex="12pt"/>
    </style:style>
    <style:style style:name="P51"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54e436" officeooo:paragraph-rsid="0054e436" style:font-size-asian="12pt" style:font-size-complex="12pt"/>
    </style:style>
    <style:style style:name="P52" style:family="paragraph" style:parent-style-name="Standard">
      <style:paragraph-properties fo:text-align="justify" style:justify-single-word="false"/>
      <style:text-properties officeooo:paragraph-rsid="00597c7d"/>
    </style:style>
    <style:style style:name="P53" style:family="paragraph" style:parent-style-name="Footnote">
      <style:text-properties officeooo:rsid="002195ca" officeooo:paragraph-rsid="002195ca"/>
    </style:style>
    <style:style style:name="P54" style:family="paragraph" style:parent-style-name="Table_20_Contents">
      <style:paragraph-properties fo:text-align="justify" style:justify-single-word="false"/>
      <style:text-properties style:font-name="Liberation Serif" fo:font-size="12pt" style:font-size-asian="12pt" style:font-size-complex="12pt"/>
    </style:style>
    <style:style style:name="P55" style:family="paragraph" style:parent-style-name="Table_20_Contents">
      <style:paragraph-properties fo:text-align="justify" style:justify-single-word="false"/>
      <style:text-properties style:font-name="Liberation Serif" fo:font-size="12pt" officeooo:rsid="00278c55" officeooo:paragraph-rsid="00278c55" style:font-size-asian="12pt" style:font-size-complex="12pt"/>
    </style:style>
    <style:style style:name="P56" style:family="paragraph" style:parent-style-name="Table_20_Contents">
      <style:paragraph-properties fo:text-align="justify" style:justify-single-word="false"/>
      <style:text-properties style:font-name="Liberation Serif" fo:font-size="12pt" fo:font-weight="bold" officeooo:rsid="00278c55" officeooo:paragraph-rsid="00278c55" style:font-size-asian="12pt" style:font-weight-asian="bold" style:font-size-complex="12pt" style:font-weight-complex="bold"/>
    </style:style>
    <style:style style:name="P57" style:family="paragraph" style:parent-style-name="Table_20_Contents">
      <style:paragraph-properties fo:text-align="justify" style:justify-single-word="false"/>
      <style:text-properties style:font-name="Liberation Serif2" fo:font-size="12pt" officeooo:rsid="00278c55" officeooo:paragraph-rsid="00278c55" style:font-size-asian="12pt" style:font-size-complex="12pt"/>
    </style:style>
    <style:style style:name="P58" style:family="paragraph" style:parent-style-name="Standard" style:list-style-name="L1">
      <style:paragraph-properties fo:text-align="justify" style:justify-single-word="false"/>
      <style:text-properties fo:language="es" fo:country="SV" officeooo:rsid="0030c5c3" officeooo:paragraph-rsid="0030c5c3"/>
    </style:style>
    <style:style style:name="P59" style:family="paragraph" style:parent-style-name="Standard" style:list-style-name="L1">
      <style:paragraph-properties fo:text-align="justify" style:justify-single-word="false"/>
      <style:text-properties fo:language="es" fo:country="SV" officeooo:rsid="0034a2ad" officeooo:paragraph-rsid="0034a2ad"/>
    </style:style>
    <style:style style:name="P60" style:family="paragraph" style:parent-style-name="Standard" style:list-style-name="L1">
      <style:paragraph-properties fo:text-align="justify" style:justify-single-word="false"/>
      <style:text-properties fo:language="es" fo:country="SV" officeooo:rsid="003575df" officeooo:paragraph-rsid="003575df"/>
    </style:style>
    <style:style style:name="P61" style:family="paragraph" style:parent-style-name="Standard" style:list-style-name="L1">
      <style:paragraph-properties fo:text-align="justify" style:justify-single-word="false"/>
      <style:text-properties fo:language="es" fo:country="SV" officeooo:rsid="003575df" officeooo:paragraph-rsid="0035ce6f"/>
    </style:style>
    <style:style style:name="P62" style:family="paragraph" style:parent-style-name="Standard" style:list-style-name="L1">
      <style:paragraph-properties fo:text-align="justify" style:justify-single-word="false"/>
      <style:text-properties fo:language="es" fo:country="SV" officeooo:rsid="00374837" officeooo:paragraph-rsid="00374837"/>
    </style:style>
    <style:style style:name="P63" style:family="paragraph" style:parent-style-name="Standard">
      <style:paragraph-properties fo:text-align="justify" style:justify-single-word="false"/>
      <style:text-properties style:font-name="Liberation Serif" fo:font-size="12pt" fo:language="es" fo:country="SV" officeooo:rsid="001de799" officeooo:paragraph-rsid="001de799" style:font-size-asian="12pt" style:font-size-complex="12pt"/>
    </style:style>
    <style:style style:name="P64" style:family="paragraph" style:parent-style-name="Standard">
      <style:paragraph-properties fo:text-align="justify" style:justify-single-word="false"/>
      <style:text-properties style:font-name="Liberation Serif" fo:font-size="12pt" fo:language="es" fo:country="SV" officeooo:rsid="0063b094" officeooo:paragraph-rsid="0063b094" style:font-size-asian="12pt" style:font-size-complex="12pt"/>
    </style:style>
    <style:style style:name="P65" style:family="paragraph" style:parent-style-name="Heading_20_4">
      <style:paragraph-properties fo:break-before="page"/>
    </style:style>
    <style:style style:name="T1" style:family="text">
      <style:text-properties officeooo:rsid="000ce989"/>
    </style:style>
    <style:style style:name="T2" style:family="text">
      <style:text-properties style:text-position="super 58%"/>
    </style:style>
    <style:style style:name="T3" style:family="text">
      <style:text-properties style:text-position="super 58%" style:font-name="Liberation Serif" fo:font-size="12pt" style:font-size-asian="12pt" style:font-size-complex="12pt"/>
    </style:style>
    <style:style style:name="T4" style:family="text">
      <style:text-properties style:text-position="super 58%" style:font-name="Liberation Serif2" fo:font-size="12pt" officeooo:rsid="0015fe6a" style:font-size-asian="12pt" style:font-size-complex="12pt"/>
    </style:style>
    <style:style style:name="T5" style:family="text">
      <style:text-properties style:text-position="super 58%" fo:font-size="10.5pt" officeooo:rsid="004ba30e" style:font-size-asian="10.5pt" style:font-size-complex="10.5pt"/>
    </style:style>
    <style:style style:name="T6" style:family="text">
      <style:text-properties officeooo:rsid="000e2874"/>
    </style:style>
    <style:style style:name="T7" style:family="text">
      <style:text-properties style:font-name="Liberation Serif" fo:font-size="12pt" fo:letter-spacing="0.0244in" style:font-size-asian="12pt" style:font-size-complex="12pt"/>
    </style:style>
    <style:style style:name="T8" style:family="text">
      <style:text-properties style:font-name="Liberation Serif" fo:font-size="12pt" fo:letter-spacing="0.0457in" style:font-size-asian="12pt" style:font-size-complex="12pt"/>
    </style:style>
    <style:style style:name="T9" style:family="text">
      <style:text-properties style:font-name="Liberation Serif" fo:font-size="12pt" fo:letter-spacing="0.0165in" style:font-size-asian="12pt" style:font-size-complex="12pt"/>
    </style:style>
    <style:style style:name="T10" style:family="text">
      <style:text-properties style:font-name="Liberation Serif" fo:font-size="12pt" fo:letter-spacing="0.0146in" style:font-size-asian="12pt" style:font-size-complex="12pt"/>
    </style:style>
    <style:style style:name="T11" style:family="text">
      <style:text-properties style:font-name="Liberation Serif" fo:font-size="12pt" fo:letter-spacing="0.0161in" style:font-size-asian="12pt" style:font-size-complex="12pt"/>
    </style:style>
    <style:style style:name="T12" style:family="text">
      <style:text-properties style:font-name="Liberation Serif" fo:font-size="12pt" fo:letter-spacing="0.0201in" style:font-size-asian="12pt" style:font-size-complex="12pt"/>
    </style:style>
    <style:style style:name="T13" style:family="text">
      <style:text-properties style:font-name="Liberation Serif" fo:font-size="12pt" fo:letter-spacing="0.0319in" style:font-size-asian="12pt" style:font-size-complex="12pt"/>
    </style:style>
    <style:style style:name="T14" style:family="text">
      <style:text-properties style:font-name="Liberation Serif" fo:font-size="12pt" fo:letter-spacing="0.0236in" style:font-size-asian="12pt" style:font-size-complex="12pt"/>
    </style:style>
    <style:style style:name="T15" style:family="text">
      <style:text-properties style:font-name="Liberation Serif" fo:font-size="12pt" fo:letter-spacing="0.0173in" style:font-size-asian="12pt" style:font-size-complex="12pt"/>
    </style:style>
    <style:style style:name="T16" style:family="text">
      <style:text-properties style:font-name="Liberation Serif" fo:font-size="12pt" fo:letter-spacing="0.0409in" style:font-size-asian="12pt" style:font-size-complex="12pt"/>
    </style:style>
    <style:style style:name="T17" style:family="text">
      <style:text-properties style:font-name="Liberation Serif" fo:font-size="12pt" fo:letter-spacing="0.0346in" style:font-size-asian="12pt" style:font-size-complex="12pt"/>
    </style:style>
    <style:style style:name="T18" style:family="text">
      <style:text-properties style:font-name="Liberation Serif" fo:font-size="12pt" style:font-size-asian="12pt" style:font-size-complex="12pt"/>
    </style:style>
    <style:style style:name="T19" style:family="text">
      <style:text-properties style:font-name="Liberation Serif" fo:font-size="12pt" officeooo:rsid="001052d4" style:font-size-asian="12pt" style:font-size-complex="12pt"/>
    </style:style>
    <style:style style:name="T20" style:family="text">
      <style:text-properties style:font-name="Liberation Serif" fo:font-size="12pt" officeooo:rsid="00648ed3" style:font-size-asian="12pt" style:font-size-complex="12pt"/>
    </style:style>
    <style:style style:name="T21" style:family="text">
      <style:text-properties style:font-name="Liberation Serif" fo:font-size="12pt" fo:font-style="italic" style:font-size-asian="12pt" style:font-size-complex="12pt"/>
    </style:style>
    <style:style style:name="T22" style:family="text">
      <style:text-properties style:font-name="Liberation Serif" fo:font-size="12pt" fo:font-style="italic" style:font-size-asian="12pt" style:font-style-asian="italic" style:font-size-complex="12pt" style:font-style-complex="italic"/>
    </style:style>
    <style:style style:name="T23" style:family="text">
      <style:text-properties style:font-name="Liberation Serif" fo:font-size="12pt" fo:letter-spacing="0.0299in" style:font-size-asian="12pt" style:font-size-complex="12pt"/>
    </style:style>
    <style:style style:name="T24" style:family="text">
      <style:text-properties style:font-name="Liberation Serif" fo:font-size="12pt" fo:letter-spacing="0.0283in" style:font-size-asian="12pt" style:font-size-complex="12pt"/>
    </style:style>
    <style:style style:name="T25" style:family="text">
      <style:text-properties style:font-name="Liberation Serif" fo:font-size="12pt" fo:letter-spacing="0.0181in" style:font-size-asian="12pt" style:font-size-complex="12pt"/>
    </style:style>
    <style:style style:name="T26" style:family="text">
      <style:text-properties style:font-name="Liberation Serif" fo:font-size="12pt" fo:letter-spacing="-0.0161in" style:font-size-asian="12pt" style:font-size-complex="12pt"/>
    </style:style>
    <style:style style:name="T27" style:family="text">
      <style:text-properties style:font-name="Liberation Serif" fo:font-size="12pt" fo:letter-spacing="0.0209in" style:font-size-asian="12pt" style:font-size-complex="12pt"/>
    </style:style>
    <style:style style:name="T28" style:family="text">
      <style:text-properties style:font-name="Liberation Serif" fo:font-size="12pt" fo:letter-spacing="0.0138in" style:font-size-asian="12pt" style:font-size-complex="12pt"/>
    </style:style>
    <style:style style:name="T29" style:family="text">
      <style:text-properties style:font-name="Liberation Serif" fo:font-size="12pt" fo:letter-spacing="0.0429in" style:font-size-asian="12pt" style:font-size-complex="12pt"/>
    </style:style>
    <style:style style:name="T30" style:family="text">
      <style:text-properties style:font-name="Liberation Serif" fo:font-size="12pt" fo:letter-spacing="0.0484in" style:font-size-asian="12pt" style:font-size-complex="12pt"/>
    </style:style>
    <style:style style:name="T31" style:family="text">
      <style:text-properties style:font-name="Liberation Serif" fo:font-size="12pt" fo:letter-spacing="0.0272in" style:font-size-asian="12pt" style:font-size-complex="12pt"/>
    </style:style>
    <style:style style:name="T32" style:family="text">
      <style:text-properties style:font-name="Liberation Serif" fo:font-size="12pt" fo:language="es" fo:country="SV" officeooo:rsid="00597c7d" style:font-size-asian="12pt" style:font-size-complex="12pt"/>
    </style:style>
    <style:style style:name="T33" style:family="text">
      <style:text-properties style:text-position="sub 58%"/>
    </style:style>
    <style:style style:name="T34" style:family="text">
      <style:text-properties style:text-position="sub 58%" style:font-name="Liberation Serif" fo:font-size="12pt" style:font-size-asian="12pt" style:font-size-complex="12pt"/>
    </style:style>
    <style:style style:name="T35" style:family="text">
      <style:text-properties style:font-name="Liberation Serif2"/>
    </style:style>
    <style:style style:name="T36" style:family="text">
      <style:text-properties style:font-name="Liberation Serif2" fo:font-size="12pt" style:font-size-asian="12pt" style:font-size-complex="12pt"/>
    </style:style>
    <style:style style:name="T37" style:family="text">
      <style:text-properties style:font-name="Liberation Serif2" fo:font-size="12pt" officeooo:rsid="0015b883" style:font-size-asian="12pt" style:font-size-complex="12pt"/>
    </style:style>
    <style:style style:name="T38" style:family="text">
      <style:text-properties style:font-name="Liberation Serif2" fo:font-size="12pt" officeooo:rsid="0015fe6a" style:font-size-asian="12pt" style:font-size-complex="12pt"/>
    </style:style>
    <style:style style:name="T39" style:family="text">
      <style:text-properties fo:font-variant="normal" fo:text-transform="none" fo:color="#000000" style:font-name="Liberation Serif1" fo:font-style="normal"/>
    </style:style>
    <style:style style:name="T40" style:family="text">
      <style:text-properties fo:font-variant="normal" fo:text-transform="none" fo:color="#000000" style:font-name="Liberation Serif1" fo:font-style="normal" officeooo:rsid="0021714d"/>
    </style:style>
    <style:style style:name="T41" style:family="text">
      <style:text-properties fo:font-variant="normal" fo:text-transform="none" fo:color="#000000" style:font-name="Liberation Serif1" fo:font-style="normal" officeooo:rsid="00648ed3"/>
    </style:style>
    <style:style style:name="T42" style:family="text">
      <style:text-properties fo:font-variant="normal" fo:text-transform="none" fo:color="#000000" fo:font-style="normal" officeooo:rsid="0024fdf4"/>
    </style:style>
    <style:style style:name="T43" style:family="text">
      <style:text-properties fo:font-variant="normal" fo:text-transform="none" fo:color="#000000" fo:font-style="normal" officeooo:rsid="00278c55"/>
    </style:style>
    <style:style style:name="T44" style:family="text">
      <style:text-properties fo:font-variant="normal" fo:text-transform="none" fo:color="#000000" style:text-position="super 58%" style:font-name="Liberation Serif1" fo:font-style="normal"/>
    </style:style>
    <style:style style:name="T45" style:family="text">
      <style:text-properties fo:font-variant="normal" fo:text-transform="none" fo:color="#000000" style:text-position="super 58%" fo:font-style="normal" officeooo:rsid="0024fdf4"/>
    </style:style>
    <style:style style:name="T46" style:family="text">
      <style:text-properties fo:font-variant="normal" fo:text-transform="none" fo:color="#000000" style:text-position="sub 58%" style:font-name="Liberation Serif1" fo:font-style="normal"/>
    </style:style>
    <style:style style:name="T47" style:family="text">
      <style:text-properties fo:font-variant="normal" fo:text-transform="none" fo:color="#000000" style:text-position="sub 58%" style:font-name="Liberation Serif1" fo:font-style="normal" officeooo:rsid="002dfdc4"/>
    </style:style>
    <style:style style:name="T48" style:family="text">
      <style:text-properties fo:font-variant="normal" fo:text-transform="none" style:use-window-font-color="true" style:font-name="Liberation Serif1" fo:font-style="normal"/>
    </style:style>
    <style:style style:name="T49" style:family="text">
      <style:text-properties officeooo:rsid="0032b0b8"/>
    </style:style>
    <style:style style:name="T50" style:family="text">
      <style:text-properties officeooo:rsid="003575df"/>
    </style:style>
    <style:style style:name="T51" style:family="text">
      <style:text-properties officeooo:rsid="0035bfe8"/>
    </style:style>
    <style:style style:name="T52" style:family="text">
      <style:text-properties fo:font-style="italic" officeooo:rsid="0041a068" style:font-style-asian="italic" style:font-style-complex="italic"/>
    </style:style>
    <style:style style:name="T53" style:family="text">
      <style:text-properties fo:font-style="italic" officeooo:rsid="004500e5" style:font-style-asian="italic" style:font-style-complex="italic"/>
    </style:style>
    <style:style style:name="T54" style:family="text">
      <style:text-properties officeooo:rsid="004e2da9"/>
    </style:style>
    <style:style style:name="T55" style:family="text">
      <style:text-properties fo:font-size="10.5pt" officeooo:rsid="004ba30e" style:font-size-asian="10.5pt" style:font-size-complex="10.5pt"/>
    </style:style>
    <style:style style:name="T56" style:family="text">
      <style:text-properties officeooo:rsid="0054e436"/>
    </style:style>
    <style:style style:name="T57" style:family="text">
      <style:text-properties style:font-name="Liberation Mono" fo:font-size="11pt" fo:font-style="normal" fo:font-weight="normal" style:font-size-asian="11pt" style:font-style-asian="normal" style:font-weight-asian="normal"/>
    </style:style>
    <style:style style:name="T58" style:family="text">
      <style:text-properties officeooo:rsid="005e6ca9"/>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RESOLUCIONES MANUALES DE EJERCICIOS DE MÉTODOS NUMÉRICOS</text:h>
      <text:h text:style-name="Heading_20_4" text:outline-level="4">INDICACIONES</text:h>
      <text:p text:style-name="P8"/>
      <text:list xml:id="list5284539096208904220" text:style-name="L1">
        <text:list-item>
          <text:p text:style-name="P58">Este archivo contiene las resoluciones “manuales” de los ejercicios en las guías de métodos numéricos. Llámese “manuales” <text:span text:style-name="T49">a la acción de resolución de ejercicios por medio de despejes, variables extras (o constantes) y el paso a paso para resolver dichos despejes de todos estos ejercicios.</text:span></text:p>
        </text:list-item>
        <text:list-item>
          <text:p text:style-name="P59">Los ejercicios pueden aparecer resueltos por medio del generador de ecuaciones integrado del procesador de texto <text:span text:style-name="T50">o</text:span> <text:span text:style-name="T50">por medio de imágenes (en los casos que requieran planteamientos adicionales).</text:span></text:p>
        </text:list-item>
        <text:list-item>
          <text:p text:style-name="P60">Se sugiere que se resuelva y edite este archivo usando la suite de oficina LibreOffice; Word desde su versión 2010 en adelante puede abrir archivos .odt, sin embargo, hay formatos particulares de una versión de oficina con la cual puede terminar distorsionando las fórmulas y estropear el archivo, por lo que se sugiere LibreOffice.</text:p>
        </text:list-item>
        <text:list-item>
          <text:p text:style-name="P60">Si es necesario portar/migrar esta guía a Word será bienvenido, sin embargo, por motivos de tiempo y facilidad en cuanto a colocar fórmulas y formatos, se trabajará en este formato, si es necesario algo de ayuda con gusto puedo apoyar pero no prometo ser yo quien realice la migración de esta guía.</text:p>
        </text:list-item>
        <text:list-item>
          <text:p text:style-name="P60">Varios de los ejercicios son similares en su resolución, lo que puede cambiar son las cantidades ocupadas, los intervalos, valores constantes de ecuaciones, etc. Se ha tratado de dejar una resolución estándar pero en el caso que uno de estos datos varíe y desee dar una respuesta particular, favor de revisar en donde se encuentran los valores a modificar y cambiarlos según lo solicitado para verificar.</text:p>
        </text:list-item>
        <text:list-item>
          <text:p text:style-name="P60">En este archivo no se resolverán ejercicios utilizando programas de Matlab u otro lenguaje, la idea con este documento es de plantear el ejercicio previo a utilizar el programa, de modo que la resolución de funciones o evaluaciones sean realizadas por medio de Matlab al igual que las conversiones entre unidades y cambios de valores (donde aplique).</text:p>
        </text:list-item>
        <text:list-item>
          <text:p text:style-name="P61">En este documento se ha plasmado una resolución <text:span text:style-name="T51">de manera mental y manual, cualquiera puede aportar a solventar este documento y realizar las observaciones requeridas, incluso se puede modificar en el caso que el despeje esté malo. El requisito es de avisar por medio de un problema en la página </text:span><text:a xlink:type="simple" xlink:href="https://github.com/SamBurgos/Metodos-Numericos/issues" text:style-name="Internet_20_link" text:visited-style-name="Visited_20_Internet_20_Link"><text:span text:style-name="T51">https://github.com/SamBurgos/Metodos-Numericos/issues</text:span></text:a><text:span text:style-name="T51"> con el número del problema. No se cuentan problemas que el valor esté diferente o que en lugar de raíz cuarta, sea raíz cuadrada, por ejemplo. Para esto revisar punto 5.</text:span></text:p>
        </text:list-item>
        <text:list-item>
          <text:p text:style-name="P62">La resolución de estos ejercicios puede variar también en cuanto al método utilizado (Secante en lugar de Bisección por ejemplo), el despeje puede variar conforme a esto; pero si se quiere colocar una fórmula en un método particular se deberá trabajar adicional, debido al tiempo no prometo colocar el mismo ejercicio por otros métodos. Agradezco cualquier apoyo en este punto.</text:p>
        </text:list-item>
      </text:list>
      <text:p text:style-name="P8"/>
      <text:p text:style-name="P8"/>
      <text:h text:style-name="P65" text:outline-level="4">EJERCICIOS</text:h>
      <text:p text:style-name="P1"/>
      <text:p text:style-name="P2"><text:span text:style-name="T1">1) </text:span><text:span text:style-name="T18">Si </text:span><text:span text:style-name="T18"><draw:frame draw:style-name="fr1" draw:name="Objeto1" text:anchor-type="as-char" svg:y="-0.172in" svg:width="1.6874in" svg:height="0.2327in" draw:z-index="0"><draw:object xlink:href="./Object 1" xlink:type="simple" xlink:show="embed" xlink:actuate="onLoad"/><draw:image xlink:href="./ObjectReplacements/Object 1" xlink:type="simple" xlink:show="embed" xlink:actuate="onLoad"/></draw:frame></text:span><text:span text:style-name="T18">, obtenga el valor de </text:span><text:span text:style-name="T18"><draw:frame draw:style-name="fr1" draw:name="Objeto2" text:anchor-type="as-char" svg:y="-0.1484in" svg:width="0.6272in" svg:height="0.1902in" draw:z-index="1"><draw:object xlink:href="./Object 2" xlink:type="simple" xlink:show="embed" xlink:actuate="onLoad"/><draw:image xlink:href="./ObjectReplacements/Object 2" xlink:type="simple" xlink:show="embed" xlink:actuate="onLoad"/></draw:frame></text:span><text:span text:style-name="T18">, <text:s/>de tal manera que h(x)= 20.820156997794982, empleando el <text:s/>método de la Secante con una exactitud de 10</text:span><text:span text:style-name="T3">-12 </text:span><text:span text:style-name="T18">y además empleando el comando </text:span><text:span text:style-name="T22">fzero</text:span><text:span text:style-name="T18">. EMPLEE QUINCE DECIMALES. </text:span><text:span text:style-name="T20">(OK)</text:span></text:p>
      <text:p text:style-name="P1"/>
      <text:p text:style-name="P1"><draw:frame draw:style-name="fr1" draw:name="Objeto3" text:anchor-type="as-char" svg:y="-0.8772in" svg:width="3.3701in" svg:height="1.6945in" draw:z-index="2"><draw:object xlink:href="./Object 3" xlink:type="simple" xlink:show="embed" xlink:actuate="onLoad"/><draw:image xlink:href="./ObjectReplacements/Object 3" xlink:type="simple" xlink:show="embed" xlink:actuate="onLoad"/></draw:frame></text:p>
      <text:p text:style-name="P1"/>
      <text:p text:style-name="P3"><text:span text:style-name="T6">2) </text:span><text:span text:style-name="T18">Emplee</text:span><text:span text:style-name="T7"> </text:span><text:span text:style-name="T18">el método de Iteración de Punto fijo</text:span><text:span text:style-name="T8"> </text:span><text:span text:style-name="T18">para obtener</text:span><text:span text:style-name="T9"> </text:span><text:span text:style-name="T18">una aproximación</text:span><text:span text:style-name="T10"> </text:span><text:span text:style-name="T18">al valor</text:span><text:span text:style-name="T11"> </text:span><text:span text:style-name="T18">de</text:span><text:span text:style-name="T12"> </text:span><text:span text:style-name="T18">log</text:span><text:span text:style-name="T34">12</text:span><text:span text:style-name="T18">(5/3) +</text:span><text:span text:style-name="T13"> </text:span><text:span text:style-name="T18">0.25, con una</text:span><text:span text:style-name="T14"> </text:span><text:span text:style-name="T18">exactitud de 10</text:span><text:span text:style-name="T3">-12</text:span><text:span text:style-name="T18">, además emplee</text:span><text:span text:style-name="T12"> </text:span><text:span text:style-name="T18">el</text:span><text:span text:style-name="T15"> </text:span><text:span text:style-name="T18">comando </text:span><text:span text:style-name="T21">fzero </text:span><text:span text:style-name="T18">para</text:span><text:span text:style-name="T16"> </text:span><text:span text:style-name="T18">obtener</text:span><text:span text:style-name="T15"> </text:span><text:span text:style-name="T18">el</text:span><text:span text:style-name="T15"> </text:span><text:span text:style-name="T18">resultado.</text:span><text:span text:style-name="T17"> </text:span><text:span text:style-name="T18">EMPLEE QUINCE DECIMALES.</text:span></text:p>
      <text:p text:style-name="P9"/>
      <text:p text:style-name="P9"/>
      <text:p text:style-name="P9"/>
      <text:p text:style-name="P9"/>
      <text:p text:style-name="P4"><text:span text:style-name="T19">3) </text:span><text:span text:style-name="T18">La suma de dos números</text:span><text:span text:style-name="T15"> </text:span><text:span text:style-name="T18">da como</text:span><text:span text:style-name="T23"> </text:span><text:span text:style-name="T18">resultado</text:span><text:span text:style-name="T15"> </text:span><text:span text:style-name="T18">13.6. Si cada uno se aumenta en su raíz</text:span><text:span text:style-name="T12"> </text:span><text:span text:style-name="T18">cúbica, el</text:span><text:span text:style-name="T24"> </text:span><text:span text:style-name="T18">resultado del producto de las dos sumas</text:span><text:span text:style-name="T12"> </text:span><text:span text:style-name="T18">es igual a 72.910915731844.</text:span><text:span text:style-name="T25"> </text:span><text:span text:style-name="T18">Determine</text:span><text:span text:style-name="T26"> </text:span><text:span text:style-name="T18">los dos números</text:span><text:span text:style-name="T9"> </text:span><text:span text:style-name="T18">con</text:span><text:span text:style-name="T27"> </text:span><text:span text:style-name="T18">una</text:span><text:span text:style-name="T28"> </text:span><text:span text:style-name="T18">exactitud de 10</text:span><text:span text:style-name="T3">-12</text:span><text:span text:style-name="T18">, empleando</text:span><text:span text:style-name="T29"> </text:span><text:span text:style-name="T18">el método de</text:span><text:span text:style-name="T30"> </text:span><text:span text:style-name="T18">Bisección</text:span><text:span text:style-name="T17"> </text:span><text:span text:style-name="T18">y el</text:span><text:span text:style-name="T8"> </text:span><text:span text:style-name="T18">método de Steffensen. EMPLEE</text:span><text:span text:style-name="T31"> </text:span><text:span text:style-name="T18">QUINCE DECIMALES.</text:span></text:p>
      <text:p text:style-name="P10"/>
      <text:p text:style-name="P11"><draw:frame draw:style-name="fr1" draw:name="Objeto4" text:anchor-type="as-char" svg:y="-0.5516in" svg:width="3.5839in" svg:height="1.0402in" draw:z-index="7"><draw:object xlink:href="./Object 4" xlink:type="simple" xlink:show="embed" xlink:actuate="onLoad"/><draw:image xlink:href="./ObjectReplacements/Object 4" xlink:type="simple" xlink:show="embed" xlink:actuate="onLoad"/></draw:frame></text:p>
      <text:p text:style-name="P5"><text:soft-page-break/><text:span text:style-name="T18"><text:tab/></text:span><text:span text:style-name="T18"><draw:frame draw:style-name="fr1" draw:name="Objeto5" text:anchor-type="as-char" svg:y="-1.6445in" svg:width="4.022in" svg:height="3.2264in" draw:z-index="3"><draw:object xlink:href="./Object 5" xlink:type="simple" xlink:show="embed" xlink:actuate="onLoad"/><draw:image xlink:href="./ObjectReplacements/Object 5" xlink:type="simple" xlink:show="embed" xlink:actuate="onLoad"/></draw:frame></text:span></text:p>
      <text:p text:style-name="P10"/>
      <text:p text:style-name="P10"/>
      <text:p text:style-name="P10"/>
      <text:p text:style-name="P12">4) Las ecuaciones que describen la posición de un proyectil lanzado desde el suelo, en metros, y tomando en cuenta la resistencia del aire y la masa del proyectil son:</text:p>
      <text:p text:style-name="P12"/>
      <text:p text:style-name="P6"><text:span text:style-name="T18"><draw:frame draw:style-name="fr1" draw:name="Objeto6" text:anchor-type="as-char" svg:y="-0.2209in" svg:width="2.0307in" svg:height="0.389in" draw:z-index="4"><draw:object xlink:href="./Object 6" xlink:type="simple" xlink:show="embed" xlink:actuate="onLoad"/><draw:image xlink:href="./ObjectReplacements/Object 6" xlink:type="simple" xlink:show="embed" xlink:actuate="onLoad"/></draw:frame></text:span><text:span text:style-name="T18"> <text:tab/></text:span><text:span text:style-name="T18"><draw:frame draw:style-name="fr1" draw:name="Objeto7" text:anchor-type="as-char" svg:y="-0.3665in" svg:width="2.552in" svg:height="0.6984in" draw:z-index="5"><draw:object xlink:href="./Object 7" xlink:type="simple" xlink:show="embed" xlink:actuate="onLoad"/><draw:image xlink:href="./ObjectReplacements/Object 7" xlink:type="simple" xlink:show="embed" xlink:actuate="onLoad"/></draw:frame></text:span><text:span text:style-name="T18"><text:tab/></text:span><text:span text:style-name="T18"><draw:frame draw:style-name="fr1" draw:name="Objeto8" text:anchor-type="as-char" svg:y="-0.2307in" svg:width="0.9335in" svg:height="0.4256in" draw:z-index="6"><draw:object xlink:href="./Object 8" xlink:type="simple" xlink:show="embed" xlink:actuate="onLoad"/><draw:image xlink:href="./ObjectReplacements/Object 8" xlink:type="simple" xlink:show="embed" xlink:actuate="onLoad"/></draw:frame></text:span></text:p>
      <text:p text:style-name="P12"/>
      <text:p text:style-name="P7"><text:span text:style-name="T18">Siendo C = m/k, donde m = masa del proyectil y k = coeficiente de resistencia del aire. Si se dispara un proyectil con ángulo de elevación </text:span><text:span text:style-name="T36">θ = 57°48'54'', con V0 = 3925 m/s, m = 159.09 </text:span><text:span text:style-name="T37">Kg y k = 9.5. Determine el tiempo que tarda el proyectil en llegar al punto mas alto y en llegar al suelo empleando el método de la </text:span><text:span text:style-name="T38">S</text:span><text:span text:style-name="T37">ecante; </text:span><text:span text:style-name="T38">con una precisión de 10</text:span><text:span text:style-name="T4">-12</text:span><text:span text:style-name="T38">, además obtenga el alcance horizontal y el valor de la altura máxima.</text:span></text:p>
      <text:p text:style-name="P12"/>
      <text:p text:style-name="P12"/>
      <text:p text:style-name="P12"/>
      <text:p text:style-name="P13">5) Se construye una caja sin tapadera a partir de una hoja metálica rectangular que mide 86 por 68 centímetros. ¿Cuál debe ser el lado de los cuadrados que hay que recortar en cada esquina para que el volumen de la caja sea 32,077.5 centímetros cúbicos? Precisión: 10<text:span text:style-name="T2">-12</text:span> . Emplee el método de la Posición falsa. EMPLEE QUINCE DECIMALES.</text:p>
      <text:p text:style-name="P13"/>
      <text:p text:style-name="P64">V<text:span text:style-name="T33">caja</text:span> = 32077.5 cm<text:span text:style-name="T2">3</text:span> </text:p>
      <text:p text:style-name="P64"><text:s/></text:p>
      <text:p text:style-name="P13"/>
      <text:p text:style-name="P13"/>
      <text:p text:style-name="P14">6) <text:span text:style-name="T39">Emplee el método de Müller para hallar una aproximación a un cero o raíz del siguiente polinomio: P(x) = </text:span><text:bookmark-start text:name="__DdeLink__6471_182622824"/><text:span text:style-name="T39">x</text:span><text:span text:style-name="T44">5</text:span><text:span text:style-name="T39"> + 11x</text:span><text:span text:style-name="T44">4</text:span><text:span text:style-name="T39"> – 21x</text:span><text:span text:style-name="T44">3</text:span><text:span text:style-name="T39"> – 10x</text:span><text:span text:style-name="T44">2</text:span><text:span text:style-name="T39"> + 21x + 5</text:span><text:bookmark-end text:name="__DdeLink__6471_182622824"/><text:span text:style-name="T39">. Utilice los siguientes valores iniciales: p</text:span><text:span text:style-name="T47">0</text:span><text:span text:style-name="T39"> = –13, p</text:span><text:span text:style-name="T46">1</text:span><text:span text:style-name="T39"> = –12.1 y p</text:span><text:span text:style-name="T46">2</text:span><text:span text:style-name="T39"> = –11.5, con una precisión de 10</text:span><text:span text:style-name="T44">-12</text:span><text:span text:style-name="T39">. EMPLEE QUINCE DECIMALES. </text:span><text:span text:style-name="T41">(OK)</text:span></text:p>
      <text:p text:style-name="P29"/>
      <text:p text:style-name="P29"><text:soft-page-break/></text:p>
      <text:p text:style-name="P29"/>
      <text:p text:style-name="P15"><text:span text:style-name="T39">7) </text:span><text:span text:style-name="T40">Se desea conocer el volumen específico del Nitrógeno a una presión P de 2015 kPa y una temperatura T de 65.84°F, empleando la ecuación de estado de Van der Waals:</text:span></text:p>
      <text:p text:style-name="P30"/>
      <text:p text:style-name="P15"><text:span text:style-name="T40"><draw:frame draw:style-name="fr1" draw:name="Objeto9" text:anchor-type="as-char" svg:y="-0.2437in" svg:width="1.4445in" svg:height="0.4165in" draw:z-index="8"><draw:object xlink:href="./Object 9" xlink:type="simple" xlink:show="embed" xlink:actuate="onLoad"/><draw:image xlink:href="./ObjectReplacements/Object 9" xlink:type="simple" xlink:show="embed" xlink:actuate="onLoad"/></draw:frame></text:span><text:span text:style-name="T40">donde </text:span><text:span text:style-name="T40"><draw:frame draw:style-name="fr1" draw:name="Objeto10" text:anchor-type="as-char" svg:y="-0.2925in" svg:width="1.7252in" svg:height="0.4661in" draw:z-index="9"><draw:object xlink:href="./Object 10" xlink:type="simple" xlink:show="embed" xlink:actuate="onLoad"/><draw:image xlink:href="./ObjectReplacements/Object 10" xlink:type="simple" xlink:show="embed" xlink:actuate="onLoad"/></draw:frame></text:span></text:p>
      <text:p text:style-name="P30"/>
      <text:p text:style-name="P30">De las tablas termodinámicas, se obtienen los siguientes datos:</text:p>
      <text:p text:style-name="P30"/>
      <text:p text:style-name="P30">Pc = 3390 kPa</text:p>
      <text:p text:style-name="P30">Tc = 126.2°K</text:p>
      <text:p text:style-name="P30">R = 0.2968 kJ/kg°K</text:p>
      <text:p text:style-name="P30"/>
      <text:p text:style-name="P16"><text:span text:style-name="T39">Emplee el método de Steffensen para calcular el valor de V, considerando como valor inicial Vo = RT/P, con una precisión de 10</text:span><text:span text:style-name="T44">-12</text:span><text:span text:style-name="T39">.</text:span><text:span text:style-name="T48"><text:note text:id="ftn1" text:note-class="footnote"><text:note-citation>1</text:note-citation><text:note-body><text:p text:style-name="P53">Steffensen ocupa la fórmula de trabajo g(x) = x, por lo tanto debe despejarse la variable buscada en términos de V</text:p></text:note-body></text:note></text:span></text:p>
      <text:p text:style-name="P31"/>
      <text:p text:style-name="P32"><draw:frame draw:style-name="fr1" draw:name="Objeto11" text:anchor-type="as-char" svg:y="-0.872in" svg:width="1.4465in" svg:height="1.6862in" draw:z-index="10"><draw:object xlink:href="./Object 11" xlink:type="simple" xlink:show="embed" xlink:actuate="onLoad"/><draw:image xlink:href="./ObjectReplacements/Object 11" xlink:type="simple" xlink:show="embed" xlink:actuate="onLoad"/></draw:frame><draw:frame draw:style-name="fr1" draw:name="Objeto34" text:anchor-type="as-char" svg:y="-0.6583in" svg:width="1.3555in" svg:height="1.2583in" draw:z-index="18"><draw:object xlink:href="./Object 37" xlink:type="simple" xlink:show="embed" xlink:actuate="onLoad"/><draw:image xlink:href="./ObjectReplacements/Object 37" xlink:type="simple" xlink:show="embed" xlink:actuate="onLoad"/></draw:frame></text:p>
      <text:p text:style-name="P33"/>
      <text:p text:style-name="P17"><text:span text:style-name="T42">8) </text:span><text:span text:style-name="T43">Una barra larga de diámetro D recibe calor por efecto Joule de una resistencia eléctrica. Simultáneamente, disipa calor por convección y radiación, siendo la ecuación que satisface el equilibrio la siguiente:</text:span></text:p>
      <text:p text:style-name="P34"/>
      <text:p text:style-name="P17"><text:span text:style-name="T43"><draw:frame draw:style-name="fr1" draw:name="Objeto12" text:anchor-type="as-char" svg:y="-0.172in" svg:width="2.7598in" svg:height="0.2327in" draw:z-index="11"><draw:object xlink:href="./Object 12" xlink:type="simple" xlink:show="embed" xlink:actuate="onLoad"/><draw:image xlink:href="./ObjectReplacements/Object 12" xlink:type="simple" xlink:show="embed" xlink:actuate="onLoad"/></draw:frame></text:span><text:span text:style-name="T43">donde</text:span></text:p>
      <text:p text:style-name="P34"/>
      <table:table table:name="Tabla1" table:style-name="Tabla1">
        <table:table-column table:style-name="Tabla1.A"/>
        <table:table-column table:style-name="Tabla1.B"/>
        <table:table-column table:style-name="Tabla1.C"/>
        <table:table-row>
          <table:table-cell table:style-name="Tabla1.A1" office:value-type="string">
            <text:p text:style-name="P56">Variable</text:p>
          </table:table-cell>
          <table:table-cell table:style-name="Tabla1.A1" office:value-type="string">
            <text:p text:style-name="P56">Definición variable</text:p>
          </table:table-cell>
          <table:table-cell table:style-name="Tabla1.C1" office:value-type="string">
            <text:p text:style-name="P56">Medida/Valor</text:p>
          </table:table-cell>
        </table:table-row>
        <table:table-row>
          <table:table-cell table:style-name="Tabla1.A2" office:value-type="string">
            <text:p text:style-name="P55">D</text:p>
          </table:table-cell>
          <table:table-cell table:style-name="Tabla1.A2" office:value-type="string">
            <text:p text:style-name="P55">diámetro de la barra</text:p>
          </table:table-cell>
          <table:table-cell table:style-name="Tabla1.C2" office:value-type="string">
            <text:p text:style-name="P55">986 mm</text:p>
          </table:table-cell>
        </table:table-row>
        <table:table-row>
          <table:table-cell table:style-name="Tabla1.A2" office:value-type="string">
            <text:p text:style-name="P57">σ</text:p>
          </table:table-cell>
          <table:table-cell table:style-name="Tabla1.A2" office:value-type="string">
            <text:p text:style-name="P55">constante de Stefan Boltzman</text:p>
          </table:table-cell>
          <table:table-cell table:style-name="Tabla1.C2" office:value-type="string">
            <text:p text:style-name="P55">5.67x10<text:span text:style-name="T2">-8</text:span> W/mt<text:span text:style-name="T2">2</text:span>°K<text:span text:style-name="T2">4</text:span></text:p>
          </table:table-cell>
        </table:table-row>
        <table:table-row>
          <table:table-cell table:style-name="Tabla1.A2" office:value-type="string">
            <text:p text:style-name="P57">ε</text:p>
          </table:table-cell>
          <table:table-cell table:style-name="Tabla1.A2" office:value-type="string">
            <text:p text:style-name="P55">emisividad de la superficie de la barra</text:p>
          </table:table-cell>
          <table:table-cell table:style-name="Tabla1.C2" office:value-type="string">
            <text:p text:style-name="P55">0.8</text:p>
          </table:table-cell>
        </table:table-row>
        <table:table-row>
          <table:table-cell table:style-name="Tabla1.A2" office:value-type="string">
            <text:p text:style-name="P55">h</text:p>
          </table:table-cell>
          <table:table-cell table:style-name="Tabla1.A2" office:value-type="string">
            <text:p text:style-name="P55">coeficiente de transferencia de calor por convección entre la barra y el aire</text:p>
          </table:table-cell>
          <table:table-cell table:style-name="Tabla1.C2" office:value-type="string">
            <text:p text:style-name="P55">20 W/mt<text:span text:style-name="T2">2</text:span>°K</text:p>
          </table:table-cell>
        </table:table-row>
        <table:table-row>
          <table:table-cell table:style-name="Tabla1.A2" office:value-type="string">
            <text:p text:style-name="P55">T<text:span text:style-name="T33">s</text:span></text:p>
          </table:table-cell>
          <table:table-cell table:style-name="Tabla1.A2" office:value-type="string">
            <text:p text:style-name="P55">temperatura ambiente</text:p>
          </table:table-cell>
          <table:table-cell table:style-name="Tabla1.C2" office:value-type="string">
            <text:p text:style-name="P55">77.9°F</text:p>
          </table:table-cell>
        </table:table-row>
        <table:table-row>
          <table:table-cell table:style-name="Tabla1.A2" office:value-type="string">
            <text:p text:style-name="P55">I<text:span text:style-name="T2">2</text:span>R</text:p>
          </table:table-cell>
          <table:table-cell table:style-name="Tabla1.A2" office:value-type="string">
            <text:p text:style-name="P55">potencia eléctrica por unidad de longitud</text:p>
          </table:table-cell>
          <table:table-cell table:style-name="Tabla1.C2" office:value-type="string">
            <text:p text:style-name="P55">100 W/m</text:p>
          </table:table-cell>
        </table:table-row>
        <table:table-row>
          <table:table-cell table:style-name="Tabla1.A2" office:value-type="string">
            <text:p text:style-name="P55">T</text:p>
          </table:table-cell>
          <table:table-cell table:style-name="Tabla1.A2" office:value-type="string">
            <text:p text:style-name="P55">temperatura de equilibrio de la barra</text:p>
          </table:table-cell>
          <table:table-cell table:style-name="Tabla1.C2" office:value-type="string">
            <text:p text:style-name="P54">?</text:p>
          </table:table-cell>
        </table:table-row>
      </table:table>
      <text:p text:style-name="P34"/>
      <text:p text:style-name="P19"><text:span text:style-name="T42">Emplee el método de Newton Raphson para calcular el valor de T, con una precisión de 10</text:span><text:span text:style-name="T45">-12</text:span><text:span text:style-name="T42">.</text:span></text:p>
      <text:p text:style-name="P35"><text:soft-page-break/>MUESTRE EN FORMA DE TABLA : NUMERO DE ITERACIONES, T0, VALOR APROXIMADO, ERROR. EMPLEE QUINCE DECIMALES.</text:p>
      <text:p text:style-name="P18"><text:span text:style-name="T42"><draw:frame draw:style-name="fr1" draw:name="Objeto13" text:anchor-type="as-char" svg:y="-0.4701in" svg:width="2.9945in" svg:height="0.9063in" draw:z-index="12"><draw:object xlink:href="./Object 13" xlink:type="simple" xlink:show="embed" xlink:actuate="onLoad"/><draw:image xlink:href="./ObjectReplacements/Object 13" xlink:type="simple" xlink:show="embed" xlink:actuate="onLoad"/></draw:frame></text:span><text:span text:style-name="T42"><draw:frame draw:style-name="fr1" draw:name="Objeto15" text:anchor-type="as-char" svg:y="-0.5563in" svg:width="2.3598in" svg:height="1.078in" draw:z-index="13"><draw:object xlink:href="./Object 15" xlink:type="simple" xlink:show="embed" xlink:actuate="onLoad"/><draw:image xlink:href="./ObjectReplacements/Object 15" xlink:type="simple" xlink:show="embed" xlink:actuate="onLoad"/><svg:desc>fórmula</svg:desc></draw:frame></text:span></text:p>
      <text:p text:style-name="P36"/>
      <text:p text:style-name="P37"><draw:frame draw:style-name="fr1" draw:name="Objeto14" text:anchor-type="as-char" svg:y="-0.5917in" svg:width="3.7035in" svg:height="1.1484in" draw:z-index="14"><draw:object xlink:href="./Object 14" xlink:type="simple" xlink:show="embed" xlink:actuate="onLoad"/><draw:image xlink:href="./ObjectReplacements/Object 14" xlink:type="simple" xlink:show="embed" xlink:actuate="onLoad"/><svg:desc>fórmula</svg:desc></draw:frame></text:p>
      <text:p text:style-name="P39">Las funciones en negrita deberán colocarse en el programa una vez se tengan las variables convertidas al formato estándar SI.</text:p>
      <text:p text:style-name="P39"/>
      <text:p text:style-name="P41">9) La concentración de un reactante en un reactor de mezcla completa viene dada por la siguiente expresión: C(t) = 0.78 – 0.05te<text:span text:style-name="T2">-0.4t</text:span> – 0.23e<text:span text:style-name="T2">-0.4t</text:span>, donde C(t) es la concentración del reactante (mol/L) y t el tiempo (min). Determine en cuánto tiempo la concentración del reactante es igual a 0.7365 mol/L.</text:p>
      <text:p text:style-name="P39"/>
      <text:p text:style-name="P41">Emplee método de Posición Falsa, con una exactitud de 10<text:span text:style-name="T2">-12</text:span>. MUESTRE EN FORMA DE TABLA : ITERACIONES, to, t1, VALOR APROXIMADO, ERROR. EMPLEE QUINCE DECIMALES.</text:p>
      <text:p text:style-name="P38"/>
      <text:p text:style-name="P38"><draw:frame draw:style-name="fr1" draw:name="Objeto16" text:anchor-type="as-char" svg:y="-0.6673in" svg:width="2.798in" svg:height="1.2819in" draw:z-index="15"><draw:object xlink:href="./Object 16" xlink:type="simple" xlink:show="embed" xlink:actuate="onLoad"/><draw:image xlink:href="./ObjectReplacements/Object 16" xlink:type="simple" xlink:show="embed" xlink:actuate="onLoad"/></draw:frame></text:p>
      <text:p text:style-name="P38"/>
      <text:p text:style-name="P42">10) Una esfera de madera de radio r, se sumerge en agua. Si la esfera está construida de una especie de pino cuya densidad es: = 785 Kg/m3 y su diámetro es de 568 mm, ¿cuánto es la profundidad h a la que está sumergido el polo sur de la esfera?, si se sabe que la masa de agua desplazada cuando se sumerge la esfera viene dada así:</text:p>
      <text:p text:style-name="P42"/>
      <text:p text:style-name="P42"><draw:frame draw:style-name="fr1" draw:name="Objeto17" text:anchor-type="as-char" svg:y="-0.2925in" svg:width="1.8882in" svg:height="0.4717in" draw:z-index="16"><draw:object xlink:href="./Object 17" xlink:type="simple" xlink:show="embed" xlink:actuate="onLoad"/><draw:image xlink:href="./ObjectReplacements/Object 17" xlink:type="simple" xlink:show="embed" xlink:actuate="onLoad"/></draw:frame>donde <text:span text:style-name="T35">ρ</text:span><text:span text:style-name="T33">a</text:span> es la densidad del agua, r es el radio de la esfera.</text:p>
      <text:p text:style-name="P42"/>
      <text:p text:style-name="P42">Emplee el método de Newton Raphson, con una precisión de 10<text:span text:style-name="T2">-12</text:span>. MUESTRE EN FORMA DE TABLA: NUMERO DE ITERACIONES, ho, VALOR APROXIMADO, ERROR. EMPLEE QUINCE DECIMALES.</text:p>
      <text:p text:style-name="P42"/>
      <text:p text:style-name="P42"><draw:frame draw:style-name="fr1" draw:name="Objeto20" text:anchor-type="as-char" svg:y="-0.3555in" svg:width="1.2402in" svg:height="0.652in" draw:z-index="19"><draw:object xlink:href="./Object 20" xlink:type="simple" xlink:show="embed" xlink:actuate="onLoad"/><draw:image xlink:href="./ObjectReplacements/Object 20" xlink:type="simple" xlink:show="embed" xlink:actuate="onLoad"/></draw:frame><text:span text:style-name="T52">Resolución del término dentro del paréntesis </text:span><text:span text:style-name="T53">en la integral<text:tab/></text:span><text:span text:style-name="T53"><draw:frame draw:style-name="fr1" draw:name="Objeto19" text:anchor-type="as-char" svg:y="-0.4264in" svg:width="0.7307in" svg:height="0.7937in" draw:z-index="25"><draw:object xlink:href="./Object 19" xlink:type="simple" xlink:show="embed" xlink:actuate="onLoad"/><draw:image xlink:href="./ObjectReplacements/Object 19" xlink:type="simple" xlink:show="embed" xlink:actuate="onLoad"/></draw:frame></text:span></text:p>
      <text:p text:style-name="P43"><text:soft-page-break/><draw:frame draw:style-name="fr1" draw:name="Objeto18" text:anchor-type="as-char" svg:y="-1.8654in" svg:width="2.1953in" svg:height="3.6709in" draw:z-index="17"><draw:object xlink:href="./Object 18" xlink:type="simple" xlink:show="embed" xlink:actuate="onLoad"/><draw:image xlink:href="./ObjectReplacements/Object 18" xlink:type="simple" xlink:show="embed" xlink:actuate="onLoad"/></draw:frame><draw:frame draw:style-name="fr1" draw:name="Objeto21" text:anchor-type="as-char" svg:y="-1.4701in" svg:width="1.9425in" svg:height="2.8819in" draw:z-index="20"><draw:object xlink:href="./Object 21" xlink:type="simple" xlink:show="embed" xlink:actuate="onLoad"/><draw:image xlink:href="./ObjectReplacements/Object 21" xlink:type="simple" xlink:show="embed" xlink:actuate="onLoad"/></draw:frame></text:p>
      <text:p text:style-name="P43"/>
      <text:p text:style-name="P43"><draw:frame draw:style-name="fr1" draw:name="Objeto22" text:anchor-type="as-char" svg:y="-0.5575in" svg:width="2.4957in" svg:height="1.0811in" draw:z-index="21"><draw:object xlink:href="./Object 22" xlink:type="simple" xlink:show="embed" xlink:actuate="onLoad"/><draw:image xlink:href="./ObjectReplacements/Object 22" xlink:type="simple" xlink:show="embed" xlink:actuate="onLoad"/></draw:frame></text:p>
      <text:p text:style-name="P43"/>
      <text:p text:style-name="P44">11) La velocidad de caída de un paracaidista viene dada por la siguiente expresión:</text:p>
      <text:p text:style-name="P44"/>
      <text:p text:style-name="P44"><draw:frame draw:style-name="fr1" draw:name="Objeto23" text:anchor-type="as-char" svg:y="-0.2846in" svg:width="1.202in" svg:height="0.4339in" draw:z-index="22"><draw:object xlink:href="./Object 23" xlink:type="simple" xlink:show="embed" xlink:actuate="onLoad"/><draw:image xlink:href="./ObjectReplacements/Object 23" xlink:type="simple" xlink:show="embed" xlink:actuate="onLoad"/></draw:frame> donde g = 9.8 m/s<text:span text:style-name="T2">2</text:span>; y c = coeficiente de rozamiento = 14 kg/s</text:p>
      <text:p text:style-name="P44"/>
      <text:p text:style-name="P45">Si la velocidad del paracaidista es de 194.4 km/h, cuando t es igual a 17.65 segundos. Determine la masa “m” del paracaidista empleando el método de Iteración de Punto Fijo, con una precisión de 10<text:span text:style-name="T2">-12</text:span></text:p>
      <text:p text:style-name="P45"/>
      <text:p text:style-name="P45"><draw:frame draw:style-name="fr1" draw:name="Object1" text:anchor-type="as-char" svg:y="-1.1264in" svg:width="1.2244in" svg:height="2.2047in" draw:z-index="23"><draw:object xlink:href="./Object 24" xlink:type="simple" xlink:show="embed" xlink:actuate="onLoad"/><draw:image xlink:href="./ObjectReplacements/Object 24" xlink:type="simple" xlink:show="embed" xlink:actuate="onLoad"/></draw:frame><text:tab/><text:tab/><draw:frame draw:style-name="fr1" draw:name="Object3" text:anchor-type="as-char" svg:y="-0.3957in" svg:width="1.0799in" svg:height="0.7335in" draw:z-index="36"><draw:object xlink:href="./Object 26" xlink:type="simple" xlink:show="embed" xlink:actuate="onLoad"/><draw:image xlink:href="./ObjectReplacements/Object 26" xlink:type="simple" xlink:show="embed" xlink:actuate="onLoad"/></draw:frame><text:tab/><draw:frame draw:style-name="fr1" draw:name="Object2" text:anchor-type="as-char" svg:y="-0.522in" svg:width="1.3819in" svg:height="0.9846in" draw:z-index="24"><draw:object xlink:href="./Object 25" xlink:type="simple" xlink:show="embed" xlink:actuate="onLoad"/><draw:image xlink:href="./ObjectReplacements/Object 25" xlink:type="simple" xlink:show="embed" xlink:actuate="onLoad"/></draw:frame></text:p>
      <text:p text:style-name="P45"/>
      <text:p text:style-name="P45"/>
      <text:p text:style-name="P45"><text:soft-page-break/></text:p>
      <text:p text:style-name="P46">12) Un objeto que cae verticalmente en el aire está sujeto a una resistencia viscosa y también a la fuerza de gravedad. Suponga que dejamos caer un objeto de masa m desde una altura S<text:span text:style-name="T33">0</text:span> y que la altura</text:p>
      <text:p text:style-name="P46">del objeto después de t segundos viene dada así:</text:p>
      <text:p text:style-name="P44"/>
      <text:p text:style-name="P44"><draw:frame draw:style-name="fr1" draw:name="Objeto24" text:anchor-type="as-char" svg:y="-0.2846in" svg:width="2.152in" svg:height="0.4571in" draw:z-index="26"><draw:object xlink:href="./Object 27" xlink:type="simple" xlink:show="embed" xlink:actuate="onLoad"/><draw:image xlink:href="./ObjectReplacements/Object 27" xlink:type="simple" xlink:show="embed" xlink:actuate="onLoad"/></draw:frame><text:span text:style-name="T55">donde g = 32.17 pies/s</text:span><text:span text:style-name="T5">2</text:span><text:span text:style-name="T55">, k = coeficiente de resistencia del aire = 0.1 lb/s</text:span></text:p>
      <text:p text:style-name="P38"/>
      <text:p text:style-name="P48">Suponga que m = 8.55 Kg, S<text:span text:style-name="T33">0</text:span> = 998 pies. Determine el tiempo que tarda en recorrer 10,686.6 plg, empleando el método de Steffensen, con una exactitud de 10<text:span text:style-name="T2">-12</text:span>. <text:span text:style-name="T54">MUESTRE EN FORMA DE TABLA : NUMERO DE ITERACIONES, t0, t1, t2, VALOR APROXIMADO, ERROR. EMPLEE QUINCE DECIMALES.</text:span></text:p>
      <text:p text:style-name="P47"/>
      <text:p text:style-name="P47"><draw:frame draw:style-name="fr1" draw:name="Objeto25" text:anchor-type="as-char" svg:y="-0.9862in" svg:width="1.6307in" svg:height="1.9134in" draw:z-index="27"><draw:object xlink:href="./Object 28" xlink:type="simple" xlink:show="embed" xlink:actuate="onLoad"/><draw:image xlink:href="./ObjectReplacements/Object 28" xlink:type="simple" xlink:show="embed" xlink:actuate="onLoad"/></draw:frame><draw:frame draw:style-name="fr1" draw:name="Objeto26" text:anchor-type="as-char" svg:y="-1.2925in" svg:width="2.339in" svg:height="2.5256in" draw:z-index="28"><draw:object xlink:href="./Object 29" xlink:type="simple" xlink:show="embed" xlink:actuate="onLoad"/><draw:image xlink:href="./ObjectReplacements/Object 29" xlink:type="simple" xlink:show="embed" xlink:actuate="onLoad"/></draw:frame><draw:frame draw:style-name="fr1" draw:name="Objeto27" text:anchor-type="as-char" svg:y="-0.6992in" svg:width="2.4311in" svg:height="1.3398in" draw:z-index="29"><draw:object xlink:href="./Object 30" xlink:type="simple" xlink:show="embed" xlink:actuate="onLoad"/><draw:image xlink:href="./ObjectReplacements/Object 30" xlink:type="simple" xlink:show="embed" xlink:actuate="onLoad"/></draw:frame></text:p>
      <text:p text:style-name="P47"/>
      <text:p text:style-name="P49">13) Para cierto tipo de régimen de transferencia de calor, la evaluación del número de Nusselt (Nu) se basa en el valor del número de Reynolds (Re) y del número Prandtl (Pr) a partir de la ecuación:</text:p>
      <text:p text:style-name="P49"/>
      <text:p text:style-name="P49"><draw:frame draw:style-name="fr1" draw:name="Objeto28" text:anchor-type="as-char" svg:y="-0.3862in" svg:width="3.1819in" svg:height="0.778in" draw:z-index="30"><draw:object xlink:href="./Object 31" xlink:type="simple" xlink:show="embed" xlink:actuate="onLoad"/><draw:image xlink:href="./ObjectReplacements/Object 31" xlink:type="simple" xlink:show="embed" xlink:actuate="onLoad"/></draw:frame></text:p>
      <text:p text:style-name="P49"/>
      <text:p text:style-name="P50">Emplee el Método de La Secante para calcular el número de Reynolds en el intervalo [29000, 29100], considere que el número de Prandtl vale 0.7 y el número de Nusselt vale 60, con una precisión de 10<text:span text:style-name="T2">-12</text:span>. MUESTRE EN FORMA DE TABLA : #ITERACIONES, Po, P1, VALOR APROXIMADO, ERROR. UTILICE QUINCE DECIMALES.</text:p>
      <text:p text:style-name="P40"/>
      <text:p text:style-name="P40"/>
      <text:p text:style-name="P40"><text:soft-page-break/><draw:frame draw:style-name="fr1" draw:name="Objeto29" text:anchor-type="as-char" svg:y="-1.2083in" svg:width="3.7937in" svg:height="2.3484in" draw:z-index="31"><draw:object xlink:href="./Object 32" xlink:type="simple" xlink:show="embed" xlink:actuate="onLoad"/><draw:image xlink:href="./ObjectReplacements/Object 32" xlink:type="simple" xlink:show="embed" xlink:actuate="onLoad"/></draw:frame></text:p>
      <text:p text:style-name="P40"/>
      <text:p text:style-name="P51">14) Se desea conocer el volumen específico del Dióxido de carbono a una presión P de 2075 kPa y una temperatura T de 118.85°C, empleando la ecuación de estado de Redlich-Kwong:</text:p>
      <text:p text:style-name="P40"/>
      <text:p text:style-name="P13"><draw:frame draw:style-name="fr1" draw:name="Objeto30" text:anchor-type="as-char" svg:y="-0.2437in" svg:width="2.1453in" svg:height="0.4228in" draw:z-index="32"><draw:object xlink:href="./Object 33" xlink:type="simple" xlink:show="embed" xlink:actuate="onLoad"/><draw:image xlink:href="./ObjectReplacements/Object 33" xlink:type="simple" xlink:show="embed" xlink:actuate="onLoad"/></draw:frame><text:span text:style-name="T56">donde </text:span><text:span text:style-name="T56"><draw:frame draw:style-name="fr1" draw:name="Objeto31" text:anchor-type="as-char" svg:y="-0.2689in" svg:width="2.3744in" svg:height="0.4425in" draw:z-index="33"><draw:object xlink:href="./Object 34" xlink:type="simple" xlink:show="embed" xlink:actuate="onLoad"/><draw:image xlink:href="./ObjectReplacements/Object 34" xlink:type="simple" xlink:show="embed" xlink:actuate="onLoad"/></draw:frame></text:span></text:p>
      <text:p text:style-name="P13"/>
      <text:p text:style-name="P20">De tablas termodinámicas, se obtienen los siguientes datos:</text:p>
      <text:p text:style-name="P20"/>
      <text:p text:style-name="P20">P<text:span text:style-name="T33">c</text:span> = 7390 kPa, T<text:span text:style-name="T33">c</text:span> = 304.2 ºK, R = 0.2968 kJ/kg ºK</text:p>
      <text:p text:style-name="P20"/>
      <text:p text:style-name="P20">Emplee el método de Steffensen, con una exactitud de 10<text:span text:style-name="T2">-12</text:span>, para calcular el valor de V, considerando como valor inicial V<text:span text:style-name="T33">0</text:span> = RT/P. MUESTRE EN FORMA DE TABLA: #ITERACIONES, V0, V1, V2, VALOR APROXIMADO, ERROR. EMPLEE NUEVE DECIMALES.</text:p>
      <text:p text:style-name="P13"/>
      <text:p text:style-name="P13"><draw:frame draw:style-name="fr1" draw:name="Objeto32" text:anchor-type="as-char" svg:y="-0.8772in" svg:width="2.1453in" svg:height="1.7016in" draw:z-index="34"><draw:object xlink:href="./Object 35" xlink:type="simple" xlink:show="embed" xlink:actuate="onLoad"/><draw:image xlink:href="./ObjectReplacements/Object 35" xlink:type="simple" xlink:show="embed" xlink:actuate="onLoad"/></draw:frame><draw:frame draw:style-name="fr1" draw:name="Objeto33" text:anchor-type="as-char" svg:y="-0.6618in" svg:width="2.1028in" svg:height="1.2709in" draw:z-index="35"><draw:object xlink:href="./Object 36" xlink:type="simple" xlink:show="embed" xlink:actuate="onLoad"/><draw:image xlink:href="./ObjectReplacements/Object 36" xlink:type="simple" xlink:show="embed" xlink:actuate="onLoad"/></draw:frame></text:p>
      <text:p text:style-name="P13"/>
      <text:p text:style-name="P21">15) La distancia D(t) recorrida por un automóvil se establece mediante la siguiente ecuación: D(t) = –70 + 7t + 70e<text:span text:style-name="T2">-t/10</text:span>. Aproxime el valor de “t” para el cual D(t) = 21.98134192, si t [9,9.5]. Emplee el método de bisección con una exactitud de 10<text:span text:style-name="T2">-12</text:span> y además emplee el comando fzero. EMPLEE QUINCE DECIMALES.</text:p>
      <text:p text:style-name="P13"/>
      <text:p text:style-name="P13"><draw:frame draw:style-name="fr1" draw:name="Objeto35" text:anchor-type="as-char" svg:y="-0.5244in" svg:width="2.0319in" svg:height="0.9957in" draw:z-index="37"><draw:object xlink:href="./Object 38" xlink:type="simple" xlink:show="embed" xlink:actuate="onLoad"/><draw:image xlink:href="./ObjectReplacements/Object 38" xlink:type="simple" xlink:show="embed" xlink:actuate="onLoad"/></draw:frame><draw:frame draw:style-name="fr1" draw:name="Objeto36" text:anchor-type="as-char" svg:y="-0.3571in" svg:width="2.061in" svg:height="0.661in" draw:z-index="38"><draw:object xlink:href="./Object 39" xlink:type="simple" xlink:show="embed" xlink:actuate="onLoad"/><draw:image xlink:href="./ObjectReplacements/Object 39" xlink:type="simple" xlink:show="embed" xlink:actuate="onLoad"/></draw:frame></text:p>
      <text:p text:style-name="P13"/>
      <text:p text:style-name="P22"><text:soft-page-break/>16) Se suministran 2890 KJ/Kmol de calor a presión constante a cierta cantidad de vapor de agua inicialmente a 263.93°F. Calcule la temperatura final del sistema empleando el método de la Secante, con precisión de 10<text:span text:style-name="T2">-12</text:span>, si se sabe que:</text:p>
      <text:p text:style-name="P22"/>
      <text:p text:style-name="P52"><text:span text:style-name="T32"><draw:frame draw:style-name="fr1" draw:name="Objeto37" text:anchor-type="as-char" svg:y="-0.3071in" svg:width="0.8839in" svg:height="0.5008in" draw:z-index="39"><draw:object xlink:href="./Object 40" xlink:type="simple" xlink:show="embed" xlink:actuate="onLoad"/><draw:image xlink:href="./ObjectReplacements/Object 40" xlink:type="simple" xlink:show="embed" xlink:actuate="onLoad"/></draw:frame></text:span><text:span text:style-name="T32">donde: </text:span><text:span text:style-name="T32"><draw:frame draw:style-name="fr1" draw:name="Objeto38" text:anchor-type="as-char" svg:y="-0.172in" svg:width="3.8583in" svg:height="0.2075in" draw:z-index="40"><draw:object xlink:href="./Object 41" xlink:type="simple" xlink:show="embed" xlink:actuate="onLoad"/><draw:image xlink:href="./ObjectReplacements/Object 41" xlink:type="simple" xlink:show="embed" xlink:actuate="onLoad"/></draw:frame></text:span><text:span text:style-name="T57">(KJ/Kmol°K)</text:span></text:p>
      <text:p text:style-name="P22"/>
      <text:p text:style-name="P22">EMPLEE QUINCE DECIMALES.</text:p>
      <text:p text:style-name="P22"/>
      <text:p text:style-name="P22"><draw:frame draw:style-name="fr1" draw:name="Objeto39" text:anchor-type="as-char" svg:y="-1.922in" svg:width="6.7909in" svg:height="3.7846in" draw:z-index="41"><draw:object xlink:href="./Object 42" xlink:type="simple" xlink:show="embed" xlink:actuate="onLoad"/><draw:image xlink:href="./ObjectReplacements/Object 42" xlink:type="simple" xlink:show="embed" xlink:actuate="onLoad"/></draw:frame></text:p>
      <text:p text:style-name="P22"/>
      <text:p text:style-name="P23">17) Se tienen dos postes, uno de 29 pies de altura y otro de 41 pies de altura, los cuales están separados entre sí 47 pies. Los postes se sostienen mediante dos cables, conectados a una sola estaca entre ellos,</text:p>
      <text:p text:style-name="P23">desde el nivel del suelo hasta la parte superior de cada poste. Emplee el Método de la Secante para determinar la distancia “x”, con respecto al poste de 41 pies, donde debe colocarse la estaca, para que la cantidad de cable utilizado sea igual a 85 pies, con una precisión de 10<text:span text:style-name="T2">-12</text:span> . MUESTRE EN FORMA DE TABLA: NUMERO DE ITERACIONES, x<text:span text:style-name="T33">0</text:span> , x<text:span text:style-name="T33">1</text:span> , VALOR APROXIMADO, ERROR. EMPLEE QUINCE DECIMALES.</text:p>
      <text:p text:style-name="P23"/>
      <text:p text:style-name="P23"/>
      <text:p text:style-name="P24">18) <text:span text:style-name="T58">La velocidad vertical de un cohete se calcula mediante la siguiente fórmula:</text:span></text:p>
      <text:p text:style-name="P24"/>
      <text:p text:style-name="P24"><draw:frame draw:style-name="fr1" draw:name="Object4" text:anchor-type="as-char" svg:y="-0.2689in" svg:width="1.4846in" svg:height="0.4425in" draw:z-index="42"><draw:object xlink:href="./Object 43" xlink:type="simple" xlink:show="embed" xlink:actuate="onLoad"/><draw:image xlink:href="./ObjectReplacements/Object 43" xlink:type="simple" xlink:show="embed" xlink:actuate="onLoad"/></draw:frame><text:span text:style-name="T58">donde:</text:span></text:p>
      <text:p text:style-name="P24"/>
      <text:p text:style-name="P25">g = 9.81 m/s2</text:p>
      <text:p text:style-name="P25">q = tasa de consumo de combustible = 2700 kg/s</text:p>
      <text:p text:style-name="P25">u = velocidad con la que se expele el combustible = 8820 km/h</text:p>
      <text:p text:style-name="P25">m0 = masa inicial del cohete = 185000 kg</text:p>
      <text:p text:style-name="P26"><text:soft-page-break/>Emplee el MÉTODO DE POSICIÓN FALSA para determinar el tiempo “t”, para el cual el cohete alcanza una velocidad de 1025m/s, con una precisión de 10<text:span text:style-name="T2">-12</text:span> . MUESTRE EN FORMA DE TABLA: NUMERO DE ITERACIONES, t<text:span text:style-name="T33">0</text:span> , t<text:span text:style-name="T33">1</text:span> , VALOR APROXIMADO, ERROR. EMPLEE QUINCE DECIMALES.</text:p>
      <text:p text:style-name="P26"/>
      <text:p text:style-name="P26"><draw:frame draw:style-name="fr1" draw:name="Object5" text:anchor-type="as-char" svg:y="-0.9138in" svg:width="2.0063in" svg:height="1.7937in" draw:z-index="43"><draw:object xlink:href="./Object 44" xlink:type="simple" xlink:show="embed" xlink:actuate="onLoad"/><draw:image xlink:href="./ObjectReplacements/Object 44" xlink:type="simple" xlink:show="embed" xlink:actuate="onLoad"/></draw:frame></text:p>
      <text:p text:style-name="P26"/>
      <text:p text:style-name="P27">19) Emplee el MÉTODO DE MULLER para obtener una raíz del polinomio: P (x) = 2x<text:span text:style-name="T2">5</text:span> + 11x<text:span text:style-name="T2">4</text:span> – 21x<text:span text:style-name="T2">3</text:span> – 10x<text:span text:style-name="T2">2</text:span> + 21x – 15, con DOCE CIFRAS DECIMALES y una precisión de 10<text:span text:style-name="T2">-12</text:span> . Utilice los valores: x<text:span text:style-name="T33">0</text:span>=1,x<text:span text:style-name="T33">1</text:span> =1.8, x<text:span text:style-name="T33">2</text:span> =2</text:p>
      <text:p text:style-name="P27"/>
      <text:p text:style-name="P27">20) Emplee el MÉTODO DE MULLER para obtener una raíz del polinomio: P (x) = 3x<text:span text:style-name="T2">5</text:span> + 11x<text:span text:style-name="T2">4</text:span> – 21x<text:span text:style-name="T2">3</text:span> – 10x<text:span text:style-name="T2">2</text:span> + 21x + 15, con DOCE CIFRAS DECIMALES y una precisión de 10<text:span text:style-name="T2">-12</text:span> . Utilice los valores: x<text:span text:style-name="T33">0</text:span> = –5.5, x<text:span text:style-name="T33">1</text:span> = –5.2, x<text:span text:style-name="T33">2</text:span> = –4.5.</text:p>
      <text:p text:style-name="P27"/>
      <text:p text:style-name="P28">21) Se diseña un tanque esférico para almacenar agua para un pequeño poblado. El volumen de líquido que puede contener se calcula mediante</text:p>
      <text:p text:style-name="P28">la siguiente ecua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2" svg:font-family="'Liberation Serif'" style:font-family-generic="roman"/>
    <style:font-face style:name="Liberation Mono" svg:font-family="'Liberation Mono'"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SV"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Liberation Serif" fo:font-size="12pt" fo:language="es" fo:country="SV"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9T08:40:17.280000000</meta:creation-date>
    <dc:date>2016-02-21T18:17:08.262686319</dc:date>
    <meta:editing-duration>PT18H7M46S</meta:editing-duration>
    <meta:editing-cycles>63</meta:editing-cycles>
    <meta:generator>LibreOffice/5.1.0.3$Linux_X86_64 LibreOffice_project/10m0$Build-3</meta:generator>
    <meta:document-statistic meta:table-count="1" meta:image-count="0" meta:object-count="44" meta:page-count="10" meta:paragraph-count="112" meta:word-count="2022" meta:character-count="11558" meta:non-whitespace-character-count="9613"/>
  </office:meta>
</office:document-meta>
</file>

<file path=Object 1/content.xml><?xml version="1.0" encoding="utf-8"?>
<math xmlns="http://www.w3.org/1998/Math/MathML" display="block">
  <semantics>
    <mrow>
      <mi>h</mi>
      <mrow>
        <mrow>
          <mo fence="true" stretchy="false">(</mo>
          <mrow>
            <mi>x</mi>
          </mrow>
          <mo fence="true" stretchy="false">)</mo>
        </mrow>
        <mo stretchy="false">=</mo>
        <msub>
          <mi>log</mi>
          <mn>9</mn>
        </msub>
      </mrow>
      <mrow>
        <mrow>
          <mo fence="true" stretchy="false">(</mo>
          <mrow>
            <mrow>
              <mn>17</mn>
              <mi>–</mi>
              <mn>3</mn>
              <mi>x</mi>
            </mrow>
          </mrow>
          <mo fence="true" stretchy="false">)</mo>
        </mrow>
        <mo stretchy="false">+</mo>
        <msup>
          <mi>x</mi>
          <mn>2</mn>
        </msup>
      </mrow>
    </mrow>
    <annotation encoding="StarMath 5.0">h(x) = Log_9 (17 – 3x) + x^2</annotation>
  </semantics>
</math>
</file>

<file path=Object 10/content.xml><?xml version="1.0" encoding="utf-8"?>
<math xmlns="http://www.w3.org/1998/Math/MathML" display="block">
  <semantics>
    <mrow>
      <mrow>
        <mi>a</mi>
        <mo stretchy="false">=</mo>
        <mfrac>
          <mrow>
            <mn>27</mn>
            <msup>
              <mrow>
                <mo fence="true" stretchy="false">(</mo>
                <mrow>
                  <msub>
                    <mi mathvariant="italic">RT</mi>
                    <mi>c</mi>
                  </msub>
                </mrow>
                <mo fence="true" stretchy="false">)</mo>
              </mrow>
              <mn>2</mn>
            </msup>
          </mrow>
          <mrow>
            <mn>64</mn>
            <msub>
              <mi>P</mi>
              <mi>c</mi>
            </msub>
          </mrow>
        </mfrac>
      </mrow>
      <mspace width="6em"/>
      <mrow>
        <mi>b</mi>
        <mo stretchy="false">=</mo>
        <mfrac>
          <msub>
            <mi mathvariant="italic">RT</mi>
            <mi>c</mi>
          </msub>
          <mrow>
            <mn>8</mn>
            <msub>
              <mi>P</mi>
              <mi>c</mi>
            </msub>
          </mrow>
        </mfrac>
      </mrow>
    </mrow>
    <annotation encoding="StarMath 5.0">a = { 27( RT_c )^2 } over { 64P_c } ~ ~ ~ b = { RT_c } over { 8P_c }</annotation>
  </semantics>
</math>
</file>

<file path=Object 11/content.xml><?xml version="1.0" encoding="utf-8"?>
<math xmlns="http://www.w3.org/1998/Math/MathML" display="block">
  <semantics>
    <mtable>
      <mtr>
        <mtd>
          <mrow>
            <mrow>
              <mo fence="true" stretchy="false">(</mo>
              <mrow>
                <mrow>
                  <mi>P</mi>
                  <mo stretchy="false">+</mo>
                  <mfrac>
                    <mi>a</mi>
                    <msup>
                      <mi>v</mi>
                      <mn>2</mn>
                    </msup>
                  </mfrac>
                </mrow>
              </mrow>
              <mo fence="true" stretchy="false">)</mo>
            </mrow>
            <mrow>
              <mrow>
                <mo fence="true" stretchy="false">(</mo>
                <mrow>
                  <mrow>
                    <mi>V</mi>
                    <mo stretchy="false">−</mo>
                    <mi>b</mi>
                  </mrow>
                </mrow>
                <mo fence="true" stretchy="false">)</mo>
              </mrow>
              <mo stretchy="false">=</mo>
              <mi mathvariant="italic">RT</mi>
            </mrow>
          </mrow>
        </mtd>
      </mtr>
      <mtr>
        <mtd>
          <mrow>
            <mrow>
              <mi>V</mi>
              <mo stretchy="false">−</mo>
              <mi>b</mi>
            </mrow>
            <mo stretchy="false">=</mo>
            <mfrac>
              <mi mathvariant="italic">RT</mi>
              <mrow>
                <mo fence="true" stretchy="false">(</mo>
                <mrow>
                  <mrow>
                    <mi>P</mi>
                    <mo stretchy="false">+</mo>
                    <mfrac>
                      <mi>a</mi>
                      <msup>
                        <mi>v</mi>
                        <mn>2</mn>
                      </msup>
                    </mfrac>
                  </mrow>
                </mrow>
                <mo fence="true" stretchy="false">)</mo>
              </mrow>
            </mfrac>
          </mrow>
        </mtd>
      </mtr>
      <mtr>
        <mtd>
          <mrow>
            <mi>V</mi>
            <mo stretchy="false">=</mo>
            <mrow>
              <mfrac>
                <mi mathvariant="italic">RT</mi>
                <mrow>
                  <mo fence="true" stretchy="false">(</mo>
                  <mrow>
                    <mrow>
                      <mi>P</mi>
                      <mo stretchy="false">+</mo>
                      <mfrac>
                        <mi>a</mi>
                        <msup>
                          <mi>v</mi>
                          <mn>2</mn>
                        </msup>
                      </mfrac>
                    </mrow>
                  </mrow>
                  <mo fence="true" stretchy="false">)</mo>
                </mrow>
              </mfrac>
              <mo stretchy="false">+</mo>
              <mi>b</mi>
            </mrow>
          </mrow>
        </mtd>
      </mtr>
    </mtable>
    <annotation encoding="StarMath 5.0">( P + a over v^2 )( V - b ) = RT
newline
V - b = { RT } over ( P + a over v^2 )
newline
V = { RT } over ( P + a over v^2 ) + b</annotation>
  </semantics>
</math>
</file>

<file path=Object 12/content.xml><?xml version="1.0" encoding="utf-8"?>
<math xmlns="http://www.w3.org/1998/Math/MathML" display="block">
  <semantics>
    <mrow>
      <mi mathvariant="normal">π</mi>
      <mi mathvariant="italic">Dh</mi>
      <mrow>
        <mrow>
          <mo fence="true" stretchy="false">(</mo>
          <mrow>
            <mrow>
              <mi>T</mi>
              <mo stretchy="false">−</mo>
              <msub>
                <mi>T</mi>
                <mi>s</mi>
              </msub>
            </mrow>
          </mrow>
          <mo fence="true" stretchy="false">)</mo>
        </mrow>
        <mo stretchy="false">+</mo>
        <mi mathvariant="normal">π</mi>
      </mrow>
      <mi>D</mi>
      <mi mathvariant="normal">ε</mi>
      <mi mathvariant="normal">σ</mi>
      <mrow>
        <mrow>
          <mo fence="true" stretchy="false">(</mo>
          <mrow>
            <mrow>
              <msup>
                <mi>T</mi>
                <mn>4</mn>
              </msup>
              <mo stretchy="false">−</mo>
              <msubsup>
                <mi>T</mi>
                <mi>s</mi>
                <mn>4</mn>
              </msubsup>
            </mrow>
          </mrow>
          <mo fence="true" stretchy="false">)</mo>
        </mrow>
        <mo stretchy="false">−</mo>
        <msup>
          <mi>I</mi>
          <mn>2</mn>
        </msup>
      </mrow>
      <mrow>
        <mi>R</mi>
        <mo stretchy="false">=</mo>
        <mn>0</mn>
      </mrow>
    </mrow>
    <annotation encoding="StarMath 5.0">%pi Dh( T - T_s ) + %pi D %varepsilon %sigma ( T^4 - T^4_s ) - I^2 R = 0</annotation>
  </semantics>
</math>
</file>

<file path=Object 13/content.xml><?xml version="1.0" encoding="utf-8"?>
<math xmlns="http://www.w3.org/1998/Math/MathML" display="block">
  <semantics>
    <mtable>
      <mtr>
        <mtd>
          <mrow>
            <mi mathvariant="italic">Ecuación</mi>
            <mspace width="1em"/>
            <mi mathvariant="italic">original</mi>
            <mi mathvariant="normal">:</mi>
          </mrow>
        </mtd>
      </mtr>
      <mtr>
        <mtd>
          <mrow>
            <mi mathvariant="normal">π</mi>
            <mi mathvariant="italic">Dh</mi>
            <mrow>
              <mrow>
                <mo fence="true" stretchy="false">(</mo>
                <mrow>
                  <mrow>
                    <mi>T</mi>
                    <mo stretchy="false">−</mo>
                    <msub>
                      <mi>T</mi>
                      <mi>s</mi>
                    </msub>
                  </mrow>
                </mrow>
                <mo fence="true" stretchy="false">)</mo>
              </mrow>
              <mo stretchy="false">+</mo>
              <mi mathvariant="normal">π</mi>
            </mrow>
            <mi>D</mi>
            <mi mathvariant="normal">ε</mi>
            <mi mathvariant="normal">σ</mi>
            <mrow>
              <mrow>
                <mo fence="true" stretchy="false">(</mo>
                <mrow>
                  <mrow>
                    <msup>
                      <mi>T</mi>
                      <mn>4</mn>
                    </msup>
                    <mo stretchy="false">−</mo>
                    <msubsup>
                      <mi>T</mi>
                      <mi>s</mi>
                      <mn>4</mn>
                    </msubsup>
                  </mrow>
                </mrow>
                <mo fence="true" stretchy="false">)</mo>
              </mrow>
              <mo stretchy="false">−</mo>
              <msup>
                <mi>I</mi>
                <mn>2</mn>
              </msup>
            </mrow>
            <mrow>
              <mi>R</mi>
              <mo stretchy="false">=</mo>
              <mn>0</mn>
            </mrow>
          </mrow>
        </mtd>
      </mtr>
      <mtr>
        <mtd>
          <mrow>
            <mi>f</mi>
            <mrow>
              <mrow>
                <mo fence="true" stretchy="false">(</mo>
                <mrow>
                  <mi>T</mi>
                </mrow>
                <mo fence="true" stretchy="false">)</mo>
              </mrow>
              <mo stretchy="false">=</mo>
              <mi mathvariant="normal">π</mi>
            </mrow>
            <mi mathvariant="italic">Dh</mi>
            <mrow>
              <mrow>
                <mo fence="true" stretchy="false">(</mo>
                <mrow>
                  <mrow>
                    <mi>T</mi>
                    <mo stretchy="false">−</mo>
                    <msub>
                      <mi>T</mi>
                      <mi>s</mi>
                    </msub>
                  </mrow>
                </mrow>
                <mo fence="true" stretchy="false">)</mo>
              </mrow>
              <mo stretchy="false">+</mo>
              <mi mathvariant="normal">π</mi>
            </mrow>
            <mi>D</mi>
            <mi mathvariant="normal">ε</mi>
            <mi mathvariant="normal">σ</mi>
            <mrow>
              <mrow>
                <mo fence="true" stretchy="false">(</mo>
                <mrow>
                  <mrow>
                    <msup>
                      <mi>T</mi>
                      <mn>4</mn>
                    </msup>
                    <mo stretchy="false">−</mo>
                    <msubsup>
                      <mi>T</mi>
                      <mi>s</mi>
                      <mn>4</mn>
                    </msubsup>
                  </mrow>
                </mrow>
                <mo fence="true" stretchy="false">)</mo>
              </mrow>
              <mo stretchy="false">−</mo>
              <msup>
                <mi>I</mi>
                <mn>2</mn>
              </msup>
            </mrow>
            <mi>R</mi>
          </mrow>
        </mtd>
      </mtr>
      <mtr>
        <mtd>
          <mstyle mathvariant="bold">
            <mrow>
              <mi>f</mi>
              <mrow>
                <mrow>
                  <mo fence="true" stretchy="false">(</mo>
                  <mrow>
                    <mi>T</mi>
                  </mrow>
                  <mo fence="true" stretchy="false">)</mo>
                </mrow>
                <mo stretchy="false">=</mo>
                <msub>
                  <mi>K</mi>
                  <mn>1</mn>
                </msub>
              </mrow>
              <mrow>
                <mrow>
                  <mo fence="true" stretchy="false">(</mo>
                  <mrow>
                    <mrow>
                      <mi>T</mi>
                      <mo stretchy="false">−</mo>
                      <msub>
                        <mi>T</mi>
                        <mi>s</mi>
                      </msub>
                    </mrow>
                  </mrow>
                  <mo fence="true" stretchy="false">)</mo>
                </mrow>
                <mo stretchy="false">+</mo>
                <msub>
                  <mi>K</mi>
                  <mn>2</mn>
                </msub>
              </mrow>
              <mrow>
                <mrow>
                  <mo fence="true" stretchy="false">(</mo>
                  <mrow>
                    <mrow>
                      <msup>
                        <mi>T</mi>
                        <mn>4</mn>
                      </msup>
                      <mo stretchy="false">−</mo>
                      <msubsup>
                        <mi>T</mi>
                        <mi>s</mi>
                        <mn>4</mn>
                      </msubsup>
                    </mrow>
                  </mrow>
                  <mo fence="true" stretchy="false">)</mo>
                </mrow>
                <mo stretchy="false">−</mo>
                <msub>
                  <mi>K</mi>
                  <mn>3</mn>
                </msub>
              </mrow>
            </mrow>
          </mstyle>
        </mtd>
      </mtr>
    </mtable>
    <annotation encoding="StarMath 5.0">Ecuación` `original:
newline
%pi Dh( T - T_s ) + %pi D %varepsilon %sigma ( T^4 - T^4_s ) - I^2 R = 0
newline
f( T ) = %pi Dh( T - T_s ) + %pi D %varepsilon %sigma ( T^4 - T^4_s ) - I^2 R
newline
bold { f( T ) = K_1( T - T_s ) + K_2 ( T^4 - T^4_s ) - K_3 }</annotation>
  </semantics>
</math>
</file>

<file path=Object 14/content.xml><?xml version="1.0" encoding="utf-8"?>
<math xmlns="http://www.w3.org/1998/Math/MathML" display="block">
  <semantics>
    <mtable>
      <mtr>
        <mtd>
          <mrow>
            <mn>1</mn>
            <mi>a</mi>
            <mspace width="0.5em"/>
            <mi mathvariant="italic">derivada</mi>
            <mspace width="0.5em"/>
            <mi mathvariant="italic">de</mi>
            <mspace width="0.5em"/>
            <mi mathvariant="italic">la</mi>
            <mspace width="0.5em"/>
            <mi mathvariant="italic">Ecuación</mi>
            <mi mathvariant="normal">:</mi>
          </mrow>
        </mtd>
      </mtr>
      <mtr>
        <mtd>
          <mrow>
            <mi>f</mi>
            <mrow>
              <mrow>
                <mo fence="true" stretchy="false">(</mo>
                <mrow>
                  <mi>T</mi>
                </mrow>
                <mo fence="true" stretchy="false">)</mo>
              </mrow>
              <mo stretchy="false">=</mo>
              <mi mathvariant="normal">π</mi>
            </mrow>
            <mi mathvariant="italic">Dh</mi>
            <mrow>
              <mrow>
                <mo fence="true" stretchy="false">(</mo>
                <mrow>
                  <mrow>
                    <mi>T</mi>
                    <mo stretchy="false">−</mo>
                    <msub>
                      <mi>T</mi>
                      <mi>s</mi>
                    </msub>
                  </mrow>
                </mrow>
                <mo fence="true" stretchy="false">)</mo>
              </mrow>
              <mo stretchy="false">+</mo>
              <mi mathvariant="normal">π</mi>
            </mrow>
            <mi>D</mi>
            <mi mathvariant="normal">ε</mi>
            <mi mathvariant="normal">σ</mi>
            <mrow>
              <mrow>
                <mo fence="true" stretchy="false">(</mo>
                <mrow>
                  <mrow>
                    <msup>
                      <mi>T</mi>
                      <mn>4</mn>
                    </msup>
                    <mo stretchy="false">−</mo>
                    <msubsup>
                      <mi>T</mi>
                      <mi>s</mi>
                      <mn>4</mn>
                    </msubsup>
                  </mrow>
                </mrow>
                <mo fence="true" stretchy="false">)</mo>
              </mrow>
              <mo stretchy="false">−</mo>
              <msup>
                <mi>I</mi>
                <mn>2</mn>
              </msup>
            </mrow>
            <mi>R</mi>
          </mrow>
        </mtd>
      </mtr>
      <mtr>
        <mtd>
          <mrow>
            <mi>f</mi>
            <mrow>
              <mrow>
                <mo fence="true" stretchy="false">(</mo>
                <mrow>
                  <mi>T</mi>
                </mrow>
                <mo fence="true" stretchy="false">)</mo>
              </mrow>
              <mo stretchy="false">=</mo>
              <msub>
                <mi>K</mi>
                <mn>1</mn>
              </msub>
            </mrow>
            <mrow>
              <mrow>
                <mo fence="true" stretchy="false">(</mo>
                <mrow>
                  <mrow>
                    <mi>T</mi>
                    <mo stretchy="false">−</mo>
                    <msub>
                      <mi>T</mi>
                      <mi>s</mi>
                    </msub>
                  </mrow>
                </mrow>
                <mo fence="true" stretchy="false">)</mo>
              </mrow>
              <mo stretchy="false">+</mo>
              <msub>
                <mi>K</mi>
                <mn>2</mn>
              </msub>
            </mrow>
            <mrow>
              <mrow>
                <mo fence="true" stretchy="false">(</mo>
                <mrow>
                  <mrow>
                    <msup>
                      <mi>T</mi>
                      <mn>4</mn>
                    </msup>
                    <mo stretchy="false">−</mo>
                    <msubsup>
                      <mi>T</mi>
                      <mi>s</mi>
                      <mn>4</mn>
                    </msubsup>
                  </mrow>
                </mrow>
                <mo fence="true" stretchy="false">)</mo>
              </mrow>
              <mo stretchy="false">−</mo>
              <msub>
                <mi>K</mi>
                <mn>3</mn>
              </msub>
            </mrow>
          </mrow>
        </mtd>
      </mtr>
      <mtr>
        <mtd>
          <mrow>
            <mi>f</mi>
            <mi>'</mi>
            <mrow>
              <mrow>
                <mo fence="true" stretchy="false">(</mo>
                <mrow>
                  <mi>T</mi>
                </mrow>
                <mo fence="true" stretchy="false">)</mo>
              </mrow>
              <mo stretchy="false">=</mo>
              <mrow>
                <mrow>
                  <mo fence="true" stretchy="false">[</mo>
                  <mrow>
                    <mrow>
                      <msub>
                        <mi>K</mi>
                        <mn>1</mn>
                      </msub>
                      <mrow>
                        <mrow>
                          <mo fence="true" stretchy="false">(</mo>
                          <mrow>
                            <mn>1</mn>
                          </mrow>
                          <mo fence="true" stretchy="false">)</mo>
                        </mrow>
                        <mo stretchy="false">+</mo>
                        <mrow>
                          <mo fence="true" stretchy="false">(</mo>
                          <mrow>
                            <mrow>
                              <mi>T</mi>
                              <mo stretchy="false">−</mo>
                              <msub>
                                <mi>T</mi>
                                <mi>s</mi>
                              </msub>
                            </mrow>
                          </mrow>
                          <mo fence="true" stretchy="false">)</mo>
                        </mrow>
                      </mrow>
                      <mrow>
                        <mo fence="true" stretchy="false">(</mo>
                        <mrow>
                          <mn>0</mn>
                        </mrow>
                        <mo fence="true" stretchy="false">)</mo>
                      </mrow>
                    </mrow>
                  </mrow>
                  <mo fence="true" stretchy="false">]</mo>
                </mrow>
                <mo stretchy="false">+</mo>
                <mrow>
                  <mo fence="true" stretchy="false">[</mo>
                  <mrow>
                    <mrow>
                      <msub>
                        <mi>K</mi>
                        <mn>2</mn>
                      </msub>
                      <mrow>
                        <mrow>
                          <mo fence="true" stretchy="false">(</mo>
                          <mrow>
                            <mrow>
                              <mn>4</mn>
                              <msup>
                                <mi>T</mi>
                                <mn>3</mn>
                              </msup>
                            </mrow>
                          </mrow>
                          <mo fence="true" stretchy="false">)</mo>
                        </mrow>
                        <mo stretchy="false">+</mo>
                        <mrow>
                          <mo fence="true" stretchy="false">(</mo>
                          <mrow>
                            <mrow>
                              <msup>
                                <mi>T</mi>
                                <mn>4</mn>
                              </msup>
                              <mo stretchy="false">−</mo>
                              <msubsup>
                                <mi>T</mi>
                                <mi>s</mi>
                                <mn>4</mn>
                              </msubsup>
                            </mrow>
                          </mrow>
                          <mo fence="true" stretchy="false">)</mo>
                        </mrow>
                      </mrow>
                      <mrow>
                        <mo fence="true" stretchy="false">(</mo>
                        <mrow>
                          <mn>0</mn>
                        </mrow>
                        <mo fence="true" stretchy="false">)</mo>
                      </mrow>
                    </mrow>
                  </mrow>
                  <mo fence="true" stretchy="false">]</mo>
                </mrow>
              </mrow>
            </mrow>
          </mrow>
        </mtd>
      </mtr>
      <mtr>
        <mtd>
          <mstyle mathvariant="bold">
            <mrow>
              <mi>f</mi>
              <mi>'</mi>
              <mrow>
                <mrow>
                  <mo fence="true" stretchy="false">(</mo>
                  <mrow>
                    <mi>T</mi>
                  </mrow>
                  <mo fence="true" stretchy="false">)</mo>
                </mrow>
                <mo stretchy="false">=</mo>
                <mrow>
                  <msub>
                    <mi>K</mi>
                    <mn>1</mn>
                  </msub>
                  <mo stretchy="false">+</mo>
                  <msub>
                    <mi>K</mi>
                    <mn>2</mn>
                  </msub>
                </mrow>
              </mrow>
              <mrow>
                <mo fence="true" stretchy="false">(</mo>
                <mrow>
                  <mrow>
                    <mn>4</mn>
                    <msup>
                      <mi>T</mi>
                      <mn>3</mn>
                    </msup>
                  </mrow>
                </mrow>
                <mo fence="true" stretchy="false">)</mo>
              </mrow>
            </mrow>
          </mstyle>
        </mtd>
      </mtr>
    </mtable>
    <annotation encoding="StarMath 5.0">1a`derivada`de`la`Ecuación:
newline
f( T ) = %pi Dh( T - T_s ) + %pi D %varepsilon %sigma ( T^4 - T^4_s ) - I^2 R
newline
f( T ) = K_1( T - T_s ) + K_2 ( T^4 - T^4_s ) - K_3
newline
f'( T ) = [ K_1( 1 ) + ( T - T_s )( 0 ) ]+[ K_2( 4T^3 ) + ( T^4 - T^4_s )(0)]
newline
bold { f'( T ) = K_1 + K_2( 4T^3 ) }</annotation>
  </semantics>
</math>
</file>

<file path=Object 15/content.xml><?xml version="1.0" encoding="utf-8"?>
<math xmlns="http://www.w3.org/1998/Math/MathML" display="block">
  <semantics>
    <mtable>
      <mtr>
        <mtd>
          <mrow>
            <mi mathvariant="italic">Considerando</mi>
            <mi mathvariant="normal">:</mi>
          </mrow>
        </mtd>
      </mtr>
      <mtr>
        <mtd>
          <mrow>
            <mrow>
              <msub>
                <mi>K</mi>
                <mn>1</mn>
              </msub>
              <mo stretchy="false">=</mo>
              <mi mathvariant="normal">π</mi>
            </mrow>
            <mi mathvariant="italic">Dh</mi>
          </mrow>
        </mtd>
      </mtr>
      <mtr>
        <mtd>
          <mrow>
            <mrow>
              <msub>
                <mi>K</mi>
                <mn>2</mn>
              </msub>
              <mo stretchy="false">=</mo>
              <mi mathvariant="normal">π</mi>
            </mrow>
            <mi>D</mi>
            <mi mathvariant="normal">ε</mi>
            <mi mathvariant="normal">σ</mi>
          </mrow>
        </mtd>
      </mtr>
      <mtr>
        <mtd>
          <mrow>
            <mrow>
              <msub>
                <mi>K</mi>
                <mn>3</mn>
              </msub>
              <mo stretchy="false">=</mo>
              <msup>
                <mi>I</mi>
                <mn>2</mn>
              </msup>
            </mrow>
            <mi>R</mi>
          </mrow>
        </mtd>
      </mtr>
      <mtr>
        <mtd>
          <mrow>
            <msub>
              <mi>K</mi>
              <mn>1,</mn>
            </msub>
            <mspace width="1em"/>
            <msub>
              <mi>K</mi>
              <mn>2,</mn>
            </msub>
            <mspace width="1em"/>
            <msub>
              <mi>K</mi>
              <mn>3</mn>
            </msub>
            <mspace width="0.5em"/>
            <mi>y</mi>
            <mspace width="0.5em"/>
            <msub>
              <mi>T</mi>
              <mi>s</mi>
            </msub>
            <mspace width="0.5em"/>
            <mi mathvariant="italic">como</mi>
            <mspace width="0.5em"/>
            <mi mathvariant="italic">constantes</mi>
          </mrow>
        </mtd>
      </mtr>
    </mtable>
    <annotation encoding="StarMath 5.0">Considerando:
newline
K_1 = %pi Dh
newline
K_2 = %pi D %varepsilon %sigma
newline
K_3 = I^2 R
newline
K_1,``K_2,``K_3`y`T_s`como`constantes</annotation>
  </semantics>
</math>
</file>

<file path=Object 16/content.xml><?xml version="1.0" encoding="utf-8"?>
<math xmlns="http://www.w3.org/1998/Math/MathML" display="block">
  <semantics>
    <mtable>
      <mtr>
        <mtd>
          <mrow>
            <mi>C</mi>
            <mrow>
              <mrow>
                <mo fence="true" stretchy="false">(</mo>
                <mrow>
                  <mi>t</mi>
                </mrow>
                <mo fence="true" stretchy="false">)</mo>
              </mrow>
              <mo stretchy="false">=</mo>
              <mrow>
                <mn>0.78</mn>
                <mo stretchy="false">−</mo>
                <mn>0.05</mn>
              </mrow>
            </mrow>
            <mrow>
              <msup>
                <mi mathvariant="italic">te</mi>
                <mrow>
                  <mrow>
                    <mo stretchy="false">−</mo>
                    <mn>0.4</mn>
                  </mrow>
                  <mi>t</mi>
                </mrow>
              </msup>
              <mo stretchy="false">−</mo>
              <mn>0.23</mn>
            </mrow>
            <msup>
              <mi>e</mi>
              <mrow>
                <mrow>
                  <mo stretchy="false">−</mo>
                  <mn>0.4</mn>
                </mrow>
                <mi>t</mi>
              </mrow>
            </msup>
          </mrow>
        </mtd>
      </mtr>
      <mtr>
        <mtd>
          <mrow>
            <mi>C</mi>
            <mrow>
              <mrow>
                <mo fence="true" stretchy="false">(</mo>
                <mrow>
                  <mi>t</mi>
                </mrow>
                <mo fence="true" stretchy="false">)</mo>
              </mrow>
              <mo stretchy="false">=</mo>
              <mn>0.7365</mn>
            </mrow>
          </mrow>
        </mtd>
      </mtr>
      <mtr>
        <mtd>
          <mrow>
            <mrow>
              <mn>0.7365</mn>
              <mo stretchy="false">=</mo>
              <mrow>
                <mn>0.78</mn>
                <mo stretchy="false">−</mo>
                <mn>0.05</mn>
              </mrow>
            </mrow>
            <mrow>
              <msup>
                <mi mathvariant="italic">te</mi>
                <mrow>
                  <mrow>
                    <mo stretchy="false">−</mo>
                    <mn>0.4</mn>
                  </mrow>
                  <mi>t</mi>
                </mrow>
              </msup>
              <mo stretchy="false">−</mo>
              <mn>0.23</mn>
            </mrow>
            <msup>
              <mi>e</mi>
              <mrow>
                <mrow>
                  <mo stretchy="false">−</mo>
                  <mn>0.4</mn>
                </mrow>
                <mi>t</mi>
              </mrow>
            </msup>
          </mrow>
        </mtd>
      </mtr>
      <mtr>
        <mtd>
          <mrow>
            <mrow>
              <mn>0</mn>
              <mo stretchy="false">=</mo>
              <mrow>
                <mn>0.78</mn>
                <mo stretchy="false">−</mo>
                <mn>0.7365</mn>
                <mo stretchy="false">−</mo>
                <mn>0.05</mn>
              </mrow>
            </mrow>
            <mrow>
              <msup>
                <mi mathvariant="italic">te</mi>
                <mrow>
                  <mrow>
                    <mo stretchy="false">−</mo>
                    <mn>0.4</mn>
                  </mrow>
                  <mi>t</mi>
                </mrow>
              </msup>
              <mo stretchy="false">−</mo>
              <mn>0.23</mn>
            </mrow>
            <msup>
              <mi>e</mi>
              <mrow>
                <mrow>
                  <mo stretchy="false">−</mo>
                  <mn>0.4</mn>
                </mrow>
                <mi>t</mi>
              </mrow>
            </msup>
          </mrow>
        </mtd>
      </mtr>
      <mtr>
        <mtd>
          <mrow>
            <mrow>
              <mn>0</mn>
              <mo stretchy="false">=</mo>
              <mrow>
                <mn>0.0435</mn>
                <mo stretchy="false">−</mo>
                <mn>0.05</mn>
              </mrow>
            </mrow>
            <mrow>
              <msup>
                <mi mathvariant="italic">te</mi>
                <mrow>
                  <mrow>
                    <mo stretchy="false">−</mo>
                    <mn>0.4</mn>
                  </mrow>
                  <mi>t</mi>
                </mrow>
              </msup>
              <mo stretchy="false">−</mo>
              <mn>0.23</mn>
            </mrow>
            <msup>
              <mi>e</mi>
              <mrow>
                <mrow>
                  <mo stretchy="false">−</mo>
                  <mn>0.4</mn>
                </mrow>
                <mi>t</mi>
              </mrow>
            </msup>
          </mrow>
        </mtd>
      </mtr>
      <mtr>
        <mtd>
          <mrow>
            <mi>f</mi>
            <mrow>
              <mrow>
                <mo fence="true" stretchy="false">(</mo>
                <mrow>
                  <mi>t</mi>
                </mrow>
                <mo fence="true" stretchy="false">)</mo>
              </mrow>
              <mo stretchy="false">=</mo>
              <mrow>
                <mn>0.0435</mn>
                <mo stretchy="false">−</mo>
                <mn>0.05</mn>
              </mrow>
            </mrow>
            <mrow>
              <msup>
                <mi mathvariant="italic">te</mi>
                <mrow>
                  <mrow>
                    <mo stretchy="false">−</mo>
                    <mn>0.4</mn>
                  </mrow>
                  <mi>t</mi>
                </mrow>
              </msup>
              <mo stretchy="false">−</mo>
              <mn>0.23</mn>
            </mrow>
            <msup>
              <mi>e</mi>
              <mrow>
                <mrow>
                  <mo stretchy="false">−</mo>
                  <mn>0.4</mn>
                </mrow>
                <mi>t</mi>
              </mrow>
            </msup>
          </mrow>
        </mtd>
      </mtr>
    </mtable>
    <annotation encoding="StarMath 5.0">C( t ) = 0.78 - 0.05te^{ -0.4t } - 0.23e^{ -0.4t }
newline
C( t ) = 0.7365
newline
0.7365 = 0.78 - 0.05te^{ -0.4t } - 0.23e^{ -0.4t }
newline
0 = 0.78 - 0.7365  - 0.05te^{ -0.4t } - 0.23e^{ -0.4t }
newline
0 = 0.0435 - 0.05te^{ -0.4t } - 0.23e^{ -0.4t }
newline
f( t ) = 0.0435 - 0.05te^{ -0.4t } - 0.23e^{ -0.4t }</annotation>
  </semantics>
</math>
</file>

<file path=Object 17/content.xml><?xml version="1.0" encoding="utf-8"?>
<math xmlns="http://www.w3.org/1998/Math/MathML" display="block">
  <semantics>
    <mrow>
      <mrow>
        <msub>
          <mi>M</mi>
          <mi>a</mi>
        </msub>
        <mo stretchy="false">=</mo>
        <msub>
          <mi mathvariant="normal">ρ</mi>
          <mi>a</mi>
        </msub>
      </mrow>
      <mrow>
        <munderover>
          <mo stretchy="false">∫</mo>
          <mn>0</mn>
          <mi>h</mi>
        </munderover>
        <mrow>
          <mi mathvariant="normal">π</mi>
          <mrow>
            <mo fence="true" stretchy="false">(</mo>
            <mrow>
              <mrow>
                <msup>
                  <mi>r</mi>
                  <mn>2</mn>
                </msup>
                <mo stretchy="false">−</mo>
                <msup>
                  <mrow>
                    <mo fence="true" stretchy="false">(</mo>
                    <mrow>
                      <mrow>
                        <mi>x</mi>
                        <mo stretchy="false">−</mo>
                        <mi>r</mi>
                      </mrow>
                    </mrow>
                    <mo fence="true" stretchy="false">)</mo>
                  </mrow>
                  <mn>2</mn>
                </msup>
              </mrow>
            </mrow>
            <mo fence="true" stretchy="false">)</mo>
          </mrow>
          <mi mathvariant="italic">dx</mi>
        </mrow>
      </mrow>
    </mrow>
    <annotation encoding="StarMath 5.0">M_a = %rho_a int from{0} to{h} { %pi(r^2 - (x - r)^2) dx }</annotation>
  </semantics>
</math>
</file>

<file path=Object 18/content.xml><?xml version="1.0" encoding="utf-8"?>
<math xmlns="http://www.w3.org/1998/Math/MathML" display="block">
  <semantics>
    <mtable>
      <mtr>
        <mtd>
          <mrow>
            <mrow>
              <msub>
                <mi>M</mi>
                <mi>a</mi>
              </msub>
              <mo stretchy="false">=</mo>
              <msub>
                <mi mathvariant="normal">ρ</mi>
                <mi>a</mi>
              </msub>
            </mrow>
            <mrow>
              <munderover>
                <mo stretchy="false">∫</mo>
                <mn>0</mn>
                <mi>h</mi>
              </munderover>
              <mrow>
                <mi mathvariant="normal">π</mi>
                <mrow>
                  <mo fence="true" stretchy="false">(</mo>
                  <mrow>
                    <mrow>
                      <msup>
                        <mi>r</mi>
                        <mn>2</mn>
                      </msup>
                      <mo stretchy="false">−</mo>
                      <msup>
                        <mrow>
                          <mo fence="true" stretchy="false">(</mo>
                          <mrow>
                            <mrow>
                              <mi>x</mi>
                              <mo stretchy="false">−</mo>
                              <mi>r</mi>
                            </mrow>
                          </mrow>
                          <mo fence="true" stretchy="false">)</mo>
                        </mrow>
                        <mn>2</mn>
                      </msup>
                    </mrow>
                  </mrow>
                  <mo fence="true" stretchy="false">)</mo>
                </mrow>
                <mi mathvariant="italic">dx</mi>
              </mrow>
            </mrow>
          </mrow>
        </mtd>
      </mtr>
      <mtr>
        <mtd>
          <mrow>
            <mrow>
              <msub>
                <mi>M</mi>
                <mi>a</mi>
              </msub>
              <mo stretchy="false">=</mo>
              <msub>
                <mi mathvariant="normal">ρ</mi>
                <mi>a</mi>
              </msub>
            </mrow>
            <mrow>
              <munderover>
                <mo stretchy="false">∫</mo>
                <mn>0</mn>
                <mi>h</mi>
              </munderover>
              <mrow>
                <mi mathvariant="normal">π</mi>
                <mrow>
                  <mo fence="true" stretchy="false">(</mo>
                  <mrow>
                    <mrow>
                      <mrow>
                        <msup>
                          <mi>r</mi>
                          <mn>2</mn>
                        </msup>
                        <mo stretchy="false">−</mo>
                        <msup>
                          <mi>x</mi>
                          <mn>2</mn>
                        </msup>
                        <mo stretchy="false">+</mo>
                        <mn>2</mn>
                      </mrow>
                      <mrow>
                        <mi mathvariant="italic">xr</mi>
                        <mo stretchy="false">−</mo>
                        <msup>
                          <mi>r</mi>
                          <mn>2</mn>
                        </msup>
                      </mrow>
                    </mrow>
                  </mrow>
                  <mo fence="true" stretchy="false">)</mo>
                </mrow>
                <mi mathvariant="italic">dx</mi>
              </mrow>
            </mrow>
          </mrow>
        </mtd>
      </mtr>
      <mtr>
        <mtd>
          <mrow>
            <mrow>
              <msub>
                <mi>M</mi>
                <mi>a</mi>
              </msub>
              <mo stretchy="false">=</mo>
              <msub>
                <mi mathvariant="normal">ρ</mi>
                <mi>a</mi>
              </msub>
            </mrow>
            <mi mathvariant="normal">π</mi>
            <mrow>
              <munderover>
                <mo stretchy="false">∫</mo>
                <mn>0</mn>
                <mi>h</mi>
              </munderover>
              <mrow>
                <mrow>
                  <mo fence="true" stretchy="false">(</mo>
                  <mrow>
                    <mrow>
                      <mrow>
                        <msup>
                          <mi>r</mi>
                          <mn>2</mn>
                        </msup>
                        <mo stretchy="false">−</mo>
                        <msup>
                          <mi>x</mi>
                          <mn>2</mn>
                        </msup>
                        <mo stretchy="false">+</mo>
                        <mn>2</mn>
                      </mrow>
                      <mrow>
                        <mi mathvariant="italic">xr</mi>
                        <mo stretchy="false">−</mo>
                        <msup>
                          <mi>r</mi>
                          <mn>2</mn>
                        </msup>
                      </mrow>
                    </mrow>
                  </mrow>
                  <mo fence="true" stretchy="false">)</mo>
                </mrow>
                <mi mathvariant="italic">dx</mi>
              </mrow>
            </mrow>
          </mrow>
        </mtd>
      </mtr>
      <mtr>
        <mtd>
          <mrow>
            <mrow>
              <msub>
                <mi>M</mi>
                <mi>a</mi>
              </msub>
              <mo stretchy="false">=</mo>
              <msub>
                <mi mathvariant="normal">ρ</mi>
                <mi>a</mi>
              </msub>
            </mrow>
            <mi mathvariant="normal">π</mi>
            <mrow>
              <munderover>
                <mo stretchy="false">∫</mo>
                <mn>0</mn>
                <mi>h</mi>
              </munderover>
              <mrow>
                <mrow>
                  <mo fence="true" stretchy="false">(</mo>
                  <mrow>
                    <mrow>
                      <mn>2</mn>
                      <mrow>
                        <mi mathvariant="italic">xr</mi>
                        <mo stretchy="false">−</mo>
                        <msup>
                          <mi>x</mi>
                          <mn>2</mn>
                        </msup>
                      </mrow>
                    </mrow>
                  </mrow>
                  <mo fence="true" stretchy="false">)</mo>
                </mrow>
                <mi mathvariant="italic">dx</mi>
              </mrow>
            </mrow>
          </mrow>
        </mtd>
      </mtr>
      <mtr>
        <mtd>
          <mrow>
            <mrow>
              <msub>
                <mi>M</mi>
                <mi>a</mi>
              </msub>
              <mo stretchy="false">=</mo>
              <msub>
                <mi mathvariant="normal">ρ</mi>
                <mi>a</mi>
              </msub>
            </mrow>
            <mi mathvariant="normal">π</mi>
            <mrow>
              <mo fence="true" stretchy="false">(</mo>
              <mrow>
                <mrow>
                  <mrow>
                    <munderover>
                      <mo stretchy="false">∫</mo>
                      <mn>0</mn>
                      <mi>h</mi>
                    </munderover>
                    <mrow>
                      <mn>2</mn>
                      <mi mathvariant="italic">xr</mi>
                      <mi mathvariant="italic">dx</mi>
                    </mrow>
                  </mrow>
                  <mo stretchy="false">−</mo>
                  <mrow>
                    <munderover>
                      <mo stretchy="false">∫</mo>
                      <mn>0</mn>
                      <mi>h</mi>
                    </munderover>
                    <mrow>
                      <msup>
                        <mi>x</mi>
                        <mn>2</mn>
                      </msup>
                      <mi mathvariant="italic">dx</mi>
                    </mrow>
                  </mrow>
                </mrow>
              </mrow>
              <mo fence="true" stretchy="false">)</mo>
            </mrow>
          </mrow>
        </mtd>
      </mtr>
      <mtr>
        <mtd>
          <mrow>
            <mrow>
              <msub>
                <mi>M</mi>
                <mi>a</mi>
              </msub>
              <mo stretchy="false">=</mo>
              <msub>
                <mi mathvariant="normal">ρ</mi>
                <mi>a</mi>
              </msub>
            </mrow>
            <mi mathvariant="normal">π</mi>
            <mrow>
              <mo fence="true" stretchy="false">(</mo>
              <mrow>
                <mrow>
                  <mfrac>
                    <mrow>
                      <mn>2</mn>
                      <msup>
                        <mi>x</mi>
                        <mn>2</mn>
                      </msup>
                      <mi>r</mi>
                    </mrow>
                    <mn>2</mn>
                  </mfrac>
                  <mo stretchy="false">−</mo>
                  <mfrac>
                    <msup>
                      <mi>x</mi>
                      <mn>3</mn>
                    </msup>
                    <mn>3</mn>
                  </mfrac>
                </mrow>
              </mrow>
              <mo fence="true" stretchy="false">)</mo>
            </mrow>
            <mtable>
              <mtr>
                <mtd>
                  <mi>h</mi>
                </mtd>
              </mtr>
              <mtr>
                <mtd>
                  <mn>0</mn>
                </mtd>
              </mtr>
            </mtable>
          </mrow>
        </mtd>
      </mtr>
      <mtr>
        <mtd>
          <mrow>
            <mrow>
              <msub>
                <mi>M</mi>
                <mi>a</mi>
              </msub>
              <mo stretchy="false">=</mo>
              <msub>
                <mi mathvariant="normal">ρ</mi>
                <mi>a</mi>
              </msub>
            </mrow>
            <mi mathvariant="normal">π</mi>
            <mrow>
              <mo fence="true" stretchy="false">(</mo>
              <mrow>
                <mrow>
                  <mfrac>
                    <mrow>
                      <mn>2</mn>
                      <msup>
                        <mi>h</mi>
                        <mn>2</mn>
                      </msup>
                      <mi>r</mi>
                    </mrow>
                    <mn>2</mn>
                  </mfrac>
                  <mo stretchy="false">−</mo>
                  <mfrac>
                    <msup>
                      <mi>h</mi>
                      <mn>3</mn>
                    </msup>
                    <mn>3</mn>
                  </mfrac>
                </mrow>
              </mrow>
              <mo fence="true" stretchy="false">)</mo>
            </mrow>
          </mrow>
        </mtd>
      </mtr>
      <mtr>
        <mtd>
          <mrow>
            <mrow>
              <msub>
                <mi>M</mi>
                <mi>a</mi>
              </msub>
              <mo stretchy="false">=</mo>
              <msub>
                <mi mathvariant="normal">ρ</mi>
                <mi>a</mi>
              </msub>
            </mrow>
            <mi mathvariant="normal">π</mi>
            <mrow>
              <mo fence="true" stretchy="false">(</mo>
              <mrow>
                <mrow>
                  <mrow>
                    <msup>
                      <mi>h</mi>
                      <mn>2</mn>
                    </msup>
                    <mi>r</mi>
                  </mrow>
                  <mo stretchy="false">−</mo>
                  <mfrac>
                    <msup>
                      <mi>h</mi>
                      <mn>3</mn>
                    </msup>
                    <mn>3</mn>
                  </mfrac>
                </mrow>
              </mrow>
              <mo fence="true" stretchy="false">)</mo>
            </mrow>
          </mrow>
        </mtd>
      </mtr>
    </mtable>
    <annotation encoding="StarMath 5.0">M_a = %rho_a int from{0} to{h} { %pi(r^2 - (x - r)^2) dx }
newline
M_a = %rho_a int from{0} to{h} { %pi(r^2 - x^2 + 2xr - r^2) dx }
newline
M_a = %rho_a %pi int from{0} to{h} { (r^2 - x^2 + 2xr - r^2) dx }
newline
M_a = %rho_a %pi int from{0} to{h} { ( 2xr - x^2) dx }
newline
M_a = %rho_a %pi ( int from{0} to{h} { 2xr dx } - int from{0} to{h} { x^2 dx } )
newline
M_a = %rho_a %pi ( { { 2x^2 r } over 2 } - { x^3 over 3 } ) binom{h}{0} 
newline
M_a = %rho_a %pi ( { { 2h^2 r } over 2 } - { h^3 over 3 } )
newline
M_a = %rho_a %pi ( { h^2 r }  - { h^3 over 3 } )</annotation>
  </semantics>
</math>
</file>

<file path=Object 19/content.xml><?xml version="1.0" encoding="utf-8"?>
<math xmlns="http://www.w3.org/1998/Math/MathML" display="block">
  <semantics>
    <mtable>
      <mtr>
        <mtd>
          <mrow>
            <mrow>
              <mi>V</mi>
              <mo stretchy="false">=</mo>
              <mfrac>
                <mn>4</mn>
                <mn>3</mn>
              </mfrac>
            </mrow>
            <mi mathvariant="normal">π</mi>
            <msup>
              <mi>r</mi>
              <mn>3</mn>
            </msup>
          </mrow>
        </mtd>
      </mtr>
      <mtr>
        <mtd>
          <mrow>
            <mi mathvariant="normal">ρ</mi>
            <mo stretchy="false">=</mo>
            <mfrac>
              <mi>M</mi>
              <mi>V</mi>
            </mfrac>
          </mrow>
        </mtd>
      </mtr>
    </mtable>
    <annotation encoding="StarMath 5.0">V = 4 over 3 %pi r^3
newline
%rho = M over V</annotation>
  </semantics>
</math>
</file>

<file path=Object 2/content.xml><?xml version="1.0" encoding="utf-8"?>
<math xmlns="http://www.w3.org/1998/Math/MathML" display="block">
  <semantics>
    <mrow>
      <mi>x</mi>
      <mo stretchy="false">∈</mo>
      <mrow>
        <mo fence="true" stretchy="false">[</mo>
        <mrow>
          <mn>4,5</mn>
        </mrow>
        <mo fence="true" stretchy="false">]</mo>
      </mrow>
    </mrow>
    <annotation encoding="StarMath 5.0">x in [4,5]</annotation>
  </semantics>
</math>
</file>

<file path=Object 20/content.xml><?xml version="1.0" encoding="utf-8"?>
<math xmlns="http://www.w3.org/1998/Math/MathML" display="block">
  <semantics>
    <mtable>
      <mtr>
        <mtd>
          <mrow>
            <msup>
              <mi>r</mi>
              <mn>2</mn>
            </msup>
            <mo stretchy="false">−</mo>
            <msup>
              <mrow>
                <mo fence="true" stretchy="false">(</mo>
                <mrow>
                  <mrow>
                    <mi>x</mi>
                    <mo stretchy="false">−</mo>
                    <mi>r</mi>
                  </mrow>
                </mrow>
                <mo fence="true" stretchy="false">)</mo>
              </mrow>
              <mn>2</mn>
            </msup>
          </mrow>
        </mtd>
      </mtr>
      <mtr>
        <mtd>
          <mrow>
            <msup>
              <mi>r</mi>
              <mn>2</mn>
            </msup>
            <mo stretchy="false">−</mo>
            <mrow>
              <mo fence="true" stretchy="false">(</mo>
              <mrow>
                <mrow>
                  <mrow>
                    <msup>
                      <mi>x</mi>
                      <mn>2</mn>
                    </msup>
                    <mo stretchy="false">−</mo>
                    <mn>2</mn>
                  </mrow>
                  <mrow>
                    <mi mathvariant="italic">xr</mi>
                    <mo stretchy="false">+</mo>
                    <msup>
                      <mi>r</mi>
                      <mn>2</mn>
                    </msup>
                  </mrow>
                </mrow>
              </mrow>
              <mo fence="true" stretchy="false">)</mo>
            </mrow>
          </mrow>
        </mtd>
      </mtr>
      <mtr>
        <mtd>
          <mrow>
            <mrow>
              <msup>
                <mi>r</mi>
                <mn>2</mn>
              </msup>
              <mo stretchy="false">−</mo>
              <msup>
                <mi>x</mi>
                <mn>2</mn>
              </msup>
              <mo stretchy="false">+</mo>
              <mn>2</mn>
            </mrow>
            <mrow>
              <mi mathvariant="italic">xr</mi>
              <mo stretchy="false">−</mo>
              <msup>
                <mi>r</mi>
                <mn>2</mn>
              </msup>
            </mrow>
          </mrow>
        </mtd>
      </mtr>
    </mtable>
    <annotation encoding="StarMath 5.0">r^2 - (x - r)^2
newline
r^2 - ( x^2 - 2xr + r^2 )
newline
r^2 - x^2 + 2xr - r^2</annotation>
  </semantics>
</math>
</file>

<file path=Object 21/content.xml><?xml version="1.0" encoding="utf-8"?>
<math xmlns="http://www.w3.org/1998/Math/MathML" display="block">
  <semantics>
    <mtable>
      <mtr>
        <mtd>
          <mrow>
            <mrow>
              <mi>V</mi>
              <mo stretchy="false">=</mo>
              <mfrac>
                <mn>4</mn>
                <mn>3</mn>
              </mfrac>
            </mrow>
            <mi mathvariant="normal">π</mi>
            <msup>
              <mi>r</mi>
              <mn>3</mn>
            </msup>
          </mrow>
        </mtd>
      </mtr>
      <mtr>
        <mtd>
          <mrow>
            <mi mathvariant="normal">ρ</mi>
            <mo stretchy="false">=</mo>
            <mfrac>
              <mi>M</mi>
              <mi>V</mi>
            </mfrac>
          </mrow>
        </mtd>
      </mtr>
      <mtr>
        <mtd>
          <mrow>
            <mrow>
              <mi>M</mi>
              <mo stretchy="false">=</mo>
              <mi mathvariant="normal">ρ</mi>
            </mrow>
            <mi>V</mi>
          </mrow>
        </mtd>
      </mtr>
      <mtr>
        <mtd>
          <mrow/>
        </mtd>
      </mtr>
      <mtr>
        <mtd>
          <mrow>
            <mrow>
              <msub>
                <mi>M</mi>
                <mi>a</mi>
              </msub>
              <mo stretchy="false">=</mo>
              <msub>
                <mi mathvariant="normal">ρ</mi>
                <mi>a</mi>
              </msub>
            </mrow>
            <mi mathvariant="normal">π</mi>
            <mrow>
              <mo fence="true" stretchy="false">(</mo>
              <mrow>
                <mrow>
                  <mrow>
                    <msup>
                      <mi>h</mi>
                      <mn>2</mn>
                    </msup>
                    <mi>r</mi>
                  </mrow>
                  <mo stretchy="false">−</mo>
                  <mfrac>
                    <msup>
                      <mi>h</mi>
                      <mn>3</mn>
                    </msup>
                    <mn>3</mn>
                  </mfrac>
                </mrow>
              </mrow>
              <mo fence="true" stretchy="false">)</mo>
            </mrow>
          </mrow>
        </mtd>
      </mtr>
      <mtr>
        <mtd>
          <mrow>
            <mrow>
              <mn>0</mn>
              <mo stretchy="false">=</mo>
              <msub>
                <mi mathvariant="normal">ρ</mi>
                <mi>a</mi>
              </msub>
            </mrow>
            <mi mathvariant="normal">π</mi>
            <mrow>
              <mrow>
                <mo fence="true" stretchy="false">(</mo>
                <mrow>
                  <mrow>
                    <mrow>
                      <msup>
                        <mi>h</mi>
                        <mn>2</mn>
                      </msup>
                      <mi>r</mi>
                    </mrow>
                    <mo stretchy="false">−</mo>
                    <mfrac>
                      <msup>
                        <mi>h</mi>
                        <mn>3</mn>
                      </msup>
                      <mn>3</mn>
                    </mfrac>
                  </mrow>
                </mrow>
                <mo fence="true" stretchy="false">)</mo>
              </mrow>
              <mo stretchy="false">−</mo>
              <msub>
                <mi>M</mi>
                <mi>a</mi>
              </msub>
            </mrow>
          </mrow>
        </mtd>
      </mtr>
      <mtr>
        <mtd>
          <mrow>
            <mrow>
              <mn>0</mn>
              <mo stretchy="false">=</mo>
              <msub>
                <mi mathvariant="normal">ρ</mi>
                <mi>a</mi>
              </msub>
            </mrow>
            <mi mathvariant="normal">π</mi>
            <mrow>
              <mrow>
                <mo fence="true" stretchy="false">(</mo>
                <mrow>
                  <mrow>
                    <mrow>
                      <msup>
                        <mi>h</mi>
                        <mn>2</mn>
                      </msup>
                      <mi>r</mi>
                    </mrow>
                    <mo stretchy="false">−</mo>
                    <mfrac>
                      <msup>
                        <mi>h</mi>
                        <mn>3</mn>
                      </msup>
                      <mn>3</mn>
                    </mfrac>
                  </mrow>
                </mrow>
                <mo fence="true" stretchy="false">)</mo>
              </mrow>
              <mo stretchy="false">−</mo>
              <msub>
                <mi mathvariant="normal">ρ</mi>
                <mi>a</mi>
              </msub>
            </mrow>
            <mi>V</mi>
          </mrow>
        </mtd>
      </mtr>
      <mtr>
        <mtd>
          <mstyle mathvariant="bold">
            <mrow>
              <mi>f</mi>
              <mrow>
                <mrow>
                  <mo fence="true" stretchy="false">(</mo>
                  <mrow>
                    <mi>h</mi>
                  </mrow>
                  <mo fence="true" stretchy="false">)</mo>
                </mrow>
                <mo stretchy="false">=</mo>
                <msub>
                  <mi mathvariant="normal">ρ</mi>
                  <mi>a</mi>
                </msub>
              </mrow>
              <mi mathvariant="normal">π</mi>
              <mrow>
                <mrow>
                  <mo fence="true" stretchy="false">(</mo>
                  <mrow>
                    <mrow>
                      <mrow>
                        <msup>
                          <mi>h</mi>
                          <mn>2</mn>
                        </msup>
                        <mi>r</mi>
                      </mrow>
                      <mo stretchy="false">−</mo>
                      <mfrac>
                        <msup>
                          <mi>h</mi>
                          <mn>3</mn>
                        </msup>
                        <mn>3</mn>
                      </mfrac>
                    </mrow>
                  </mrow>
                  <mo fence="true" stretchy="false">)</mo>
                </mrow>
                <mo stretchy="false">−</mo>
                <msub>
                  <mi mathvariant="normal">ρ</mi>
                  <mi>a</mi>
                </msub>
              </mrow>
              <mi>V</mi>
            </mrow>
          </mstyle>
        </mtd>
      </mtr>
    </mtable>
    <annotation encoding="StarMath 5.0">V = 4 over 3 %pi r^3
newline
%rho = M over V
newline
M = %rho V
newline
newline
M_a = %rho_a %pi ( { h^2 r }  - { h^3 over 3 } )
newline
0 = %rho_a %pi ( { h^2 r }  - { h^3 over 3 } ) - M_a
newline
0 = %rho_a %pi ( { h^2 r }  - { h^3 over 3 } ) - %rho_a V
newline
bold { f( h ) = %rho_a %pi ( { h^2 r }  - { h^3 over 3 } ) - %rho_a V }</annotation>
  </semantics>
</math>
</file>

<file path=Object 22/content.xml><?xml version="1.0" encoding="utf-8"?>
<math xmlns="http://www.w3.org/1998/Math/MathML" display="block">
  <semantics>
    <mtable>
      <mtr>
        <mtd>
          <mrow>
            <mi>f</mi>
            <mrow>
              <mrow>
                <mo fence="true" stretchy="false">(</mo>
                <mrow>
                  <mi>h</mi>
                </mrow>
                <mo fence="true" stretchy="false">)</mo>
              </mrow>
              <mo stretchy="false">=</mo>
              <msub>
                <mi mathvariant="normal">ρ</mi>
                <mi>a</mi>
              </msub>
            </mrow>
            <mi mathvariant="normal">π</mi>
            <mrow>
              <mrow>
                <mo fence="true" stretchy="false">(</mo>
                <mrow>
                  <mrow>
                    <mrow>
                      <msup>
                        <mi>h</mi>
                        <mn>2</mn>
                      </msup>
                      <mi>r</mi>
                    </mrow>
                    <mo stretchy="false">−</mo>
                    <mfrac>
                      <msup>
                        <mi>h</mi>
                        <mn>3</mn>
                      </msup>
                      <mn>3</mn>
                    </mfrac>
                  </mrow>
                </mrow>
                <mo fence="true" stretchy="false">)</mo>
              </mrow>
              <mo stretchy="false">−</mo>
              <msub>
                <mi mathvariant="normal">ρ</mi>
                <mi>a</mi>
              </msub>
            </mrow>
            <mi>V</mi>
          </mrow>
        </mtd>
      </mtr>
      <mtr>
        <mtd>
          <mrow>
            <mi>f</mi>
            <mi>'</mi>
            <mrow>
              <mrow>
                <mo fence="true" stretchy="false">(</mo>
                <mrow>
                  <mi>h</mi>
                </mrow>
                <mo fence="true" stretchy="false">)</mo>
              </mrow>
              <mo stretchy="false">=</mo>
              <msub>
                <mi mathvariant="normal">ρ</mi>
                <mi>a</mi>
              </msub>
            </mrow>
            <mi mathvariant="normal">π</mi>
            <mrow>
              <mrow>
                <mo fence="true" stretchy="false">(</mo>
                <mrow>
                  <mrow>
                    <mn>2</mn>
                    <mrow>
                      <mi mathvariant="italic">hr</mi>
                      <mo stretchy="false">−</mo>
                      <msup>
                        <mi>h</mi>
                        <mn>2</mn>
                      </msup>
                    </mrow>
                  </mrow>
                </mrow>
                <mo fence="true" stretchy="false">)</mo>
              </mrow>
              <mo stretchy="false">+</mo>
              <mrow>
                <mo fence="true" stretchy="false">(</mo>
                <mrow>
                  <mrow>
                    <mrow>
                      <msup>
                        <mi>h</mi>
                        <mn>2</mn>
                      </msup>
                      <mi>r</mi>
                    </mrow>
                    <mo stretchy="false">−</mo>
                    <mfrac>
                      <msup>
                        <mi>h</mi>
                        <mn>3</mn>
                      </msup>
                      <mn>3</mn>
                    </mfrac>
                  </mrow>
                </mrow>
                <mo fence="true" stretchy="false">)</mo>
              </mrow>
            </mrow>
            <mrow>
              <mo fence="true" stretchy="false">(</mo>
              <mrow>
                <mn>0</mn>
              </mrow>
              <mo fence="true" stretchy="false">)</mo>
            </mrow>
          </mrow>
        </mtd>
      </mtr>
      <mtr>
        <mtd>
          <mstyle mathvariant="bold">
            <mrow>
              <mi>f</mi>
              <mi>'</mi>
              <mrow>
                <mrow>
                  <mo fence="true" stretchy="false">(</mo>
                  <mrow>
                    <mi>h</mi>
                  </mrow>
                  <mo fence="true" stretchy="false">)</mo>
                </mrow>
                <mo stretchy="false">=</mo>
                <msub>
                  <mi mathvariant="normal">ρ</mi>
                  <mi>a</mi>
                </msub>
              </mrow>
              <mi mathvariant="normal">π</mi>
              <mrow>
                <mo fence="true" stretchy="false">(</mo>
                <mrow>
                  <mrow>
                    <mn>2</mn>
                    <mrow>
                      <mi mathvariant="italic">hr</mi>
                      <mo stretchy="false">−</mo>
                      <msup>
                        <mi>h</mi>
                        <mn>2</mn>
                      </msup>
                    </mrow>
                  </mrow>
                </mrow>
                <mo fence="true" stretchy="false">)</mo>
              </mrow>
            </mrow>
          </mstyle>
        </mtd>
      </mtr>
    </mtable>
    <annotation encoding="StarMath 5.0">f( h ) = %rho_a %pi ( { h^2 r }  - { h^3 over 3 } ) - %rho_a V
newline
f'( h ) = %rho_a %pi ( 2hr  - h^2 ) + ( { h^2 r }  - { h^3 over 3 } )(0)
newline
bold { f'( h ) = %rho_a %pi ( 2hr  - h^2 ) }</annotation>
  </semantics>
</math>
</file>

<file path=Object 23/content.xml><?xml version="1.0" encoding="utf-8"?>
<math xmlns="http://www.w3.org/1998/Math/MathML" display="block">
  <semantics>
    <mrow>
      <mrow>
        <mi>V</mi>
        <mo stretchy="false">=</mo>
        <mfrac>
          <mi mathvariant="italic">mg</mi>
          <mi>c</mi>
        </mfrac>
      </mrow>
      <mrow>
        <mo fence="true" stretchy="false">(</mo>
        <mrow>
          <mrow>
            <mn>1</mn>
            <mo stretchy="false">−</mo>
            <msup>
              <mi>e</mi>
              <mfrac>
                <mrow>
                  <mo stretchy="false">−</mo>
                  <mi mathvariant="italic">ct</mi>
                </mrow>
                <mi>m</mi>
              </mfrac>
            </msup>
          </mrow>
        </mrow>
        <mo fence="true" stretchy="false">)</mo>
      </mrow>
    </mrow>
    <annotation encoding="StarMath 5.0">V = mg over c ( 1 - e^{ -ct over m } )</annotation>
  </semantics>
</math>
</file>

<file path=Object 24/content.xml><?xml version="1.0" encoding="utf-8"?>
<math xmlns="http://www.w3.org/1998/Math/MathML" display="block">
  <semantics>
    <mtable>
      <mtr>
        <mtd>
          <mrow>
            <mrow>
              <mi>V</mi>
              <mo stretchy="false">=</mo>
              <mfrac>
                <mi mathvariant="italic">mg</mi>
                <mi>c</mi>
              </mfrac>
            </mrow>
            <mrow>
              <mo fence="true" stretchy="false">(</mo>
              <mrow>
                <mrow>
                  <mn>1</mn>
                  <mo stretchy="false">−</mo>
                  <msup>
                    <mi>e</mi>
                    <mfrac>
                      <mrow>
                        <mo stretchy="false">−</mo>
                        <mi mathvariant="italic">ct</mi>
                      </mrow>
                      <mi>m</mi>
                    </mfrac>
                  </msup>
                </mrow>
              </mrow>
              <mo fence="true" stretchy="false">)</mo>
            </mrow>
          </mrow>
        </mtd>
      </mtr>
      <mtr>
        <mtd>
          <mrow>
            <mrow>
              <mi>V</mi>
              <mo stretchy="false">=</mo>
              <mfrac>
                <mi mathvariant="italic">mg</mi>
                <mi>c</mi>
              </mfrac>
            </mrow>
            <mrow>
              <mo fence="true" stretchy="false">(</mo>
              <mrow>
                <mrow>
                  <mn>1</mn>
                  <mo stretchy="false">−</mo>
                  <msup>
                    <mi>e</mi>
                    <mfrac>
                      <mrow>
                        <mo stretchy="false">−</mo>
                        <mi mathvariant="italic">ct</mi>
                      </mrow>
                      <mi>m</mi>
                    </mfrac>
                  </msup>
                </mrow>
              </mrow>
              <mo fence="true" stretchy="false">)</mo>
            </mrow>
          </mrow>
        </mtd>
      </mtr>
      <mtr>
        <mtd>
          <mrow>
            <mrow>
              <mi mathvariant="italic">Vc</mi>
              <mo stretchy="false">=</mo>
              <mi mathvariant="italic">mg</mi>
            </mrow>
            <mrow>
              <mo fence="true" stretchy="false">(</mo>
              <mrow>
                <mrow>
                  <mn>1</mn>
                  <mo stretchy="false">−</mo>
                  <msup>
                    <mi>e</mi>
                    <mfrac>
                      <mrow>
                        <mo stretchy="false">−</mo>
                        <mi mathvariant="italic">ct</mi>
                      </mrow>
                      <mi>m</mi>
                    </mfrac>
                  </msup>
                </mrow>
              </mrow>
              <mo fence="true" stretchy="false">)</mo>
            </mrow>
          </mrow>
        </mtd>
      </mtr>
      <mtr>
        <mtd>
          <mrow>
            <mrow>
              <mfrac>
                <mi mathvariant="italic">Vc</mi>
                <mi>g</mi>
              </mfrac>
              <mo stretchy="false">=</mo>
              <mi>m</mi>
            </mrow>
            <mrow>
              <mo fence="true" stretchy="false">(</mo>
              <mrow>
                <mrow>
                  <mn>1</mn>
                  <mo stretchy="false">−</mo>
                  <msup>
                    <mi>e</mi>
                    <mfrac>
                      <mrow>
                        <mo stretchy="false">−</mo>
                        <mi mathvariant="italic">ct</mi>
                      </mrow>
                      <mi>m</mi>
                    </mfrac>
                  </msup>
                </mrow>
              </mrow>
              <mo fence="true" stretchy="false">)</mo>
            </mrow>
          </mrow>
        </mtd>
      </mtr>
      <mtr>
        <mtd>
          <mrow>
            <mfrac>
              <mi mathvariant="italic">Vc</mi>
              <mrow>
                <mi>g</mi>
                <mrow>
                  <mo fence="true" stretchy="false">(</mo>
                  <mrow>
                    <mrow>
                      <mn>1</mn>
                      <mo stretchy="false">−</mo>
                      <msup>
                        <mi>e</mi>
                        <mfrac>
                          <mrow>
                            <mo stretchy="false">−</mo>
                            <mi mathvariant="italic">ct</mi>
                          </mrow>
                          <mi>m</mi>
                        </mfrac>
                      </msup>
                    </mrow>
                  </mrow>
                  <mo fence="true" stretchy="false">)</mo>
                </mrow>
              </mrow>
            </mfrac>
            <mo stretchy="false">=</mo>
            <mi>m</mi>
          </mrow>
        </mtd>
      </mtr>
    </mtable>
    <annotation encoding="StarMath 5.0">V = mg over c ( 1 - e^{ -ct over m } )
newline
V = mg over c ( 1 - e^{ -ct over m } )
newline
Vc = mg ( 1 - e^{ -ct over m } )
newline
Vc over g = m ( 1 - e^{ -ct over m } )
newline
Vc over { g ( 1 - e^{ -ct over m } ) } = m
</annotation>
  </semantics>
</math>
</file>

<file path=Object 25/content.xml><?xml version="1.0" encoding="utf-8"?>
<math xmlns="http://www.w3.org/1998/Math/MathML" display="block">
  <semantics>
    <mtable>
      <mtr>
        <mtd>
          <mrow>
            <mrow>
              <mi>V</mi>
              <mo stretchy="false">=</mo>
              <mn>194.4</mn>
            </mrow>
            <mrow>
              <mi mathvariant="italic">km</mi>
              <mo stretchy="false">/</mo>
              <mi>h</mi>
            </mrow>
          </mrow>
        </mtd>
      </mtr>
      <mtr>
        <mtd>
          <mrow>
            <mi>V</mi>
            <mrow>
              <mo fence="true" stretchy="false">(</mo>
              <mrow>
                <mrow>
                  <mi mathvariant="italic">km</mi>
                  <mo stretchy="false">/</mo>
                  <mi>h</mi>
                </mrow>
              </mrow>
              <mo fence="true" stretchy="false">)</mo>
            </mrow>
            <mo stretchy="false">→</mo>
            <mi>V</mi>
            <mrow>
              <mo fence="true" stretchy="false">(</mo>
              <mrow>
                <mrow>
                  <mi>m</mi>
                  <mo stretchy="false">/</mo>
                  <mi>s</mi>
                </mrow>
              </mrow>
              <mo fence="true" stretchy="false">)</mo>
            </mrow>
          </mrow>
        </mtd>
      </mtr>
      <mtr>
        <mtd>
          <mrow>
            <mi>V</mi>
            <mo stretchy="false">=</mo>
            <mfrac>
              <mrow>
                <mn>194.4</mn>
                <mo stretchy="false">∗</mo>
                <mn>1000</mn>
              </mrow>
              <mn>3600</mn>
            </mfrac>
          </mrow>
        </mtd>
      </mtr>
      <mtr>
        <mtd>
          <mrow>
            <mrow>
              <mi>V</mi>
              <mo stretchy="false">=</mo>
              <mn>54</mn>
            </mrow>
            <mrow>
              <mi>m</mi>
              <mo stretchy="false">/</mo>
              <mi>s</mi>
            </mrow>
          </mrow>
        </mtd>
      </mtr>
    </mtable>
    <annotation encoding="StarMath 5.0">V = 194.4 km/h
newline
V( km/h ) -&gt; V ( m/s )
newline
V = 194.4 * 1000 over 3600
newline
V = 54 m/s</annotation>
  </semantics>
</math>
</file>

<file path=Object 26/content.xml><?xml version="1.0" encoding="utf-8"?>
<math xmlns="http://www.w3.org/1998/Math/MathML" display="block">
  <semantics>
    <mrow>
      <mfrac>
        <mi mathvariant="italic">Vc</mi>
        <mrow>
          <mi>g</mi>
          <mrow>
            <mo fence="true" stretchy="false">(</mo>
            <mrow>
              <mrow>
                <mn>1</mn>
                <mo stretchy="false">−</mo>
                <msup>
                  <mi>e</mi>
                  <mfrac>
                    <mrow>
                      <mo stretchy="false">−</mo>
                      <mi mathvariant="italic">ct</mi>
                    </mrow>
                    <mi>m</mi>
                  </mfrac>
                </msup>
              </mrow>
            </mrow>
            <mo fence="true" stretchy="false">)</mo>
          </mrow>
        </mrow>
      </mfrac>
      <mo stretchy="false">=</mo>
      <mi>m</mi>
    </mrow>
    <annotation encoding="StarMath 5.0">Vc over { g ( 1 - e^{ -ct over m } ) } = m
newline
</annotation>
  </semantics>
</math>
</file>

<file path=Object 27/content.xml><?xml version="1.0" encoding="utf-8"?>
<math xmlns="http://www.w3.org/1998/Math/MathML" display="block">
  <semantics>
    <mrow>
      <mi>S</mi>
      <mrow>
        <mrow>
          <mo fence="true" stretchy="false">(</mo>
          <mrow>
            <mi>t</mi>
          </mrow>
          <mo fence="true" stretchy="false">)</mo>
        </mrow>
        <mo stretchy="false">=</mo>
        <mrow>
          <msub>
            <mi>S</mi>
            <mn>0</mn>
          </msub>
          <mo stretchy="false">−</mo>
          <mfrac>
            <mi mathvariant="italic">mg</mi>
            <mi>k</mi>
          </mfrac>
        </mrow>
      </mrow>
      <mrow>
        <mi>t</mi>
        <mo stretchy="false">+</mo>
        <mfrac>
          <mrow>
            <msup>
              <mi>m</mi>
              <mn>2</mn>
            </msup>
            <mi>g</mi>
          </mrow>
          <msup>
            <mi>k</mi>
            <mn>2</mn>
          </msup>
        </mfrac>
      </mrow>
      <mrow>
        <mo fence="true" stretchy="false">(</mo>
        <mrow>
          <mrow>
            <mn>1</mn>
            <mo stretchy="false">−</mo>
            <msup>
              <mi>e</mi>
              <mfrac>
                <mrow>
                  <mo stretchy="false">−</mo>
                  <mi mathvariant="italic">kt</mi>
                </mrow>
                <mi>m</mi>
              </mfrac>
            </msup>
          </mrow>
        </mrow>
        <mo fence="true" stretchy="false">)</mo>
      </mrow>
    </mrow>
    <annotation encoding="StarMath 5.0">S( t ) = S_0 - { mg over k }t + { {m^2 g} over k^2 }( 1 - e^{ -kt over m } )</annotation>
  </semantics>
</math>
</file>

<file path=Object 28/content.xml><?xml version="1.0" encoding="utf-8"?>
<math xmlns="http://www.w3.org/1998/Math/MathML" display="block">
  <semantics>
    <mtable>
      <mtr>
        <mtd>
          <mrow>
            <mi mathvariant="italic">Conversiones</mi>
            <mi mathvariant="italic">varias</mi>
          </mrow>
        </mtd>
      </mtr>
      <mtr>
        <mtd>
          <mrow>
            <mi mathvariant="italic">Kg</mi>
            <mo stretchy="false">→</mo>
            <mi mathvariant="italic">lb</mi>
          </mrow>
        </mtd>
      </mtr>
      <mtr>
        <mtd>
          <mrow>
            <mi mathvariant="italic">lb</mi>
            <mo stretchy="false">=</mo>
            <mrow>
              <mi>m</mi>
              <mo stretchy="false">∗</mo>
              <mn>2.204622476</mn>
            </mrow>
          </mrow>
        </mtd>
      </mtr>
      <mtr>
        <mtd>
          <mrow>
            <mi mathvariant="italic">lb</mi>
            <mo stretchy="false">=</mo>
            <mrow>
              <mn>8.55</mn>
              <mo stretchy="false">∗</mo>
              <mn>2.204622476</mn>
            </mrow>
          </mrow>
        </mtd>
      </mtr>
      <mtr>
        <mtd>
          <mrow>
            <mi mathvariant="italic">lb</mi>
            <mo stretchy="false">=</mo>
            <mn>18.849522169</mn>
          </mrow>
        </mtd>
      </mtr>
      <mtr>
        <mtd>
          <mrow/>
        </mtd>
      </mtr>
      <mtr>
        <mtd>
          <mrow>
            <mi mathvariant="italic">Plg</mi>
            <mo stretchy="false">→</mo>
            <mi mathvariant="italic">ft</mi>
          </mrow>
        </mtd>
      </mtr>
      <mtr>
        <mtd>
          <mrow>
            <mi mathvariant="italic">ft</mi>
            <mo stretchy="false">=</mo>
            <mrow>
              <mi mathvariant="italic">plg</mi>
              <mo stretchy="false">∗</mo>
              <mn>0.08333</mn>
            </mrow>
          </mrow>
        </mtd>
      </mtr>
      <mtr>
        <mtd>
          <mrow>
            <mi mathvariant="italic">ft</mi>
            <mo stretchy="false">=</mo>
            <mrow>
              <mn>10,686.6</mn>
              <mo stretchy="false">∗</mo>
              <mn>0.08333</mn>
            </mrow>
          </mrow>
        </mtd>
      </mtr>
      <mtr>
        <mtd>
          <mrow>
            <mi mathvariant="italic">ft</mi>
            <mo stretchy="false">=</mo>
            <mn>890.514378</mn>
          </mrow>
        </mtd>
      </mtr>
    </mtable>
    <annotation encoding="StarMath 5.0">Conversiones varias
newline
Kg -&gt; lb
newline
lb = m*2.204622476
newline
lb = 8.55*2.204622476
newline
lb = 18.849522169
newline
newline
Plg -&gt; ft
newline
ft = plg*0.08333
newline
ft = 10,686.6*0.08333
newline
ft = 890.514378</annotation>
  </semantics>
</math>
</file>

<file path=Object 29/content.xml><?xml version="1.0" encoding="utf-8"?>
<math xmlns="http://www.w3.org/1998/Math/MathML" display="block">
  <semantics>
    <mtable>
      <mtr>
        <mtd>
          <mrow>
            <mi>S</mi>
            <mrow>
              <mrow>
                <mo fence="true" stretchy="false">(</mo>
                <mrow>
                  <mi>t</mi>
                </mrow>
                <mo fence="true" stretchy="false">)</mo>
              </mrow>
              <mo stretchy="false">=</mo>
              <mrow>
                <msub>
                  <mi>S</mi>
                  <mn>0</mn>
                </msub>
                <mo stretchy="false">−</mo>
                <mfrac>
                  <mi mathvariant="italic">mg</mi>
                  <mi>k</mi>
                </mfrac>
              </mrow>
            </mrow>
            <mrow>
              <mi>t</mi>
              <mo stretchy="false">+</mo>
              <mfrac>
                <mrow>
                  <msup>
                    <mi>m</mi>
                    <mn>2</mn>
                  </msup>
                  <mi>g</mi>
                </mrow>
                <msup>
                  <mi>k</mi>
                  <mn>2</mn>
                </msup>
              </mfrac>
            </mrow>
            <mrow>
              <mo fence="true" stretchy="false">(</mo>
              <mrow>
                <mrow>
                  <mn>1</mn>
                  <mo stretchy="false">−</mo>
                  <msup>
                    <mi>e</mi>
                    <mfrac>
                      <mrow>
                        <mo stretchy="false">−</mo>
                        <mi mathvariant="italic">kt</mi>
                      </mrow>
                      <mi>m</mi>
                    </mfrac>
                  </msup>
                </mrow>
              </mrow>
              <mo fence="true" stretchy="false">)</mo>
            </mrow>
          </mrow>
        </mtd>
      </mtr>
      <mtr>
        <mtd>
          <mrow>
            <mi>S</mi>
            <mrow>
              <mrow>
                <mo fence="true" stretchy="false">(</mo>
                <mrow>
                  <mi>t</mi>
                </mrow>
                <mo fence="true" stretchy="false">)</mo>
              </mrow>
              <mo stretchy="false">+</mo>
              <mfrac>
                <mi mathvariant="italic">mg</mi>
                <mi>k</mi>
              </mfrac>
            </mrow>
            <mrow>
              <mi>t</mi>
              <mo stretchy="false">=</mo>
              <mrow>
                <msub>
                  <mi>S</mi>
                  <mn>0</mn>
                </msub>
                <mo stretchy="false">+</mo>
                <mfrac>
                  <mrow>
                    <msup>
                      <mi>m</mi>
                      <mn>2</mn>
                    </msup>
                    <mi>g</mi>
                  </mrow>
                  <msup>
                    <mi>k</mi>
                    <mn>2</mn>
                  </msup>
                </mfrac>
              </mrow>
            </mrow>
            <mrow>
              <mo fence="true" stretchy="false">(</mo>
              <mrow>
                <mrow>
                  <mn>1</mn>
                  <mo stretchy="false">−</mo>
                  <msup>
                    <mi>e</mi>
                    <mfrac>
                      <mrow>
                        <mo stretchy="false">−</mo>
                        <mi mathvariant="italic">kt</mi>
                      </mrow>
                      <mi>m</mi>
                    </mfrac>
                  </msup>
                </mrow>
              </mrow>
              <mo fence="true" stretchy="false">)</mo>
            </mrow>
          </mrow>
        </mtd>
      </mtr>
      <mtr>
        <mtd>
          <mrow>
            <mfrac>
              <mi mathvariant="italic">mg</mi>
              <mi>k</mi>
            </mfrac>
            <mrow>
              <mi>t</mi>
              <mo stretchy="false">=</mo>
              <mrow>
                <msub>
                  <mi>S</mi>
                  <mn>0</mn>
                </msub>
                <mo stretchy="false">−</mo>
                <mi>S</mi>
              </mrow>
            </mrow>
            <mrow>
              <mrow>
                <mo fence="true" stretchy="false">(</mo>
                <mrow>
                  <mi>t</mi>
                </mrow>
                <mo fence="true" stretchy="false">)</mo>
              </mrow>
              <mo stretchy="false">+</mo>
              <mfrac>
                <mrow>
                  <msup>
                    <mi>m</mi>
                    <mn>2</mn>
                  </msup>
                  <mi>g</mi>
                </mrow>
                <msup>
                  <mi>k</mi>
                  <mn>2</mn>
                </msup>
              </mfrac>
            </mrow>
            <mrow>
              <mo fence="true" stretchy="false">(</mo>
              <mrow>
                <mrow>
                  <mn>1</mn>
                  <mo stretchy="false">−</mo>
                  <msup>
                    <mi>e</mi>
                    <mfrac>
                      <mrow>
                        <mo stretchy="false">−</mo>
                        <mi mathvariant="italic">kt</mi>
                      </mrow>
                      <mi>m</mi>
                    </mfrac>
                  </msup>
                </mrow>
              </mrow>
              <mo fence="true" stretchy="false">)</mo>
            </mrow>
          </mrow>
        </mtd>
      </mtr>
      <mtr>
        <mtd>
          <mrow>
            <mi mathvariant="italic">mg</mi>
            <mrow>
              <mi>t</mi>
              <mo stretchy="false">=</mo>
              <mi>k</mi>
            </mrow>
            <mrow>
              <mo fence="true" stretchy="false">(</mo>
              <mrow>
                <mrow>
                  <mrow>
                    <msub>
                      <mi>S</mi>
                      <mn>0</mn>
                    </msub>
                    <mo stretchy="false">−</mo>
                    <mi>S</mi>
                  </mrow>
                  <mrow>
                    <mrow>
                      <mo fence="true" stretchy="false">(</mo>
                      <mrow>
                        <mi>t</mi>
                      </mrow>
                      <mo fence="true" stretchy="false">)</mo>
                    </mrow>
                    <mo stretchy="false">+</mo>
                    <mfrac>
                      <mrow>
                        <msup>
                          <mi>m</mi>
                          <mn>2</mn>
                        </msup>
                        <mi>g</mi>
                      </mrow>
                      <msup>
                        <mi>k</mi>
                        <mn>2</mn>
                      </msup>
                    </mfrac>
                  </mrow>
                  <mrow>
                    <mo fence="true" stretchy="false">(</mo>
                    <mrow>
                      <mrow>
                        <mn>1</mn>
                        <mo stretchy="false">−</mo>
                        <msup>
                          <mi>e</mi>
                          <mfrac>
                            <mrow>
                              <mo stretchy="false">−</mo>
                              <mi mathvariant="italic">kt</mi>
                            </mrow>
                            <mi>m</mi>
                          </mfrac>
                        </msup>
                      </mrow>
                    </mrow>
                    <mo fence="true" stretchy="false">)</mo>
                  </mrow>
                </mrow>
              </mrow>
              <mo fence="true" stretchy="false">)</mo>
            </mrow>
          </mrow>
        </mtd>
      </mtr>
      <mtr>
        <mtd>
          <mrow>
            <mi>t</mi>
            <mo stretchy="false">=</mo>
            <mfrac>
              <mrow>
                <mi>k</mi>
                <mrow>
                  <mo fence="true" stretchy="false">(</mo>
                  <mrow>
                    <mrow>
                      <mrow>
                        <msub>
                          <mi>S</mi>
                          <mn>0</mn>
                        </msub>
                        <mo stretchy="false">−</mo>
                        <mi>S</mi>
                      </mrow>
                      <mrow>
                        <mrow>
                          <mo fence="true" stretchy="false">(</mo>
                          <mrow>
                            <mi>t</mi>
                          </mrow>
                          <mo fence="true" stretchy="false">)</mo>
                        </mrow>
                        <mo stretchy="false">+</mo>
                        <mfrac>
                          <mrow>
                            <msup>
                              <mi>m</mi>
                              <mn>2</mn>
                            </msup>
                            <mi>g</mi>
                          </mrow>
                          <msup>
                            <mi>k</mi>
                            <mn>2</mn>
                          </msup>
                        </mfrac>
                      </mrow>
                      <mrow>
                        <mo fence="true" stretchy="false">(</mo>
                        <mrow>
                          <mrow>
                            <mn>1</mn>
                            <mo stretchy="false">−</mo>
                            <msup>
                              <mi>e</mi>
                              <mfrac>
                                <mrow>
                                  <mo stretchy="false">−</mo>
                                  <mi mathvariant="italic">kt</mi>
                                </mrow>
                                <mi>m</mi>
                              </mfrac>
                            </msup>
                          </mrow>
                        </mrow>
                        <mo fence="true" stretchy="false">)</mo>
                      </mrow>
                    </mrow>
                  </mrow>
                  <mo fence="true" stretchy="false">)</mo>
                </mrow>
              </mrow>
              <mi mathvariant="italic">mg</mi>
            </mfrac>
          </mrow>
        </mtd>
      </mtr>
    </mtable>
    <annotation encoding="StarMath 5.0">S( t ) = S_0 - { mg over k }t + { {m^2 g} over k^2 }( 1 - e^{ -kt over m } )
newline
S( t ) + { mg over k }t = S_0 + { {m^2 g} over k^2 }( 1 - e^{ -kt over m } )
newline
{ mg over k }t = S_0 - S( t ) + { {m^2 g} over k^2 }( 1 - e^{ -kt over m } )
newline
mg t = k( S_0 - S( t ) + { {m^2 g} over k^2 }( 1 - e^{ -kt over m } ) )
newline
t = { k( S_0 - S( t ) + { {m^2 g} over k^2 }( 1 - e^{ -kt over m } ) ) } over mg</annotation>
  </semantics>
</math>
</file>

<file path=Object 3/content.xml><?xml version="1.0" encoding="utf-8"?>
<math xmlns="http://www.w3.org/1998/Math/MathML" display="block">
  <semantics>
    <mtable>
      <mtr>
        <mtd>
          <mrow>
            <mi>h</mi>
            <mrow>
              <mrow>
                <mo fence="true" stretchy="false">(</mo>
                <mrow>
                  <mi>x</mi>
                </mrow>
                <mo fence="true" stretchy="false">)</mo>
              </mrow>
              <mo stretchy="false">=</mo>
              <msub>
                <mi>log</mi>
                <mn>9</mn>
              </msub>
            </mrow>
            <mrow>
              <mrow>
                <mo fence="true" stretchy="false">(</mo>
                <mrow>
                  <mrow>
                    <mn>17</mn>
                    <mi>–</mi>
                    <mn>3</mn>
                    <mi>x</mi>
                  </mrow>
                </mrow>
                <mo fence="true" stretchy="false">)</mo>
              </mrow>
              <mo stretchy="false">+</mo>
              <msup>
                <mi>x</mi>
                <mn>2</mn>
              </msup>
            </mrow>
          </mrow>
        </mtd>
      </mtr>
      <mtr>
        <mtd>
          <mrow>
            <mrow>
              <mn>20.820156997794982</mn>
              <mo stretchy="false">=</mo>
              <msub>
                <mi>log</mi>
                <mn>9</mn>
              </msub>
            </mrow>
            <mrow>
              <mrow>
                <mo fence="true" stretchy="false">(</mo>
                <mrow>
                  <mrow>
                    <mn>17</mn>
                    <mi>–</mi>
                    <mn>3</mn>
                    <mi>x</mi>
                  </mrow>
                </mrow>
                <mo fence="true" stretchy="false">)</mo>
              </mrow>
              <mo stretchy="false">+</mo>
              <msup>
                <mi>x</mi>
                <mn>2</mn>
              </msup>
            </mrow>
          </mrow>
        </mtd>
      </mtr>
      <mtr>
        <mtd>
          <mrow>
            <mn>20.820156997794982</mn>
            <mo stretchy="false">=</mo>
            <mrow>
              <mrow>
                <mo fence="true" stretchy="false">(</mo>
                <mrow>
                  <mfrac>
                    <mrow>
                      <mi>log</mi>
                      <mrow>
                        <mo fence="true" stretchy="false">(</mo>
                        <mrow>
                          <mrow>
                            <mn>17</mn>
                            <mi>–</mi>
                            <mn>3</mn>
                            <mi>x</mi>
                          </mrow>
                        </mrow>
                        <mo fence="true" stretchy="false">)</mo>
                      </mrow>
                    </mrow>
                    <mrow>
                      <mi>log</mi>
                      <mn>9</mn>
                    </mrow>
                  </mfrac>
                </mrow>
                <mo fence="true" stretchy="false">)</mo>
              </mrow>
              <mo stretchy="false">+</mo>
              <msup>
                <mi>x</mi>
                <mn>2</mn>
              </msup>
            </mrow>
          </mrow>
        </mtd>
      </mtr>
      <mtr>
        <mtd>
          <mrow>
            <mn>0</mn>
            <mo stretchy="false">=</mo>
            <mrow>
              <mrow>
                <mo fence="true" stretchy="false">(</mo>
                <mrow>
                  <mfrac>
                    <mrow>
                      <mi>log</mi>
                      <mrow>
                        <mo fence="true" stretchy="false">(</mo>
                        <mrow>
                          <mrow>
                            <mn>17</mn>
                            <mi>–</mi>
                            <mn>3</mn>
                            <mi>x</mi>
                          </mrow>
                        </mrow>
                        <mo fence="true" stretchy="false">)</mo>
                      </mrow>
                    </mrow>
                    <mrow>
                      <mi>log</mi>
                      <mn>9</mn>
                    </mrow>
                  </mfrac>
                </mrow>
                <mo fence="true" stretchy="false">)</mo>
              </mrow>
              <mo stretchy="false">+</mo>
              <msup>
                <mi>x</mi>
                <mn>2</mn>
              </msup>
              <mo stretchy="false">−</mo>
              <mn>20.820156997794982</mn>
            </mrow>
          </mrow>
        </mtd>
      </mtr>
      <mtr>
        <mtd>
          <mrow>
            <mi>f</mi>
            <mrow>
              <mrow>
                <mo fence="true" stretchy="false">(</mo>
                <mrow>
                  <mi>x</mi>
                </mrow>
                <mo fence="true" stretchy="false">)</mo>
              </mrow>
              <mo stretchy="false">=</mo>
              <mrow>
                <mrow>
                  <mo fence="true" stretchy="false">(</mo>
                  <mrow>
                    <mfrac>
                      <mrow>
                        <mi>log</mi>
                        <mrow>
                          <mo fence="true" stretchy="false">(</mo>
                          <mrow>
                            <mrow>
                              <mn>17</mn>
                              <mi>–</mi>
                              <mn>3</mn>
                              <mi>x</mi>
                            </mrow>
                          </mrow>
                          <mo fence="true" stretchy="false">)</mo>
                        </mrow>
                      </mrow>
                      <mrow>
                        <mi>log</mi>
                        <mn>9</mn>
                      </mrow>
                    </mfrac>
                  </mrow>
                  <mo fence="true" stretchy="false">)</mo>
                </mrow>
                <mo stretchy="false">+</mo>
                <msup>
                  <mi>x</mi>
                  <mn>2</mn>
                </msup>
                <mo stretchy="false">−</mo>
                <mn>20.820156997794982</mn>
              </mrow>
            </mrow>
          </mrow>
        </mtd>
      </mtr>
    </mtable>
    <annotation encoding="StarMath 5.0">h(x) = Log_9 (17 – 3x) + x^2
newline
20.820156997794982 = Log_9 (17 – 3x) + x^2
newline
20.820156997794982 = ({Log (17 – 3x) }over {log 9}) + x^2
newline
0 = ({Log (17 – 3x) }over {log 9}) + x^2 - 20.820156997794982
newline
f(x) = ({Log (17 – 3x) }over {log 9}) + x^2 - 20.820156997794982</annotation>
  </semantics>
</math>
</file>

<file path=Object 30/content.xml><?xml version="1.0" encoding="utf-8"?>
<math xmlns="http://www.w3.org/1998/Math/MathML" display="block">
  <semantics>
    <mtable>
      <mtr>
        <mtd>
          <mrow>
            <mi>t</mi>
            <mo stretchy="false">=</mo>
            <mfrac>
              <mrow>
                <mi>k</mi>
                <mrow>
                  <mo fence="true" stretchy="false">(</mo>
                  <mrow>
                    <mrow>
                      <mrow>
                        <msub>
                          <mi>S</mi>
                          <mn>0</mn>
                        </msub>
                        <mo stretchy="false">−</mo>
                        <mi>S</mi>
                      </mrow>
                      <mrow>
                        <mrow>
                          <mo fence="true" stretchy="false">(</mo>
                          <mrow>
                            <mi>t</mi>
                          </mrow>
                          <mo fence="true" stretchy="false">)</mo>
                        </mrow>
                        <mo stretchy="false">+</mo>
                        <mfrac>
                          <mrow>
                            <msup>
                              <mi>m</mi>
                              <mn>2</mn>
                            </msup>
                            <mi>g</mi>
                          </mrow>
                          <msup>
                            <mi>k</mi>
                            <mn>2</mn>
                          </msup>
                        </mfrac>
                      </mrow>
                      <mrow>
                        <mo fence="true" stretchy="false">(</mo>
                        <mrow>
                          <mrow>
                            <mn>1</mn>
                            <mo stretchy="false">−</mo>
                            <msup>
                              <mi>e</mi>
                              <mfrac>
                                <mrow>
                                  <mo stretchy="false">−</mo>
                                  <mi mathvariant="italic">kt</mi>
                                </mrow>
                                <mi>m</mi>
                              </mfrac>
                            </msup>
                          </mrow>
                        </mrow>
                        <mo fence="true" stretchy="false">)</mo>
                      </mrow>
                    </mrow>
                  </mrow>
                  <mo fence="true" stretchy="false">)</mo>
                </mrow>
              </mrow>
              <mi mathvariant="italic">mg</mi>
            </mfrac>
          </mrow>
        </mtd>
      </mtr>
      <mtr>
        <mtd>
          <mstyle mathvariant="bold">
            <mrow>
              <mi>f</mi>
              <mrow>
                <mrow>
                  <mo fence="true" stretchy="false">(</mo>
                  <mrow>
                    <mi>t</mi>
                  </mrow>
                  <mo fence="true" stretchy="false">)</mo>
                </mrow>
                <mo stretchy="false">=</mo>
                <mfrac>
                  <mrow>
                    <mi>k</mi>
                    <mrow>
                      <mo fence="true" stretchy="false">(</mo>
                      <mrow>
                        <mrow>
                          <mrow>
                            <msub>
                              <mi>S</mi>
                              <mn>0</mn>
                            </msub>
                            <mo stretchy="false">−</mo>
                            <mi>S</mi>
                          </mrow>
                          <mrow>
                            <mrow>
                              <mo fence="true" stretchy="false">(</mo>
                              <mrow>
                                <mi>t</mi>
                              </mrow>
                              <mo fence="true" stretchy="false">)</mo>
                            </mrow>
                            <mo stretchy="false">+</mo>
                            <mfrac>
                              <mrow>
                                <msup>
                                  <mi>m</mi>
                                  <mn>2</mn>
                                </msup>
                                <mi>g</mi>
                              </mrow>
                              <msup>
                                <mi>k</mi>
                                <mn>2</mn>
                              </msup>
                            </mfrac>
                          </mrow>
                          <mrow>
                            <mo fence="true" stretchy="false">(</mo>
                            <mrow>
                              <mrow>
                                <mn>1</mn>
                                <mo stretchy="false">−</mo>
                                <msup>
                                  <mi>e</mi>
                                  <mfrac>
                                    <mrow>
                                      <mo stretchy="false">−</mo>
                                      <mi mathvariant="italic">kt</mi>
                                    </mrow>
                                    <mi>m</mi>
                                  </mfrac>
                                </msup>
                              </mrow>
                            </mrow>
                            <mo fence="true" stretchy="false">)</mo>
                          </mrow>
                        </mrow>
                      </mrow>
                      <mo fence="true" stretchy="false">)</mo>
                    </mrow>
                  </mrow>
                  <mi mathvariant="italic">mg</mi>
                </mfrac>
              </mrow>
            </mrow>
          </mstyle>
        </mtd>
      </mtr>
    </mtable>
    <annotation encoding="StarMath 5.0">t = { k( S_0 - S( t ) + { {m^2 g} over k^2 }( 1 - e^{ -kt over m } ) ) } over mg
newline
 bold { f(t) = { k( S_0 - S( t ) + { {m^2 g} over k^2 }( 1 - e^{ -kt over m } ) ) } over mg }</annotation>
  </semantics>
</math>
</file>

<file path=Object 31/content.xml><?xml version="1.0" encoding="utf-8"?>
<math xmlns="http://www.w3.org/1998/Math/MathML" display="block">
  <semantics>
    <mrow>
      <mrow>
        <mi mathvariant="italic">Nu</mi>
        <mo stretchy="false">=</mo>
        <mrow>
          <mn>0.3</mn>
          <mo stretchy="false">+</mo>
          <mrow>
            <mo fence="true" stretchy="false">(</mo>
            <mrow>
              <mroot>
                <msup>
                  <mrow>
                    <mo fence="true" stretchy="false">(</mo>
                    <mrow>
                      <mrow>
                        <mn>1</mn>
                        <mo stretchy="false">+</mo>
                        <mroot>
                          <msup>
                            <mrow>
                              <mo fence="true" stretchy="false">(</mo>
                              <mrow>
                                <mfrac>
                                  <msub>
                                    <mi>R</mi>
                                    <mi>e</mi>
                                  </msub>
                                  <mn>282000</mn>
                                </mfrac>
                              </mrow>
                              <mo fence="true" stretchy="false">)</mo>
                            </mrow>
                            <mn>5</mn>
                          </msup>
                          <mn>8</mn>
                        </mroot>
                      </mrow>
                    </mrow>
                    <mo fence="true" stretchy="false">)</mo>
                  </mrow>
                  <mn>4</mn>
                </msup>
                <mn>5</mn>
              </mroot>
            </mrow>
            <mo fence="true" stretchy="false">)</mo>
          </mrow>
        </mrow>
      </mrow>
      <mrow>
        <mo fence="true" stretchy="false">(</mo>
        <mrow>
          <mfrac>
            <mrow>
              <mn>0.62</mn>
              <msqrt>
                <msub>
                  <mi>R</mi>
                  <mi>e</mi>
                </msub>
              </msqrt>
              <mroot>
                <mi mathvariant="italic">Pr</mi>
                <mn>3</mn>
              </mroot>
            </mrow>
            <mrow>
              <mn>1</mn>
              <mo stretchy="false">+</mo>
              <mroot>
                <mrow>
                  <mo fence="true" stretchy="false">(</mo>
                  <mrow>
                    <mfrac>
                      <mn>0.4</mn>
                      <mi mathvariant="italic">Pr</mi>
                    </mfrac>
                  </mrow>
                  <mo fence="true" stretchy="false">)</mo>
                </mrow>
                <mn>4</mn>
              </mroot>
            </mrow>
          </mfrac>
        </mrow>
        <mo fence="true" stretchy="false">)</mo>
      </mrow>
    </mrow>
    <annotation encoding="StarMath 5.0">Nu = 0.3 + ( nroot{5}{( 1 + nroot{8}{(R_e over 282000)^5} )^4} )( { 0.62 sqrt{ R_e } nroot {3}{Pr}  } over { 1 + nroot {4}(0.4 over Pr) } )</annotation>
  </semantics>
</math>
</file>

<file path=Object 32/content.xml><?xml version="1.0" encoding="utf-8"?>
<math xmlns="http://www.w3.org/1998/Math/MathML" display="block">
  <semantics>
    <mtable>
      <mtr>
        <mtd>
          <mrow>
            <mrow>
              <mi mathvariant="italic">Nu</mi>
              <mo stretchy="false">=</mo>
              <mrow>
                <mn>0.3</mn>
                <mo stretchy="false">+</mo>
                <mrow>
                  <mo fence="true" stretchy="false">(</mo>
                  <mrow>
                    <mroot>
                      <msup>
                        <mrow>
                          <mo fence="true" stretchy="false">(</mo>
                          <mrow>
                            <mrow>
                              <mn>1</mn>
                              <mo stretchy="false">+</mo>
                              <mroot>
                                <msup>
                                  <mrow>
                                    <mo fence="true" stretchy="false">(</mo>
                                    <mrow>
                                      <mfrac>
                                        <msub>
                                          <mi>R</mi>
                                          <mi>e</mi>
                                        </msub>
                                        <mn>282000</mn>
                                      </mfrac>
                                    </mrow>
                                    <mo fence="true" stretchy="false">)</mo>
                                  </mrow>
                                  <mn>5</mn>
                                </msup>
                                <mn>8</mn>
                              </mroot>
                            </mrow>
                          </mrow>
                          <mo fence="true" stretchy="false">)</mo>
                        </mrow>
                        <mn>4</mn>
                      </msup>
                      <mn>5</mn>
                    </mroot>
                  </mrow>
                  <mo fence="true" stretchy="false">)</mo>
                </mrow>
              </mrow>
            </mrow>
            <mrow>
              <mo fence="true" stretchy="false">(</mo>
              <mrow>
                <mfrac>
                  <mrow>
                    <mn>0.62</mn>
                    <msqrt>
                      <msub>
                        <mi>R</mi>
                        <mi>e</mi>
                      </msub>
                    </msqrt>
                    <mroot>
                      <mi mathvariant="italic">Pr</mi>
                      <mn>3</mn>
                    </mroot>
                  </mrow>
                  <mrow>
                    <mn>1</mn>
                    <mo stretchy="false">+</mo>
                    <mroot>
                      <mrow>
                        <mo fence="true" stretchy="false">(</mo>
                        <mrow>
                          <mfrac>
                            <mn>0.4</mn>
                            <mi mathvariant="italic">Pr</mi>
                          </mfrac>
                        </mrow>
                        <mo fence="true" stretchy="false">)</mo>
                      </mrow>
                      <mn>4</mn>
                    </mroot>
                  </mrow>
                </mfrac>
              </mrow>
              <mo fence="true" stretchy="false">)</mo>
            </mrow>
          </mrow>
        </mtd>
      </mtr>
      <mtr>
        <mtd>
          <mrow>
            <mrow>
              <mn>0</mn>
              <mo stretchy="false">=</mo>
              <mrow>
                <mn>0.3</mn>
                <mo stretchy="false">−</mo>
                <mi mathvariant="italic">Nu</mi>
                <mo stretchy="false">+</mo>
                <mrow>
                  <mo fence="true" stretchy="false">(</mo>
                  <mrow>
                    <mroot>
                      <msup>
                        <mrow>
                          <mo fence="true" stretchy="false">(</mo>
                          <mrow>
                            <mrow>
                              <mn>1</mn>
                              <mo stretchy="false">+</mo>
                              <mroot>
                                <msup>
                                  <mrow>
                                    <mo fence="true" stretchy="false">(</mo>
                                    <mrow>
                                      <mfrac>
                                        <msub>
                                          <mi>R</mi>
                                          <mi>e</mi>
                                        </msub>
                                        <mn>282000</mn>
                                      </mfrac>
                                    </mrow>
                                    <mo fence="true" stretchy="false">)</mo>
                                  </mrow>
                                  <mn>5</mn>
                                </msup>
                                <mn>8</mn>
                              </mroot>
                            </mrow>
                          </mrow>
                          <mo fence="true" stretchy="false">)</mo>
                        </mrow>
                        <mn>4</mn>
                      </msup>
                      <mn>5</mn>
                    </mroot>
                  </mrow>
                  <mo fence="true" stretchy="false">)</mo>
                </mrow>
              </mrow>
            </mrow>
            <mrow>
              <mo fence="true" stretchy="false">(</mo>
              <mrow>
                <mfrac>
                  <mrow>
                    <mn>0.62</mn>
                    <msqrt>
                      <msub>
                        <mi>R</mi>
                        <mi>e</mi>
                      </msub>
                    </msqrt>
                    <mroot>
                      <mi mathvariant="italic">Pr</mi>
                      <mn>3</mn>
                    </mroot>
                  </mrow>
                  <mrow>
                    <mn>1</mn>
                    <mo stretchy="false">+</mo>
                    <mroot>
                      <mrow>
                        <mo fence="true" stretchy="false">(</mo>
                        <mrow>
                          <mfrac>
                            <mn>0.4</mn>
                            <mi mathvariant="italic">Pr</mi>
                          </mfrac>
                        </mrow>
                        <mo fence="true" stretchy="false">)</mo>
                      </mrow>
                      <mn>4</mn>
                    </mroot>
                  </mrow>
                </mfrac>
              </mrow>
              <mo fence="true" stretchy="false">)</mo>
            </mrow>
          </mrow>
        </mtd>
      </mtr>
      <mtr>
        <mtd>
          <mstyle mathvariant="bold">
            <mrow>
              <mi>f</mi>
              <mrow>
                <mrow>
                  <mo fence="true" stretchy="false">(</mo>
                  <mrow>
                    <msub>
                      <mi>R</mi>
                      <mi>e</mi>
                    </msub>
                  </mrow>
                  <mo fence="true" stretchy="false">)</mo>
                </mrow>
                <mo stretchy="false">=</mo>
                <mrow>
                  <mn>0.3</mn>
                  <mo stretchy="false">−</mo>
                  <mi mathvariant="italic">Nu</mi>
                  <mo stretchy="false">+</mo>
                  <mrow>
                    <mo fence="true" stretchy="false">(</mo>
                    <mrow>
                      <mroot>
                        <msup>
                          <mrow>
                            <mo fence="true" stretchy="false">(</mo>
                            <mrow>
                              <mrow>
                                <mn>1</mn>
                                <mo stretchy="false">+</mo>
                                <mroot>
                                  <msup>
                                    <mrow>
                                      <mo fence="true" stretchy="false">(</mo>
                                      <mrow>
                                        <mfrac>
                                          <msub>
                                            <mi>R</mi>
                                            <mi>e</mi>
                                          </msub>
                                          <mn>282000</mn>
                                        </mfrac>
                                      </mrow>
                                      <mo fence="true" stretchy="false">)</mo>
                                    </mrow>
                                    <mn>5</mn>
                                  </msup>
                                  <mn>8</mn>
                                </mroot>
                              </mrow>
                            </mrow>
                            <mo fence="true" stretchy="false">)</mo>
                          </mrow>
                          <mn>4</mn>
                        </msup>
                        <mn>5</mn>
                      </mroot>
                    </mrow>
                    <mo fence="true" stretchy="false">)</mo>
                  </mrow>
                </mrow>
              </mrow>
              <mrow>
                <mo fence="true" stretchy="false">(</mo>
                <mrow>
                  <mfrac>
                    <mrow>
                      <mn>0.62</mn>
                      <msqrt>
                        <msub>
                          <mi>R</mi>
                          <mi>e</mi>
                        </msub>
                      </msqrt>
                      <mroot>
                        <mi mathvariant="italic">Pr</mi>
                        <mn>3</mn>
                      </mroot>
                    </mrow>
                    <mrow>
                      <mn>1</mn>
                      <mo stretchy="false">+</mo>
                      <mroot>
                        <mrow>
                          <mo fence="true" stretchy="false">(</mo>
                          <mrow>
                            <mfrac>
                              <mn>0.4</mn>
                              <mi mathvariant="italic">Pr</mi>
                            </mfrac>
                          </mrow>
                          <mo fence="true" stretchy="false">)</mo>
                        </mrow>
                        <mn>4</mn>
                      </mroot>
                    </mrow>
                  </mfrac>
                </mrow>
                <mo fence="true" stretchy="false">)</mo>
              </mrow>
            </mrow>
          </mstyle>
        </mtd>
      </mtr>
    </mtable>
    <annotation encoding="StarMath 5.0">Nu = 0.3 + ( nroot{5}{( 1 + nroot{8}{(R_e over 282000)^5} )^4} )( { 0.62 sqrt{ R_e } nroot {3}{Pr}  } over { 1 + nroot {4}(0.4 over Pr) } )
newline
0 = 0.3 - Nu + ( nroot{5}{( 1 + nroot{8}{(R_e over 282000)^5} )^4} )( { 0.62 sqrt{ R_e } nroot {3}{Pr}  } over { 1 + nroot {4}(0.4 over Pr) } )
newline
bold { f(R_e) = 0.3 - Nu + ( nroot{5}{( 1 + nroot{8}{(R_e over 282000)^5} )^4} )( { 0.62 sqrt{ R_e } nroot {3}{Pr}  } over { 1 + nroot {4}(0.4 over Pr) } ) }</annotation>
  </semantics>
</math>
</file>

<file path=Object 33/content.xml><?xml version="1.0" encoding="utf-8"?>
<math xmlns="http://www.w3.org/1998/Math/MathML" display="block">
  <semantics>
    <mrow>
      <mrow>
        <mo fence="true" stretchy="false">(</mo>
        <mrow>
          <mrow>
            <mi>P</mi>
            <mo stretchy="false">+</mo>
            <mfrac>
              <mi>a</mi>
              <mrow>
                <mi>V</mi>
                <mrow>
                  <mo fence="true" stretchy="false">(</mo>
                  <mrow>
                    <mrow>
                      <mi>V</mi>
                      <mo stretchy="false">+</mo>
                      <mi>b</mi>
                    </mrow>
                  </mrow>
                  <mo fence="true" stretchy="false">)</mo>
                </mrow>
                <msup>
                  <mi>T</mi>
                  <mn>0.5</mn>
                </msup>
              </mrow>
            </mfrac>
          </mrow>
        </mrow>
        <mo fence="true" stretchy="false">)</mo>
      </mrow>
      <mrow>
        <mrow>
          <mo fence="true" stretchy="false">(</mo>
          <mrow>
            <mrow>
              <mi>V</mi>
              <mo stretchy="false">−</mo>
              <mi>b</mi>
            </mrow>
          </mrow>
          <mo fence="true" stretchy="false">)</mo>
        </mrow>
        <mo stretchy="false">=</mo>
        <mi mathvariant="italic">RT</mi>
      </mrow>
    </mrow>
    <annotation encoding="StarMath 5.0">( P + a over { V(V + b)T^0.5 } )( V - b ) = RT</annotation>
  </semantics>
</math>
</file>

<file path=Object 34/content.xml><?xml version="1.0" encoding="utf-8"?>
<math xmlns="http://www.w3.org/1998/Math/MathML" display="block">
  <semantics>
    <mrow>
      <mrow>
        <mi>a</mi>
        <mo stretchy="false">=</mo>
        <mn>0.4278</mn>
      </mrow>
      <mrow>
        <msup>
          <mi>R</mi>
          <mn>2</mn>
        </msup>
        <msubsup>
          <mi>T</mi>
          <mi>c</mi>
          <mn>2.5</mn>
        </msubsup>
      </mrow>
      <mi>,</mi>
      <mspace width="2em"/>
      <mrow>
        <mi>b</mi>
        <mo stretchy="false">=</mo>
        <mn>0.0867</mn>
      </mrow>
      <mfrac>
        <msub>
          <mi mathvariant="italic">RT</mi>
          <mi>c</mi>
        </msub>
        <msub>
          <mi>P</mi>
          <mi>c</mi>
        </msub>
      </mfrac>
    </mrow>
    <annotation encoding="StarMath 5.0">a = 0.4278 { R^2 T_c ^2.5 },````b = 0.0867 { RT_c } over P_c</annotation>
  </semantics>
</math>
</file>

<file path=Object 35/content.xml><?xml version="1.0" encoding="utf-8"?>
<math xmlns="http://www.w3.org/1998/Math/MathML" display="block">
  <semantics>
    <mtable>
      <mtr>
        <mtd>
          <mrow>
            <mrow>
              <mo fence="true" stretchy="false">(</mo>
              <mrow>
                <mrow>
                  <mi>P</mi>
                  <mo stretchy="false">+</mo>
                  <mfrac>
                    <mi>a</mi>
                    <mrow>
                      <mi>V</mi>
                      <mrow>
                        <mo fence="true" stretchy="false">(</mo>
                        <mrow>
                          <mrow>
                            <mi>V</mi>
                            <mo stretchy="false">+</mo>
                            <mi>b</mi>
                          </mrow>
                        </mrow>
                        <mo fence="true" stretchy="false">)</mo>
                      </mrow>
                      <msup>
                        <mi>T</mi>
                        <mn>0.5</mn>
                      </msup>
                    </mrow>
                  </mfrac>
                </mrow>
              </mrow>
              <mo fence="true" stretchy="false">)</mo>
            </mrow>
            <mrow>
              <mrow>
                <mo fence="true" stretchy="false">(</mo>
                <mrow>
                  <mrow>
                    <mi>V</mi>
                    <mo stretchy="false">−</mo>
                    <mi>b</mi>
                  </mrow>
                </mrow>
                <mo fence="true" stretchy="false">)</mo>
              </mrow>
              <mo stretchy="false">=</mo>
              <mi mathvariant="italic">RT</mi>
            </mrow>
          </mrow>
        </mtd>
      </mtr>
      <mtr>
        <mtd>
          <mrow>
            <mrow>
              <mo fence="true" stretchy="false">(</mo>
              <mrow>
                <mrow>
                  <mi>V</mi>
                  <mo stretchy="false">−</mo>
                  <mi>b</mi>
                </mrow>
              </mrow>
              <mo fence="true" stretchy="false">)</mo>
            </mrow>
            <mo stretchy="false">=</mo>
            <mfrac>
              <mi mathvariant="italic">RT</mi>
              <mrow>
                <mo fence="true" stretchy="false">(</mo>
                <mrow>
                  <mrow>
                    <mi>P</mi>
                    <mo stretchy="false">+</mo>
                    <mfrac>
                      <mi>a</mi>
                      <mrow>
                        <mi>V</mi>
                        <mrow>
                          <mo fence="true" stretchy="false">(</mo>
                          <mrow>
                            <mrow>
                              <mi>V</mi>
                              <mo stretchy="false">+</mo>
                              <mi>b</mi>
                            </mrow>
                          </mrow>
                          <mo fence="true" stretchy="false">)</mo>
                        </mrow>
                        <msup>
                          <mi>T</mi>
                          <mn>0.5</mn>
                        </msup>
                      </mrow>
                    </mfrac>
                  </mrow>
                </mrow>
                <mo fence="true" stretchy="false">)</mo>
              </mrow>
            </mfrac>
          </mrow>
        </mtd>
      </mtr>
      <mtr>
        <mtd>
          <mrow>
            <mi>V</mi>
            <mo stretchy="false">=</mo>
            <mrow>
              <mfrac>
                <mi mathvariant="italic">RT</mi>
                <mrow>
                  <mo fence="true" stretchy="false">(</mo>
                  <mrow>
                    <mrow>
                      <mi>P</mi>
                      <mo stretchy="false">+</mo>
                      <mfrac>
                        <mi>a</mi>
                        <mrow>
                          <mi>V</mi>
                          <mrow>
                            <mo fence="true" stretchy="false">(</mo>
                            <mrow>
                              <mrow>
                                <mi>V</mi>
                                <mo stretchy="false">+</mo>
                                <mi>b</mi>
                              </mrow>
                            </mrow>
                            <mo fence="true" stretchy="false">)</mo>
                          </mrow>
                          <msup>
                            <mi>T</mi>
                            <mn>0.5</mn>
                          </msup>
                        </mrow>
                      </mfrac>
                    </mrow>
                  </mrow>
                  <mo fence="true" stretchy="false">)</mo>
                </mrow>
              </mfrac>
              <mo stretchy="false">−</mo>
              <mi>b</mi>
            </mrow>
          </mrow>
        </mtd>
      </mtr>
    </mtable>
    <annotation encoding="StarMath 5.0">( P + a over { V(V + b)T^0.5 } )( V - b ) = RT
newline
( V - b ) = RT over { ( P + a over { V(V + b)T^0.5 } ) }
newline
V = RT over { ( P + a over { V(V + b)T^0.5 } ) } - b</annotation>
  </semantics>
</math>
</file>

<file path=Object 36/content.xml><?xml version="1.0" encoding="utf-8"?>
<math xmlns="http://www.w3.org/1998/Math/MathML" display="block">
  <semantics>
    <mtable>
      <mtr>
        <mtd>
          <mrow>
            <mi>V</mi>
            <mo stretchy="false">=</mo>
            <mrow>
              <mfrac>
                <mi mathvariant="italic">RT</mi>
                <mrow>
                  <mo fence="true" stretchy="false">(</mo>
                  <mrow>
                    <mrow>
                      <mi>P</mi>
                      <mo stretchy="false">+</mo>
                      <mfrac>
                        <mi>a</mi>
                        <mrow>
                          <mi>V</mi>
                          <mrow>
                            <mo fence="true" stretchy="false">(</mo>
                            <mrow>
                              <mrow>
                                <mi>V</mi>
                                <mo stretchy="false">+</mo>
                                <mi>b</mi>
                              </mrow>
                            </mrow>
                            <mo fence="true" stretchy="false">)</mo>
                          </mrow>
                          <msup>
                            <mi>T</mi>
                            <mn>0.5</mn>
                          </msup>
                        </mrow>
                      </mfrac>
                    </mrow>
                  </mrow>
                  <mo fence="true" stretchy="false">)</mo>
                </mrow>
              </mfrac>
              <mo stretchy="false">−</mo>
              <mi>b</mi>
            </mrow>
          </mrow>
        </mtd>
      </mtr>
      <mtr>
        <mtd>
          <mstyle mathvariant="bold">
            <mrow>
              <mi>g</mi>
              <mrow>
                <mrow>
                  <mo fence="true" stretchy="false">(</mo>
                  <mrow>
                    <mi>V</mi>
                  </mrow>
                  <mo fence="true" stretchy="false">)</mo>
                </mrow>
                <mo stretchy="false">=</mo>
                <mrow>
                  <mfrac>
                    <mi mathvariant="italic">RT</mi>
                    <mrow>
                      <mo fence="true" stretchy="false">(</mo>
                      <mrow>
                        <mrow>
                          <mi>P</mi>
                          <mo stretchy="false">+</mo>
                          <mfrac>
                            <mi>a</mi>
                            <mrow>
                              <mi>V</mi>
                              <mrow>
                                <mo fence="true" stretchy="false">(</mo>
                                <mrow>
                                  <mrow>
                                    <mi>V</mi>
                                    <mo stretchy="false">+</mo>
                                    <mi>b</mi>
                                  </mrow>
                                </mrow>
                                <mo fence="true" stretchy="false">)</mo>
                              </mrow>
                              <msup>
                                <mi>T</mi>
                                <mn>0.5</mn>
                              </msup>
                            </mrow>
                          </mfrac>
                        </mrow>
                      </mrow>
                      <mo fence="true" stretchy="false">)</mo>
                    </mrow>
                  </mfrac>
                  <mo stretchy="false">−</mo>
                  <mi>b</mi>
                </mrow>
              </mrow>
            </mrow>
          </mstyle>
        </mtd>
      </mtr>
    </mtable>
    <annotation encoding="StarMath 5.0">V = RT over { ( P + a over { V(V + b)T^0.5 } ) } - b
newline
bold { g(V) = RT over { ( P + a over { V(V + b)T^0.5 } ) } - b }</annotation>
  </semantics>
</math>
</file>

<file path=Object 37/content.xml><?xml version="1.0" encoding="utf-8"?>
<math xmlns="http://www.w3.org/1998/Math/MathML" display="block">
  <semantics>
    <mtable>
      <mtr>
        <mtd>
          <mrow>
            <mi>V</mi>
            <mo stretchy="false">=</mo>
            <mrow>
              <mfrac>
                <mi mathvariant="italic">RT</mi>
                <mrow>
                  <mo fence="true" stretchy="false">(</mo>
                  <mrow>
                    <mrow>
                      <mi>P</mi>
                      <mo stretchy="false">+</mo>
                      <mfrac>
                        <mi>a</mi>
                        <msup>
                          <mi>v</mi>
                          <mn>2</mn>
                        </msup>
                      </mfrac>
                    </mrow>
                  </mrow>
                  <mo fence="true" stretchy="false">)</mo>
                </mrow>
              </mfrac>
              <mo stretchy="false">+</mo>
              <mi>b</mi>
            </mrow>
          </mrow>
        </mtd>
      </mtr>
      <mtr>
        <mtd>
          <mstyle mathvariant="bold">
            <mrow>
              <mi>g</mi>
              <mrow>
                <mrow>
                  <mo fence="true" stretchy="false">(</mo>
                  <mrow>
                    <mi>V</mi>
                  </mrow>
                  <mo fence="true" stretchy="false">)</mo>
                </mrow>
                <mo stretchy="false">=</mo>
                <mrow>
                  <mfrac>
                    <mi mathvariant="italic">RT</mi>
                    <mrow>
                      <mo fence="true" stretchy="false">(</mo>
                      <mrow>
                        <mrow>
                          <mi>P</mi>
                          <mo stretchy="false">+</mo>
                          <mfrac>
                            <mi>a</mi>
                            <msup>
                              <mi>v</mi>
                              <mn>2</mn>
                            </msup>
                          </mfrac>
                        </mrow>
                      </mrow>
                      <mo fence="true" stretchy="false">)</mo>
                    </mrow>
                  </mfrac>
                  <mo stretchy="false">+</mo>
                  <mi>b</mi>
                </mrow>
              </mrow>
            </mrow>
          </mstyle>
        </mtd>
      </mtr>
    </mtable>
    <annotation encoding="StarMath 5.0">V = { RT } over ( P + a over v^2 ) + b
newline
bold { g(V) = { RT } over ( P + a over v^2 ) + b }</annotation>
  </semantics>
</math>
</file>

<file path=Object 38/content.xml><?xml version="1.0" encoding="utf-8"?>
<math xmlns="http://www.w3.org/1998/Math/MathML" display="block">
  <semantics>
    <mtable>
      <mtr>
        <mtd>
          <mrow>
            <mi>D</mi>
            <mrow>
              <mrow>
                <mo fence="true" stretchy="false">(</mo>
                <mrow>
                  <mi>t</mi>
                </mrow>
                <mo fence="true" stretchy="false">)</mo>
              </mrow>
              <mo stretchy="false">=</mo>
              <mrow>
                <mrow>
                  <mo stretchy="false">−</mo>
                  <mn>70</mn>
                </mrow>
                <mo stretchy="false">+</mo>
                <mn>7</mn>
              </mrow>
            </mrow>
            <mrow>
              <mi>t</mi>
              <mo stretchy="false">+</mo>
              <mn>70</mn>
            </mrow>
            <msup>
              <mi>e</mi>
              <mfrac>
                <mrow>
                  <mo stretchy="false">−</mo>
                  <mi>t</mi>
                </mrow>
                <mn>10</mn>
              </mfrac>
            </msup>
          </mrow>
        </mtd>
      </mtr>
      <mtr>
        <mtd>
          <mrow>
            <mrow>
              <mn>0</mn>
              <mo stretchy="false">=</mo>
              <mrow>
                <mrow>
                  <mo stretchy="false">−</mo>
                  <mn>70</mn>
                </mrow>
                <mo stretchy="false">+</mo>
                <mn>7</mn>
              </mrow>
            </mrow>
            <mrow>
              <mi>t</mi>
              <mo stretchy="false">+</mo>
              <mn>70</mn>
            </mrow>
            <mrow>
              <msup>
                <mi>e</mi>
                <mfrac>
                  <mrow>
                    <mo stretchy="false">−</mo>
                    <mi>t</mi>
                  </mrow>
                  <mn>10</mn>
                </mfrac>
              </msup>
              <mo stretchy="false">−</mo>
              <mi>D</mi>
            </mrow>
            <mrow>
              <mo fence="true" stretchy="false">(</mo>
              <mrow>
                <mi>t</mi>
              </mrow>
              <mo fence="true" stretchy="false">)</mo>
            </mrow>
          </mrow>
        </mtd>
      </mtr>
      <mtr>
        <mtd>
          <mrow>
            <mi>f</mi>
            <mrow>
              <mrow>
                <mo fence="true" stretchy="false">(</mo>
                <mrow>
                  <mi>t</mi>
                </mrow>
                <mo fence="true" stretchy="false">)</mo>
              </mrow>
              <mo stretchy="false">=</mo>
              <mrow>
                <mrow>
                  <mo stretchy="false">−</mo>
                  <mn>70</mn>
                </mrow>
                <mo stretchy="false">+</mo>
                <mn>7</mn>
              </mrow>
            </mrow>
            <mrow>
              <mi>t</mi>
              <mo stretchy="false">+</mo>
              <mn>70</mn>
            </mrow>
            <mrow>
              <msup>
                <mi>e</mi>
                <mfrac>
                  <mrow>
                    <mo stretchy="false">−</mo>
                    <mi>t</mi>
                  </mrow>
                  <mn>10</mn>
                </mfrac>
              </msup>
              <mo stretchy="false">−</mo>
              <mi>D</mi>
            </mrow>
            <mrow>
              <mo fence="true" stretchy="false">(</mo>
              <mrow>
                <mi>t</mi>
              </mrow>
              <mo fence="true" stretchy="false">)</mo>
            </mrow>
          </mrow>
        </mtd>
      </mtr>
    </mtable>
    <annotation encoding="StarMath 5.0">D( t ) = -70 + 7t + 70e^{ -t over 10 }
newline
0 = -70 + 7t + 70e^{ -t over 10 } - D( t )
newline
f(t) = -70 + 7t + 70e^{ -t over 10 } - D( t )
</annotation>
  </semantics>
</math>
</file>

<file path=Object 39/content.xml><?xml version="1.0" encoding="utf-8"?>
<math xmlns="http://www.w3.org/1998/Math/MathML" display="block">
  <semantics>
    <mtable>
      <mtr>
        <mtd>
          <mrow>
            <mi>f</mi>
            <mrow>
              <mrow>
                <mo fence="true" stretchy="false">(</mo>
                <mrow>
                  <mi>t</mi>
                </mrow>
                <mo fence="true" stretchy="false">)</mo>
              </mrow>
              <mo stretchy="false">=</mo>
              <mrow>
                <mrow>
                  <mo stretchy="false">−</mo>
                  <mn>70</mn>
                </mrow>
                <mo stretchy="false">+</mo>
                <mn>7</mn>
              </mrow>
            </mrow>
            <mrow>
              <mi>t</mi>
              <mo stretchy="false">+</mo>
              <mn>70</mn>
            </mrow>
            <mrow>
              <msup>
                <mi>e</mi>
                <mfrac>
                  <mrow>
                    <mo stretchy="false">−</mo>
                    <mi>t</mi>
                  </mrow>
                  <mn>10</mn>
                </mfrac>
              </msup>
              <mo stretchy="false">−</mo>
              <mi>D</mi>
            </mrow>
            <mrow>
              <mo fence="true" stretchy="false">(</mo>
              <mrow>
                <mi>t</mi>
              </mrow>
              <mo fence="true" stretchy="false">)</mo>
            </mrow>
          </mrow>
        </mtd>
      </mtr>
      <mtr>
        <mtd>
          <mstyle mathvariant="bold">
            <mrow>
              <mi>f</mi>
              <mrow>
                <mrow>
                  <mo fence="true" stretchy="false">(</mo>
                  <mrow>
                    <mi>t</mi>
                  </mrow>
                  <mo fence="true" stretchy="false">)</mo>
                </mrow>
                <mo stretchy="false">=</mo>
                <mrow>
                  <mrow>
                    <mo stretchy="false">−</mo>
                    <mn>70</mn>
                  </mrow>
                  <mo stretchy="false">+</mo>
                  <mn>7</mn>
                </mrow>
              </mrow>
              <mrow>
                <mi>t</mi>
                <mo stretchy="false">+</mo>
                <mn>70</mn>
              </mrow>
              <mrow>
                <msup>
                  <mi>e</mi>
                  <mfrac>
                    <mrow>
                      <mo stretchy="false">−</mo>
                      <mi>t</mi>
                    </mrow>
                    <mn>10</mn>
                  </mfrac>
                </msup>
                <mo stretchy="false">−</mo>
                <mi>D</mi>
              </mrow>
              <mrow>
                <mo fence="true" stretchy="false">(</mo>
                <mrow>
                  <mi>t</mi>
                </mrow>
                <mo fence="true" stretchy="false">)</mo>
              </mrow>
            </mrow>
          </mstyle>
        </mtd>
      </mtr>
    </mtable>
    <annotation encoding="StarMath 5.0">f(t) = -70 + 7t + 70e^{ -t over 10 } - D( t )
newline
bold { f(t) = -70 + 7t + 70e^{ -t over 10 } - D( t ) }</annotation>
  </semantics>
</math>
</file>

<file path=Object 4/content.xml><?xml version="1.0" encoding="utf-8"?>
<math xmlns="http://www.w3.org/1998/Math/MathML" display="block">
  <semantics>
    <mtable>
      <mtr>
        <mtd>
          <mrow>
            <mrow>
              <mi>x</mi>
              <mo stretchy="false">+</mo>
              <mi>y</mi>
            </mrow>
            <mo stretchy="false">=</mo>
            <mn>13.6</mn>
          </mrow>
        </mtd>
      </mtr>
      <mtr>
        <mtd>
          <mrow>
            <mrow>
              <mo fence="true" stretchy="false">(</mo>
              <mrow>
                <mrow>
                  <mi>x</mi>
                  <mo stretchy="false">+</mo>
                  <mroot>
                    <mi>x</mi>
                    <mn>3</mn>
                  </mroot>
                </mrow>
              </mrow>
              <mo fence="true" stretchy="false">)</mo>
            </mrow>
            <mrow>
              <mrow>
                <mo fence="true" stretchy="false">(</mo>
                <mrow>
                  <mrow>
                    <mi>y</mi>
                    <mo stretchy="false">+</mo>
                    <mroot>
                      <mi>y</mi>
                      <mn>3</mn>
                    </mroot>
                  </mrow>
                </mrow>
                <mo fence="true" stretchy="false">)</mo>
              </mrow>
              <mo stretchy="false">=</mo>
              <mn>72.910915731844</mn>
            </mrow>
          </mrow>
        </mtd>
      </mtr>
      <mtr>
        <mtd>
          <mrow/>
        </mtd>
      </mtr>
      <mtr>
        <mtd>
          <mrow>
            <mi>y</mi>
            <mo stretchy="false">=</mo>
            <mrow>
              <mn>13.6</mn>
              <mo stretchy="false">−</mo>
              <mi>x</mi>
            </mrow>
          </mrow>
        </mtd>
      </mtr>
      <mtr>
        <mtd>
          <mrow>
            <mrow>
              <mo fence="true" stretchy="false">(</mo>
              <mrow>
                <mrow>
                  <mi>x</mi>
                  <mo stretchy="false">+</mo>
                  <mroot>
                    <mi>x</mi>
                    <mn>3</mn>
                  </mroot>
                </mrow>
              </mrow>
              <mo fence="true" stretchy="false">)</mo>
            </mrow>
            <mrow>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o stretchy="false">=</mo>
              <mn>72.910915731844</mn>
            </mrow>
          </mrow>
        </mtd>
      </mtr>
    </mtable>
    <annotation encoding="StarMath 5.0">x + y = 13.6
newline
(x + nroot 3 x)(y + nroot 3 y) = 72.910915731844
newline
newline
y = 13.6 - x
newline
(x + nroot 3 x)((13.6 - x) + nroot 3 {(13.6 - x)})  = 72.910915731844</annotation>
  </semantics>
</math>
</file>

<file path=Object 40/content.xml><?xml version="1.0" encoding="utf-8"?>
<math xmlns="http://www.w3.org/1998/Math/MathML" display="block">
  <semantics>
    <mrow>
      <mrow>
        <mi>Q</mi>
        <mo stretchy="false">=</mo>
        <mrow>
          <munderover>
            <mo stretchy="false">∫</mo>
            <msub>
              <mi>T</mi>
              <mi>i</mi>
            </msub>
            <msub>
              <mi>T</mi>
              <mi>f</mi>
            </msub>
          </munderover>
          <msub>
            <mi>C</mi>
            <mi>p</mi>
          </msub>
        </mrow>
      </mrow>
      <mi mathvariant="italic">dT</mi>
    </mrow>
    <annotation encoding="StarMath 5.0">Q = int from{T_i} to{T_f} C_p dT </annotation>
  </semantics>
</math>
</file>

<file path=Object 41/content.xml><?xml version="1.0" encoding="utf-8"?>
<math xmlns="http://www.w3.org/1998/Math/MathML" display="block">
  <semantics>
    <mrow>
      <mrow>
        <mi mathvariant="italic">Cp</mi>
        <mo stretchy="false">=</mo>
        <mrow>
          <mn>32.24</mn>
          <mo stretchy="false">+</mo>
          <mn>0.001924</mn>
        </mrow>
      </mrow>
      <mrow>
        <mi>T</mi>
        <mo stretchy="false">+</mo>
        <mn>1.055</mn>
      </mrow>
      <mi>x</mi>
      <msup>
        <mn>10</mn>
        <mrow>
          <mo stretchy="false">−</mo>
          <mn>5</mn>
        </mrow>
      </msup>
      <msup>
        <mi>T</mi>
        <mn>2</mn>
      </msup>
      <mi>–</mi>
      <mn>3.596</mn>
      <mi>x</mi>
      <msup>
        <mn>10</mn>
        <mrow>
          <mo stretchy="false">−</mo>
          <mn>9</mn>
        </mrow>
      </msup>
      <msup>
        <mi>T</mi>
        <mn>3</mn>
      </msup>
    </mrow>
    <annotation encoding="StarMath 5.0">Cp = 32.24 + 0.001924T + 1.055 x10^-5T^2 – 3.596x10^-9T^3</annotation>
  </semantics>
</math>
</file>

<file path=Object 42/content.xml><?xml version="1.0" encoding="utf-8"?>
<math xmlns="http://www.w3.org/1998/Math/MathML" display="block">
  <semantics>
    <mtable>
      <mtr>
        <mtd>
          <mrow>
            <mrow>
              <mi>Q</mi>
              <mo stretchy="false">=</mo>
              <mrow>
                <munderover>
                  <mo stretchy="false">∫</mo>
                  <msub>
                    <mi>T</mi>
                    <mi>i</mi>
                  </msub>
                  <msub>
                    <mi>T</mi>
                    <mi>f</mi>
                  </msub>
                </munderover>
                <msub>
                  <mi>C</mi>
                  <mi>p</mi>
                </msub>
              </mrow>
            </mrow>
            <mi mathvariant="italic">dT</mi>
          </mrow>
        </mtd>
      </mtr>
      <mtr>
        <mtd>
          <mrow>
            <mrow>
              <mi>Q</mi>
              <mo stretchy="false">=</mo>
              <mrow>
                <munderover>
                  <mo stretchy="false">∫</mo>
                  <msub>
                    <mi>T</mi>
                    <mi>i</mi>
                  </msub>
                  <msub>
                    <mi>T</mi>
                    <mi>f</mi>
                  </msub>
                </munderover>
                <mrow>
                  <mrow>
                    <mn>32.24</mn>
                    <mo stretchy="false">+</mo>
                    <mn>0.001924</mn>
                  </mrow>
                  <mrow>
                    <mi>T</mi>
                    <mo stretchy="false">+</mo>
                    <mn>1.055</mn>
                  </mrow>
                  <mi>x</mi>
                  <msup>
                    <mn>10</mn>
                    <mrow>
                      <mo stretchy="false">−</mo>
                      <mn>5</mn>
                    </mrow>
                  </msup>
                  <msup>
                    <mi>T</mi>
                    <mn>2</mn>
                  </msup>
                  <mi>–</mi>
                  <mn>3.596</mn>
                  <mi>x</mi>
                  <msup>
                    <mn>10</mn>
                    <mrow>
                      <mo stretchy="false">−</mo>
                      <mn>9</mn>
                    </mrow>
                  </msup>
                  <msup>
                    <mi>T</mi>
                    <mn>3</mn>
                  </msup>
                </mrow>
              </mrow>
            </mrow>
            <mi mathvariant="italic">dT</mi>
          </mrow>
        </mtd>
      </mtr>
      <mtr>
        <mtd>
          <mrow>
            <mrow>
              <mi>Q</mi>
              <mo stretchy="false">=</mo>
              <mrow>
                <mrow>
                  <munderover>
                    <mo stretchy="false">∫</mo>
                    <msub>
                      <mi>T</mi>
                      <mi>i</mi>
                    </msub>
                    <msub>
                      <mi>T</mi>
                      <mi>f</mi>
                    </msub>
                  </munderover>
                  <mrow>
                    <mn>32.24</mn>
                    <mi mathvariant="italic">dT</mi>
                  </mrow>
                </mrow>
                <mo stretchy="false">+</mo>
                <mrow>
                  <munderover>
                    <mo stretchy="false">∫</mo>
                    <msub>
                      <mi>T</mi>
                      <mi>i</mi>
                    </msub>
                    <msub>
                      <mi>T</mi>
                      <mi>f</mi>
                    </msub>
                  </munderover>
                  <mrow>
                    <mn>0.001924</mn>
                    <mi>T</mi>
                    <mi mathvariant="italic">dT</mi>
                  </mrow>
                </mrow>
                <mo stretchy="false">+</mo>
                <mrow>
                  <munderover>
                    <mo stretchy="false">∫</mo>
                    <msub>
                      <mi>T</mi>
                      <mi>i</mi>
                    </msub>
                    <msub>
                      <mi>T</mi>
                      <mi>f</mi>
                    </msub>
                  </munderover>
                  <mrow>
                    <mn>1.055</mn>
                    <mi>x</mi>
                    <msup>
                      <mn>10</mn>
                      <mrow>
                        <mo stretchy="false">−</mo>
                        <mn>5</mn>
                      </mrow>
                    </msup>
                    <msup>
                      <mi>T</mi>
                      <mn>2</mn>
                    </msup>
                    <mi mathvariant="italic">dT</mi>
                  </mrow>
                </mrow>
              </mrow>
            </mrow>
            <mi>–</mi>
            <mrow>
              <munderover>
                <mo stretchy="false">∫</mo>
                <msub>
                  <mi>T</mi>
                  <mi>i</mi>
                </msub>
                <msub>
                  <mi>T</mi>
                  <mi>f</mi>
                </msub>
              </munderover>
              <mrow>
                <mn>3.596</mn>
                <mi>x</mi>
                <msup>
                  <mn>10</mn>
                  <mrow>
                    <mo stretchy="false">−</mo>
                    <mn>9</mn>
                  </mrow>
                </msup>
                <msup>
                  <mi>T</mi>
                  <mn>3</mn>
                </msup>
                <mi mathvariant="italic">dT</mi>
              </mrow>
            </mrow>
          </mrow>
        </mtd>
      </mtr>
      <mtr>
        <mtd>
          <mrow>
            <mrow>
              <mi>Q</mi>
              <mo stretchy="false">=</mo>
              <mn>32.24</mn>
            </mrow>
            <mrow>
              <mo fence="true" stretchy="false">(</mo>
              <mrow>
                <mi>T</mi>
              </mrow>
              <mo fence="true" stretchy="false">)</mo>
            </mrow>
            <mtable>
              <mtr>
                <mtd>
                  <msub>
                    <mi>T</mi>
                    <mi>f</mi>
                  </msub>
                </mtd>
              </mtr>
              <mtr>
                <mtd>
                  <msub>
                    <mi>T</mi>
                    <mi>i</mi>
                  </msub>
                </mtd>
              </mtr>
            </mtable>
            <mrow>
              <mspace width="1em"/>
              <mo stretchy="false">+</mo>
              <mspace width="1em"/>
            </mrow>
            <mn>0.001924</mn>
            <mrow>
              <mo fence="true" stretchy="false">(</mo>
              <mrow>
                <mfrac>
                  <msup>
                    <mi>T</mi>
                    <mn>2</mn>
                  </msup>
                  <mn>2</mn>
                </mfrac>
              </mrow>
              <mo fence="true" stretchy="false">)</mo>
            </mrow>
            <mtable>
              <mtr>
                <mtd>
                  <msub>
                    <mi>T</mi>
                    <mi>f</mi>
                  </msub>
                </mtd>
              </mtr>
              <mtr>
                <mtd>
                  <msub>
                    <mi>T</mi>
                    <mi>i</mi>
                  </msub>
                </mtd>
              </mtr>
            </mtable>
            <mrow>
              <mspace width="1em"/>
              <mo stretchy="false">+</mo>
              <mspace width="1em"/>
            </mrow>
            <mrow>
              <mn>1.055</mn>
              <mi>x</mi>
              <msup>
                <mn>10</mn>
                <mrow>
                  <mo stretchy="false">−</mo>
                  <mn>5</mn>
                </mrow>
              </msup>
            </mrow>
            <mrow>
              <mo fence="true" stretchy="false">(</mo>
              <mrow>
                <mfrac>
                  <msup>
                    <mi>T</mi>
                    <mn>3</mn>
                  </msup>
                  <mn>3</mn>
                </mfrac>
              </mrow>
              <mo fence="true" stretchy="false">)</mo>
            </mrow>
            <mtable>
              <mtr>
                <mtd>
                  <msub>
                    <mi>T</mi>
                    <mi>f</mi>
                  </msub>
                </mtd>
              </mtr>
              <mtr>
                <mtd>
                  <msub>
                    <mi>T</mi>
                    <mi>i</mi>
                  </msub>
                </mtd>
              </mtr>
            </mtable>
            <mrow>
              <mspace width="1em"/>
              <mo stretchy="false">−</mo>
              <mspace width="1em"/>
            </mrow>
            <mrow>
              <mn>3.596</mn>
              <mi>x</mi>
              <msup>
                <mn>10</mn>
                <mrow>
                  <mo stretchy="false">−</mo>
                  <mn>9</mn>
                </mrow>
              </msup>
            </mrow>
            <mrow>
              <mo fence="true" stretchy="false">(</mo>
              <mrow>
                <mfrac>
                  <msup>
                    <mi>T</mi>
                    <mn>4</mn>
                  </msup>
                  <mn>4</mn>
                </mfrac>
              </mrow>
              <mo fence="true" stretchy="false">)</mo>
            </mrow>
            <mtable>
              <mtr>
                <mtd>
                  <msub>
                    <mi>T</mi>
                    <mi>f</mi>
                  </msub>
                </mtd>
              </mtr>
              <mtr>
                <mtd>
                  <msub>
                    <mi>T</mi>
                    <mi>i</mi>
                  </msub>
                </mtd>
              </mtr>
            </mtable>
          </mrow>
        </mtd>
      </mtr>
      <mtr>
        <mtd>
          <mrow>
            <mrow>
              <mi>Q</mi>
              <mo stretchy="false">=</mo>
              <mn>32.24</mn>
            </mrow>
            <mrow>
              <mo fence="true" stretchy="false">(</mo>
              <mrow>
                <mrow>
                  <msub>
                    <mi>T</mi>
                    <mi>f</mi>
                  </msub>
                  <mo stretchy="false">−</mo>
                  <msub>
                    <mi>T</mi>
                    <mi>i</mi>
                  </msub>
                </mrow>
              </mrow>
              <mo fence="true" stretchy="false">)</mo>
            </mrow>
            <mrow>
              <mspace width="1em"/>
              <mo stretchy="false">+</mo>
              <mspace width="1em"/>
            </mrow>
            <mn>0.001924</mn>
            <mrow>
              <mo fence="true" stretchy="false">(</mo>
              <mrow>
                <mrow>
                  <mfrac>
                    <msubsup>
                      <mi>T</mi>
                      <mi>f</mi>
                      <mn>2</mn>
                    </msubsup>
                    <mn>2</mn>
                  </mfrac>
                  <mo stretchy="false">−</mo>
                  <mfrac>
                    <msubsup>
                      <mi>T</mi>
                      <mi>i</mi>
                      <mn>2</mn>
                    </msubsup>
                    <mn>2</mn>
                  </mfrac>
                </mrow>
              </mrow>
              <mo fence="true" stretchy="false">)</mo>
            </mrow>
            <mrow>
              <mspace width="1em"/>
              <mo stretchy="false">+</mo>
              <mspace width="1em"/>
            </mrow>
            <mrow>
              <mn>1.055</mn>
              <mi>x</mi>
              <msup>
                <mn>10</mn>
                <mrow>
                  <mo stretchy="false">−</mo>
                  <mn>5</mn>
                </mrow>
              </msup>
            </mrow>
            <mrow>
              <mo fence="true" stretchy="false">(</mo>
              <mrow>
                <mrow>
                  <mfrac>
                    <msubsup>
                      <mi>T</mi>
                      <mi>f</mi>
                      <mn>3</mn>
                    </msubsup>
                    <mn>3</mn>
                  </mfrac>
                  <mo stretchy="false">−</mo>
                  <mfrac>
                    <msubsup>
                      <mi>T</mi>
                      <mi>i</mi>
                      <mn>3</mn>
                    </msubsup>
                    <mn>3</mn>
                  </mfrac>
                </mrow>
              </mrow>
              <mo fence="true" stretchy="false">)</mo>
            </mrow>
            <mrow>
              <mspace width="1em"/>
              <mo stretchy="false">−</mo>
              <mspace width="1em"/>
            </mrow>
            <mrow>
              <mn>3.596</mn>
              <mi>x</mi>
              <msup>
                <mn>10</mn>
                <mrow>
                  <mo stretchy="false">−</mo>
                  <mn>9</mn>
                </mrow>
              </msup>
            </mrow>
            <mrow>
              <mo fence="true" stretchy="false">(</mo>
              <mrow>
                <mrow>
                  <mfrac>
                    <msubsup>
                      <mi>T</mi>
                      <mi>f</mi>
                      <mn>4</mn>
                    </msubsup>
                    <mn>4</mn>
                  </mfrac>
                  <mo stretchy="false">−</mo>
                  <mfrac>
                    <msubsup>
                      <mi>T</mi>
                      <mi>i</mi>
                      <mn>4</mn>
                    </msubsup>
                    <mn>4</mn>
                  </mfrac>
                </mrow>
              </mrow>
              <mo fence="true" stretchy="false">)</mo>
            </mrow>
          </mrow>
        </mtd>
      </mtr>
      <mtr>
        <mtd>
          <mrow>
            <mrow>
              <mn>0</mn>
              <mo stretchy="false">=</mo>
              <mn>32.24</mn>
            </mrow>
            <mrow>
              <mo fence="true" stretchy="false">(</mo>
              <mrow>
                <mrow>
                  <msub>
                    <mi>T</mi>
                    <mi>f</mi>
                  </msub>
                  <mo stretchy="false">−</mo>
                  <msub>
                    <mi>T</mi>
                    <mi>i</mi>
                  </msub>
                </mrow>
              </mrow>
              <mo fence="true" stretchy="false">)</mo>
            </mrow>
            <mrow>
              <mspace width="1em"/>
              <mo stretchy="false">+</mo>
              <mspace width="1em"/>
            </mrow>
            <mn>0.001924</mn>
            <mrow>
              <mo fence="true" stretchy="false">(</mo>
              <mrow>
                <mrow>
                  <mfrac>
                    <msubsup>
                      <mi>T</mi>
                      <mi>f</mi>
                      <mn>2</mn>
                    </msubsup>
                    <mn>2</mn>
                  </mfrac>
                  <mo stretchy="false">−</mo>
                  <mfrac>
                    <msubsup>
                      <mi>T</mi>
                      <mi>i</mi>
                      <mn>2</mn>
                    </msubsup>
                    <mn>2</mn>
                  </mfrac>
                </mrow>
              </mrow>
              <mo fence="true" stretchy="false">)</mo>
            </mrow>
            <mrow>
              <mspace width="1em"/>
              <mo stretchy="false">+</mo>
              <mspace width="1em"/>
            </mrow>
            <mrow>
              <mn>1.055</mn>
              <mi>x</mi>
              <msup>
                <mn>10</mn>
                <mrow>
                  <mo stretchy="false">−</mo>
                  <mn>5</mn>
                </mrow>
              </msup>
            </mrow>
            <mrow>
              <mo fence="true" stretchy="false">(</mo>
              <mrow>
                <mrow>
                  <mfrac>
                    <msubsup>
                      <mi>T</mi>
                      <mi>f</mi>
                      <mn>3</mn>
                    </msubsup>
                    <mn>3</mn>
                  </mfrac>
                  <mo stretchy="false">−</mo>
                  <mfrac>
                    <msubsup>
                      <mi>T</mi>
                      <mi>i</mi>
                      <mn>3</mn>
                    </msubsup>
                    <mn>3</mn>
                  </mfrac>
                </mrow>
              </mrow>
              <mo fence="true" stretchy="false">)</mo>
            </mrow>
            <mrow>
              <mspace width="1em"/>
              <mo stretchy="false">−</mo>
              <mspace width="1em"/>
            </mrow>
            <mrow>
              <mn>3.596</mn>
              <mi>x</mi>
              <msup>
                <mn>10</mn>
                <mrow>
                  <mo stretchy="false">−</mo>
                  <mn>9</mn>
                </mrow>
              </msup>
            </mrow>
            <mrow>
              <mrow>
                <mo fence="true" stretchy="false">(</mo>
                <mrow>
                  <mrow>
                    <mfrac>
                      <msubsup>
                        <mi>T</mi>
                        <mi>f</mi>
                        <mn>4</mn>
                      </msubsup>
                      <mn>4</mn>
                    </mfrac>
                    <mo stretchy="false">−</mo>
                    <mfrac>
                      <msubsup>
                        <mi>T</mi>
                        <mi>i</mi>
                        <mn>4</mn>
                      </msubsup>
                      <mn>4</mn>
                    </mfrac>
                  </mrow>
                </mrow>
                <mo fence="true" stretchy="false">)</mo>
              </mrow>
              <mo stretchy="false">−</mo>
              <mi>Q</mi>
            </mrow>
          </mrow>
        </mtd>
      </mtr>
      <mtr>
        <mtd>
          <mrow>
            <mi>f</mi>
            <mrow>
              <mrow>
                <mo fence="true" stretchy="false">(</mo>
                <mrow>
                  <msub>
                    <mi>T</mi>
                    <mi>f</mi>
                  </msub>
                </mrow>
                <mo fence="true" stretchy="false">)</mo>
              </mrow>
              <mo stretchy="false">=</mo>
              <mn>32.24</mn>
            </mrow>
            <mrow>
              <mo fence="true" stretchy="false">(</mo>
              <mrow>
                <mrow>
                  <msub>
                    <mi>T</mi>
                    <mi>f</mi>
                  </msub>
                  <mo stretchy="false">−</mo>
                  <msub>
                    <mi>T</mi>
                    <mi>i</mi>
                  </msub>
                </mrow>
              </mrow>
              <mo fence="true" stretchy="false">)</mo>
            </mrow>
            <mrow>
              <mspace width="1em"/>
              <mo stretchy="false">+</mo>
              <mspace width="1em"/>
            </mrow>
            <mn>0.001924</mn>
            <mrow>
              <mo fence="true" stretchy="false">(</mo>
              <mrow>
                <mrow>
                  <mfrac>
                    <msubsup>
                      <mi>T</mi>
                      <mi>f</mi>
                      <mn>2</mn>
                    </msubsup>
                    <mn>2</mn>
                  </mfrac>
                  <mo stretchy="false">−</mo>
                  <mfrac>
                    <msubsup>
                      <mi>T</mi>
                      <mi>i</mi>
                      <mn>2</mn>
                    </msubsup>
                    <mn>2</mn>
                  </mfrac>
                </mrow>
              </mrow>
              <mo fence="true" stretchy="false">)</mo>
            </mrow>
            <mrow>
              <mspace width="1em"/>
              <mo stretchy="false">+</mo>
              <mspace width="1em"/>
            </mrow>
            <mrow>
              <mn>1.055</mn>
              <mi>x</mi>
              <msup>
                <mn>10</mn>
                <mrow>
                  <mo stretchy="false">−</mo>
                  <mn>5</mn>
                </mrow>
              </msup>
            </mrow>
            <mrow>
              <mo fence="true" stretchy="false">(</mo>
              <mrow>
                <mrow>
                  <mfrac>
                    <msubsup>
                      <mi>T</mi>
                      <mi>f</mi>
                      <mn>3</mn>
                    </msubsup>
                    <mn>3</mn>
                  </mfrac>
                  <mo stretchy="false">−</mo>
                  <mfrac>
                    <msubsup>
                      <mi>T</mi>
                      <mi>i</mi>
                      <mn>3</mn>
                    </msubsup>
                    <mn>3</mn>
                  </mfrac>
                </mrow>
              </mrow>
              <mo fence="true" stretchy="false">)</mo>
            </mrow>
            <mrow>
              <mspace width="1em"/>
              <mo stretchy="false">−</mo>
              <mspace width="1em"/>
            </mrow>
            <mrow>
              <mn>3.596</mn>
              <mi>x</mi>
              <msup>
                <mn>10</mn>
                <mrow>
                  <mo stretchy="false">−</mo>
                  <mn>9</mn>
                </mrow>
              </msup>
            </mrow>
            <mrow>
              <mrow>
                <mo fence="true" stretchy="false">(</mo>
                <mrow>
                  <mrow>
                    <mfrac>
                      <msubsup>
                        <mi>T</mi>
                        <mi>f</mi>
                        <mn>4</mn>
                      </msubsup>
                      <mn>4</mn>
                    </mfrac>
                    <mo stretchy="false">−</mo>
                    <mfrac>
                      <msubsup>
                        <mi>T</mi>
                        <mi>i</mi>
                        <mn>4</mn>
                      </msubsup>
                      <mn>4</mn>
                    </mfrac>
                  </mrow>
                </mrow>
                <mo fence="true" stretchy="false">)</mo>
              </mrow>
              <mo stretchy="false">−</mo>
              <mi>Q</mi>
            </mrow>
          </mrow>
        </mtd>
      </mtr>
      <mtr>
        <mtd>
          <mstyle mathvariant="bold">
            <mrow>
              <mi>f</mi>
              <mrow>
                <mrow>
                  <mo fence="true" stretchy="false">(</mo>
                  <mrow>
                    <msub>
                      <mi>T</mi>
                      <mi>f</mi>
                    </msub>
                  </mrow>
                  <mo fence="true" stretchy="false">)</mo>
                </mrow>
                <mo stretchy="false">=</mo>
                <mn>32.24</mn>
              </mrow>
              <mrow>
                <mo fence="true" stretchy="false">(</mo>
                <mrow>
                  <mrow>
                    <msub>
                      <mi>T</mi>
                      <mi>f</mi>
                    </msub>
                    <mo stretchy="false">−</mo>
                    <msub>
                      <mi>T</mi>
                      <mi>i</mi>
                    </msub>
                  </mrow>
                </mrow>
                <mo fence="true" stretchy="false">)</mo>
              </mrow>
              <mrow>
                <mspace width="1em"/>
                <mo stretchy="false">+</mo>
                <mspace width="1em"/>
              </mrow>
              <mn>0.001924</mn>
              <mrow>
                <mo fence="true" stretchy="false">(</mo>
                <mrow>
                  <mrow>
                    <mfrac>
                      <msubsup>
                        <mi>T</mi>
                        <mi>f</mi>
                        <mn>2</mn>
                      </msubsup>
                      <mn>2</mn>
                    </mfrac>
                    <mo stretchy="false">−</mo>
                    <mfrac>
                      <msubsup>
                        <mi>T</mi>
                        <mi>i</mi>
                        <mn>2</mn>
                      </msubsup>
                      <mn>2</mn>
                    </mfrac>
                  </mrow>
                </mrow>
                <mo fence="true" stretchy="false">)</mo>
              </mrow>
              <mrow>
                <mspace width="1em"/>
                <mo stretchy="false">+</mo>
                <mspace width="1em"/>
              </mrow>
              <mrow>
                <mn>1.055</mn>
                <mi>x</mi>
                <msup>
                  <mn>10</mn>
                  <mrow>
                    <mo stretchy="false">−</mo>
                    <mn>5</mn>
                  </mrow>
                </msup>
              </mrow>
              <mrow>
                <mo fence="true" stretchy="false">(</mo>
                <mrow>
                  <mrow>
                    <mfrac>
                      <msubsup>
                        <mi>T</mi>
                        <mi>f</mi>
                        <mn>3</mn>
                      </msubsup>
                      <mn>3</mn>
                    </mfrac>
                    <mo stretchy="false">−</mo>
                    <mfrac>
                      <msubsup>
                        <mi>T</mi>
                        <mi>i</mi>
                        <mn>3</mn>
                      </msubsup>
                      <mn>3</mn>
                    </mfrac>
                  </mrow>
                </mrow>
                <mo fence="true" stretchy="false">)</mo>
              </mrow>
              <mrow>
                <mspace width="1em"/>
                <mo stretchy="false">−</mo>
                <mspace width="1em"/>
              </mrow>
              <mrow>
                <mn>3.596</mn>
                <mi>x</mi>
                <msup>
                  <mn>10</mn>
                  <mrow>
                    <mo stretchy="false">−</mo>
                    <mn>9</mn>
                  </mrow>
                </msup>
              </mrow>
              <mrow>
                <mrow>
                  <mo fence="true" stretchy="false">(</mo>
                  <mrow>
                    <mrow>
                      <mfrac>
                        <msubsup>
                          <mi>T</mi>
                          <mi>f</mi>
                          <mn>4</mn>
                        </msubsup>
                        <mn>4</mn>
                      </mfrac>
                      <mo stretchy="false">−</mo>
                      <mfrac>
                        <msubsup>
                          <mi>T</mi>
                          <mi>i</mi>
                          <mn>4</mn>
                        </msubsup>
                        <mn>4</mn>
                      </mfrac>
                    </mrow>
                  </mrow>
                  <mo fence="true" stretchy="false">)</mo>
                </mrow>
                <mo stretchy="false">−</mo>
                <mi>Q</mi>
              </mrow>
            </mrow>
          </mstyle>
        </mtd>
      </mtr>
    </mtable>
    <annotation encoding="StarMath 5.0">Q = int from{T_i} to{T_f} C_p dT 
newline
Q = int from{T_i} to{T_f} { 32.24 + 0.001924T + 1.055 x10^-5T^2 – 3.596x10^-9T^3 } dT 
newline
Q = int from{T_i} to{T_f} { 32.24 dT} + int from{T_i} to{T_f} {0.001924T dT} + int from{T_i} to{T_f} {1.055 x10^-5T^2 dT} – int from{T_i} to{T_f} { 3.596x10^-9T^3 dT }
newline
Q = 32.24 (T){ binom{T_f}{T_i} }``+``0.001924 ( T^2 over 2 ){ binom{T_f}{T_i} }``+``{1.055 x10^-5} ( T^3 over 3 ){ binom{T_f}{T_i} }``-``{ 3.596x10^-9} ( T^4 over 4 ){ binom{T_f}{T_i} }
newline
Q = 32.24 (T_f - T_i)``+``0.001924 ( T_f^2 over 2 - T_i^2 over 2 )``+``{1.055 x10^-5} ( T_f^3 over 3 - T_i^3 over 3 )``-``{ 3.596x10^-9} ( T_f^4 over 4 - T_i^4 over 4 )
newline
0 = 32.24 (T_f - T_i)``+``0.001924 ( T_f^2 over 2 - T_i^2 over 2 )``+``{1.055 x10^-5} ( T_f^3 over 3 - T_i^3 over 3 )``-``{ 3.596x10^-9} ( T_f^4 over 4 - T_i^4 over 4 ) - Q
newline
f( T_f ) = 32.24 (T_f - T_i)``+``0.001924 ( T_f^2 over 2 - T_i^2 over 2 )``+``{1.055 x10^-5} ( T_f^3 over 3 - T_i^3 over 3 )``-``{ 3.596x10^-9} ( T_f^4 over 4 - T_i^4 over 4 ) - Q
newline
bold { f( T_f ) = 32.24 (T_f - T_i)``+``0.001924 ( T_f^2 over 2 - T_i^2 over 2 )``+``{1.055 x10^-5} ( T_f^3 over 3 - T_i^3 over 3 )``-``{ 3.596x10^-9} ( T_f^4 over 4 - T_i^4 over 4 ) - Q }</annotation>
  </semantics>
</math>
</file>

<file path=Object 43/content.xml><?xml version="1.0" encoding="utf-8"?>
<math xmlns="http://www.w3.org/1998/Math/MathML" display="block">
  <semantics>
    <mrow>
      <mrow>
        <mi>v</mi>
        <mo stretchy="false">=</mo>
        <mi>u</mi>
      </mrow>
      <mi>ln</mi>
      <mrow>
        <mrow>
          <mo fence="true" stretchy="false">(</mo>
          <mrow>
            <mfrac>
              <msub>
                <mi>m</mi>
                <mn>0</mn>
              </msub>
              <mrow>
                <msub>
                  <mi>m</mi>
                  <mn>0</mn>
                </msub>
                <mo stretchy="false">−</mo>
                <mi mathvariant="italic">qt</mi>
              </mrow>
            </mfrac>
          </mrow>
          <mo fence="true" stretchy="false">)</mo>
        </mrow>
        <mo stretchy="false">−</mo>
        <mi>g</mi>
      </mrow>
      <mi>t</mi>
    </mrow>
    <annotation encoding="StarMath 5.0">v = u ln({ m_0 } over { m_0 - qt }) - g t</annotation>
  </semantics>
</math>
</file>

<file path=Object 44/content.xml><?xml version="1.0" encoding="utf-8"?>
<math xmlns="http://www.w3.org/1998/Math/MathML" display="block">
  <semantics>
    <mtable>
      <mtr>
        <mtd>
          <mrow>
            <mrow>
              <mi>v</mi>
              <mo stretchy="false">=</mo>
              <mi>u</mi>
            </mrow>
            <mi>ln</mi>
            <mrow>
              <mrow>
                <mo fence="true" stretchy="false">(</mo>
                <mrow>
                  <mfrac>
                    <msub>
                      <mi>m</mi>
                      <mn>0</mn>
                    </msub>
                    <mrow>
                      <msub>
                        <mi>m</mi>
                        <mn>0</mn>
                      </msub>
                      <mo stretchy="false">−</mo>
                      <mi mathvariant="italic">qt</mi>
                    </mrow>
                  </mfrac>
                </mrow>
                <mo fence="true" stretchy="false">)</mo>
              </mrow>
              <mo stretchy="false">−</mo>
              <mi>g</mi>
            </mrow>
            <mi>t</mi>
          </mrow>
        </mtd>
      </mtr>
      <mtr>
        <mtd>
          <mrow>
            <mrow>
              <mn>0</mn>
              <mo stretchy="false">=</mo>
              <mi>u</mi>
            </mrow>
            <mi>ln</mi>
            <mrow>
              <mrow>
                <mo fence="true" stretchy="false">(</mo>
                <mrow>
                  <mfrac>
                    <msub>
                      <mi>m</mi>
                      <mn>0</mn>
                    </msub>
                    <mrow>
                      <msub>
                        <mi>m</mi>
                        <mn>0</mn>
                      </msub>
                      <mo stretchy="false">−</mo>
                      <mi mathvariant="italic">qt</mi>
                    </mrow>
                  </mfrac>
                </mrow>
                <mo fence="true" stretchy="false">)</mo>
              </mrow>
              <mo stretchy="false">−</mo>
              <mi>g</mi>
            </mrow>
            <mrow>
              <mi>t</mi>
              <mo stretchy="false">−</mo>
              <mi>v</mi>
            </mrow>
          </mrow>
        </mtd>
      </mtr>
      <mtr>
        <mtd>
          <mrow>
            <mi>f</mi>
            <mrow>
              <mrow>
                <mo fence="true" stretchy="false">(</mo>
                <mrow>
                  <mi>t</mi>
                </mrow>
                <mo fence="true" stretchy="false">)</mo>
              </mrow>
              <mo stretchy="false">=</mo>
              <mi>u</mi>
            </mrow>
            <mi>ln</mi>
            <mrow>
              <mrow>
                <mo fence="true" stretchy="false">(</mo>
                <mrow>
                  <mfrac>
                    <msub>
                      <mi>m</mi>
                      <mn>0</mn>
                    </msub>
                    <mrow>
                      <msub>
                        <mi>m</mi>
                        <mn>0</mn>
                      </msub>
                      <mo stretchy="false">−</mo>
                      <mi mathvariant="italic">qt</mi>
                    </mrow>
                  </mfrac>
                </mrow>
                <mo fence="true" stretchy="false">)</mo>
              </mrow>
              <mo stretchy="false">−</mo>
              <mi>g</mi>
            </mrow>
            <mrow>
              <mi>t</mi>
              <mo stretchy="false">−</mo>
              <mi>v</mi>
            </mrow>
          </mrow>
        </mtd>
      </mtr>
      <mtr>
        <mtd>
          <mstyle mathvariant="bold">
            <mrow>
              <mi>f</mi>
              <mrow>
                <mrow>
                  <mo fence="true" stretchy="false">(</mo>
                  <mrow>
                    <mi>t</mi>
                  </mrow>
                  <mo fence="true" stretchy="false">)</mo>
                </mrow>
                <mo stretchy="false">=</mo>
                <mi>u</mi>
              </mrow>
              <mi>ln</mi>
              <mrow>
                <mrow>
                  <mo fence="true" stretchy="false">(</mo>
                  <mrow>
                    <mfrac>
                      <msub>
                        <mi>m</mi>
                        <mn>0</mn>
                      </msub>
                      <mrow>
                        <msub>
                          <mi>m</mi>
                          <mn>0</mn>
                        </msub>
                        <mo stretchy="false">−</mo>
                        <mi mathvariant="italic">qt</mi>
                      </mrow>
                    </mfrac>
                  </mrow>
                  <mo fence="true" stretchy="false">)</mo>
                </mrow>
                <mo stretchy="false">−</mo>
                <mi>g</mi>
              </mrow>
              <mrow>
                <mi>t</mi>
                <mo stretchy="false">−</mo>
                <mi>v</mi>
              </mrow>
            </mrow>
          </mstyle>
        </mtd>
      </mtr>
    </mtable>
    <annotation encoding="StarMath 5.0">v = u ln({ m_0 } over { m_0 - qt }) - g t
newline
0 = u ln({ m_0 } over { m_0 - qt }) - g t - v
newline
f( t ) = u ln({ m_0 } over { m_0 - qt }) - g t - v
newline
bold { f( t ) = u ln({ m_0 } over { m_0 - qt }) - g t - v }</annotation>
  </semantics>
</math>
</file>

<file path=Object 5/content.xml><?xml version="1.0" encoding="utf-8"?>
<math xmlns="http://www.w3.org/1998/Math/MathML" display="block">
  <semantics>
    <mtable>
      <mtr>
        <mtd>
          <mrow>
            <mi mathvariant="italic">Para</mi>
            <mi mathvariant="italic">Bisección</mi>
          </mrow>
        </mtd>
      </mtr>
      <mtr>
        <mtd>
          <mrow/>
        </mtd>
      </mtr>
      <mtr>
        <mtd>
          <mrow>
            <mrow>
              <mo fence="true" stretchy="false">(</mo>
              <mrow>
                <mrow>
                  <mi>x</mi>
                  <mo stretchy="false">+</mo>
                  <mroot>
                    <mi>x</mi>
                    <mn>3</mn>
                  </mroot>
                </mrow>
              </mrow>
              <mo fence="true" stretchy="false">)</mo>
            </mrow>
            <mrow>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o stretchy="false">=</mo>
              <mn>72.910915731844</mn>
            </mrow>
          </mrow>
        </mtd>
      </mtr>
      <mtr>
        <mtd>
          <mrow>
            <mrow>
              <mo fence="true" stretchy="false">(</mo>
              <mrow>
                <mrow>
                  <mi>x</mi>
                  <mo stretchy="false">+</mo>
                  <mroot>
                    <mi>x</mi>
                    <mn>3</mn>
                  </mroot>
                </mrow>
              </mrow>
              <mo fence="true" stretchy="false">)</mo>
            </mrow>
            <mrow>
              <mrow>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o stretchy="false">−</mo>
                <mn>72.910915731844</mn>
              </mrow>
              <mo stretchy="false">=</mo>
              <mn>0</mn>
            </mrow>
          </mrow>
        </mtd>
      </mtr>
      <mtr>
        <mtd>
          <mrow>
            <mi>f</mi>
            <mrow>
              <mrow>
                <mo fence="true" stretchy="false">(</mo>
                <mrow>
                  <mi>x</mi>
                </mrow>
                <mo fence="true" stretchy="false">)</mo>
              </mrow>
              <mo stretchy="false">=</mo>
              <mrow>
                <mo fence="true" stretchy="false">(</mo>
                <mrow>
                  <mrow>
                    <mi>x</mi>
                    <mo stretchy="false">+</mo>
                    <mroot>
                      <mi>x</mi>
                      <mn>3</mn>
                    </mroot>
                  </mrow>
                </mrow>
                <mo fence="true" stretchy="false">)</mo>
              </mrow>
            </mrow>
            <mrow>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o stretchy="false">−</mo>
              <mn>72.910915731844</mn>
            </mrow>
          </mrow>
        </mtd>
      </mtr>
      <mtr>
        <mtd>
          <mrow/>
        </mtd>
      </mtr>
      <mtr>
        <mtd>
          <mrow>
            <mi mathvariant="italic">Para</mi>
            <mi mathvariant="italic">Steffensen</mi>
          </mrow>
        </mtd>
      </mtr>
      <mtr>
        <mtd>
          <mrow/>
        </mtd>
      </mtr>
      <mtr>
        <mtd>
          <mrow>
            <mrow>
              <mo fence="true" stretchy="false">(</mo>
              <mrow>
                <mrow>
                  <mi>x</mi>
                  <mo stretchy="false">+</mo>
                  <mroot>
                    <mi>x</mi>
                    <mn>3</mn>
                  </mroot>
                </mrow>
              </mrow>
              <mo fence="true" stretchy="false">)</mo>
            </mrow>
            <mrow>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o stretchy="false">=</mo>
              <mn>72.910915731844</mn>
            </mrow>
          </mrow>
        </mtd>
      </mtr>
      <mtr>
        <mtd>
          <mrow>
            <mrow>
              <mo fence="true" stretchy="false">(</mo>
              <mrow>
                <mrow>
                  <mi>x</mi>
                  <mo stretchy="false">+</mo>
                  <mroot>
                    <mi>x</mi>
                    <mn>3</mn>
                  </mroot>
                </mrow>
              </mrow>
              <mo fence="true" stretchy="false">)</mo>
            </mrow>
            <mo stretchy="false">=</mo>
            <mfrac>
              <mn>72.910915731844</mn>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frac>
          </mrow>
        </mtd>
      </mtr>
      <mtr>
        <mtd>
          <mrow>
            <mi>x</mi>
            <mo stretchy="false">=</mo>
            <mrow>
              <mfrac>
                <mn>72.910915731844</mn>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frac>
              <mo stretchy="false">−</mo>
              <mroot>
                <mi>x</mi>
                <mn>3</mn>
              </mroot>
            </mrow>
          </mrow>
        </mtd>
      </mtr>
      <mtr>
        <mtd>
          <mrow>
            <mi>g</mi>
            <mrow>
              <mrow>
                <mo fence="true" stretchy="false">(</mo>
                <mrow>
                  <mi>x</mi>
                </mrow>
                <mo fence="true" stretchy="false">)</mo>
              </mrow>
              <mo stretchy="false">=</mo>
              <mrow>
                <mfrac>
                  <mn>72.910915731844</mn>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frac>
                <mo stretchy="false">−</mo>
                <mroot>
                  <mi>x</mi>
                  <mn>3</mn>
                </mroot>
              </mrow>
            </mrow>
          </mrow>
        </mtd>
      </mtr>
    </mtable>
    <annotation encoding="StarMath 5.0">Para Bisección
newline
newline
(x + nroot 3 x)((13.6 - x) + nroot 3 {(13.6 - x)})  = 72.910915731844
newline
(x + nroot 3 x)((13.6 - x) + nroot 3 {(13.6 - x)}) - 72.910915731844 = 0
newline
f(x) = (x + nroot 3 x)((13.6 - x) + nroot 3 {(13.6 - x)}) - 72.910915731844
newline
newline
Para Steffensen
newline
newline
(x + nroot 3 x)((13.6 - x) + nroot 3 {(13.6 - x)})  = 72.910915731844
newline
(x + nroot 3 x)  = 72.910915731844 over { ((13.6 - x) + nroot 3 {(13.6 - x)}) }
newline
x  = 72.910915731844 over { ((13.6 - x) + nroot 3 {(13.6 - x)}) } - nroot 3 x
newline
g(x) = 72.910915731844 over { ((13.6 - x) + nroot 3 {(13.6 - x)}) } - nroot 3 x</annotation>
  </semantics>
</math>
</file>

<file path=Object 6/content.xml><?xml version="1.0" encoding="utf-8"?>
<math xmlns="http://www.w3.org/1998/Math/MathML" display="block">
  <semantics>
    <mtable>
      <mtr>
        <mtd>
          <mrow>
            <mrow>
              <mi>X</mi>
              <mo stretchy="false">=</mo>
              <mi>r</mi>
            </mrow>
            <mrow>
              <mo fence="true" stretchy="false">(</mo>
              <mrow>
                <mi>t</mi>
              </mrow>
              <mo fence="true" stretchy="false">)</mo>
            </mrow>
            <mo stretchy="false">→</mo>
            <mi mathvariant="italic">Alcance</mi>
            <mi mathvariant="italic">horizontal</mi>
          </mrow>
        </mtd>
      </mtr>
      <mtr>
        <mtd>
          <mrow>
            <mrow>
              <mi>Y</mi>
              <mo stretchy="false">=</mo>
              <mi>f</mi>
            </mrow>
            <mrow>
              <mo fence="true" stretchy="false">(</mo>
              <mrow>
                <mi>t</mi>
              </mrow>
              <mo fence="true" stretchy="false">)</mo>
            </mrow>
            <mo stretchy="false">→</mo>
            <mi mathvariant="italic">Altura</mi>
            <mi mathvariant="italic">máxima</mi>
          </mrow>
        </mtd>
      </mtr>
    </mtable>
    <annotation encoding="StarMath 5.0">X = r( t ) -&gt; Alcance horizontal
newline
Y = f( t ) -&gt; Altura máxima</annotation>
  </semantics>
</math>
</file>

<file path=Object 7/content.xml><?xml version="1.0" encoding="utf-8"?>
<math xmlns="http://www.w3.org/1998/Math/MathML" display="block">
  <semantics>
    <mtable>
      <mtr>
        <mtd>
          <mrow>
            <mi>r</mi>
            <mrow>
              <mrow>
                <mo fence="true" stretchy="false">(</mo>
                <mrow>
                  <mi>t</mi>
                </mrow>
                <mo fence="true" stretchy="false">)</mo>
              </mrow>
              <mo stretchy="false">=</mo>
              <msub>
                <mi mathvariant="italic">CV</mi>
                <mi>x</mi>
              </msub>
            </mrow>
            <mrow>
              <mo fence="true" stretchy="false">(</mo>
              <mrow>
                <mrow>
                  <mn>1</mn>
                  <mo stretchy="false">−</mo>
                  <msup>
                    <mi>e</mi>
                    <mrow>
                      <mo stretchy="false">−</mo>
                      <mfrac>
                        <mi>t</mi>
                        <mi>C</mi>
                      </mfrac>
                    </mrow>
                  </msup>
                </mrow>
              </mrow>
              <mo fence="true" stretchy="false">)</mo>
            </mrow>
          </mrow>
        </mtd>
      </mtr>
      <mtr>
        <mtd>
          <mrow>
            <mi>f</mi>
            <mrow>
              <mrow>
                <mo fence="true" stretchy="false">(</mo>
                <mrow>
                  <mi>t</mi>
                </mrow>
                <mo fence="true" stretchy="false">)</mo>
              </mrow>
              <mo stretchy="false">=</mo>
              <mrow>
                <mo fence="true" stretchy="false">(</mo>
                <mrow>
                  <mrow>
                    <mrow>
                      <msub>
                        <mi mathvariant="italic">CV</mi>
                        <mi>y</mi>
                      </msub>
                      <mo stretchy="false">+</mo>
                      <mn>9.8</mn>
                    </mrow>
                    <msup>
                      <mi>C</mi>
                      <mn>2</mn>
                    </msup>
                  </mrow>
                </mrow>
                <mo fence="true" stretchy="false">)</mo>
              </mrow>
            </mrow>
            <mrow>
              <mrow>
                <mo fence="true" stretchy="false">(</mo>
                <mrow>
                  <mrow>
                    <mn>1</mn>
                    <mo stretchy="false">−</mo>
                    <msup>
                      <mi>e</mi>
                      <mrow>
                        <mo stretchy="false">−</mo>
                        <mfrac>
                          <mi>t</mi>
                          <mi>C</mi>
                        </mfrac>
                      </mrow>
                    </msup>
                  </mrow>
                </mrow>
                <mo fence="true" stretchy="false">)</mo>
              </mrow>
              <mo stretchy="false">−</mo>
              <mn>9.8</mn>
            </mrow>
            <mi mathvariant="italic">Ct</mi>
          </mrow>
        </mtd>
      </mtr>
    </mtable>
    <annotation encoding="StarMath 5.0">r( t ) = CV_x ( 1 - e^-{t over C} )
newline
f( t ) = ( CV_y + 9.8C^2) ( 1 - e^-{t over C} ) - 9.8Ct</annotation>
  </semantics>
</math>
</file>

<file path=Object 8/content.xml><?xml version="1.0" encoding="utf-8"?>
<math xmlns="http://www.w3.org/1998/Math/MathML" display="block">
  <semantics>
    <mtable>
      <mtr>
        <mtd>
          <mrow>
            <mrow>
              <msub>
                <mi>V</mi>
                <mi>x</mi>
              </msub>
              <mo stretchy="false">=</mo>
              <msub>
                <mi>V</mi>
                <mn>0</mn>
              </msub>
            </mrow>
            <mi>cos</mi>
            <mi mathvariant="normal">θ</mi>
          </mrow>
        </mtd>
      </mtr>
      <mtr>
        <mtd>
          <mrow>
            <mrow>
              <msub>
                <mi>V</mi>
                <mi>y</mi>
              </msub>
              <mo stretchy="false">=</mo>
              <msub>
                <mi>V</mi>
                <mn>0</mn>
              </msub>
            </mrow>
            <mi mathvariant="italic">sen</mi>
            <mi mathvariant="normal">θ</mi>
          </mrow>
        </mtd>
      </mtr>
    </mtable>
    <annotation encoding="StarMath 5.0">V_x = V_0 cos %theta
newline
V_y = V_0 sen %theta</annotation>
  </semantics>
</math>
</file>

<file path=Object 9/content.xml><?xml version="1.0" encoding="utf-8"?>
<math xmlns="http://www.w3.org/1998/Math/MathML" display="block">
  <semantics>
    <mrow>
      <mrow>
        <mo fence="true" stretchy="false">(</mo>
        <mrow>
          <mrow>
            <mi>P</mi>
            <mo stretchy="false">+</mo>
            <mfrac>
              <mi>a</mi>
              <msup>
                <mi>v</mi>
                <mn>2</mn>
              </msup>
            </mfrac>
          </mrow>
        </mrow>
        <mo fence="true" stretchy="false">)</mo>
      </mrow>
      <mrow>
        <mrow>
          <mo fence="true" stretchy="false">(</mo>
          <mrow>
            <mrow>
              <mi>V</mi>
              <mo stretchy="false">−</mo>
              <mi>b</mi>
            </mrow>
          </mrow>
          <mo fence="true" stretchy="false">)</mo>
        </mrow>
        <mo stretchy="false">=</mo>
        <mi mathvariant="italic">RT</mi>
      </mrow>
    </mrow>
    <annotation encoding="StarMath 5.0">(P + a over v^2)(V -b) = RT</annotation>
  </semantics>
</math>
</file>